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OpenSymbol1" svg:font-family="OpenSymbo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9" style:family="table-row">
      <style:table-row-properties style:min-row-height="2.434cm" fo:keep-together="always"/>
    </style:style>
    <style:style style:name="Tableau4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10" style:family="table-row">
      <style:table-row-properties style:min-row-height="1.984cm" fo:keep-together="always"/>
    </style:style>
    <style:style style:name="Tableau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language="en" fo:country="GB"/>
    </style:style>
    <style:style style:name="P10" style:family="paragraph" style:parent-style-name="Heading_20_1">
      <style:paragraph-properties style:snap-to-layout-grid="false"/>
      <style:text-properties fo:font-size="12pt" style:font-size-asian="12pt"/>
    </style:style>
    <style:style style:name="P11" style:family="paragraph" style:parent-style-name="Heading_20_2">
      <style:paragraph-properties style:snap-to-layout-grid="false"/>
    </style:style>
    <style:style style:name="P12" style:family="paragraph" style:parent-style-name="Heading_20_3">
      <style:paragraph-properties style:snap-to-layout-grid="false"/>
    </style:style>
    <style:style style:name="P13" style:family="paragraph" style:parent-style-name="Standard" style:master-page-name="Conversion_20_1">
      <style:paragraph-properties fo:text-align="center" style:justify-single-word="false" style:page-number="auto"/>
    </style:style>
    <style:style style:name="P14" style:family="paragraph" style:parent-style-name="Standard" style:list-style-name="L18">
      <style:paragraph-properties fo:text-align="start" style:justify-single-word="false"/>
      <style:text-properties fo:font-weight="normal" officeooo:rsid="00163e2c" officeooo:paragraph-rsid="00503edc" style:font-weight-asian="normal" style:font-weight-complex="normal"/>
    </style:style>
    <style:style style:name="P15" style:family="paragraph" style:parent-style-name="Standard" style:list-style-name="L18">
      <style:paragraph-properties fo:text-align="start" style:justify-single-word="false"/>
      <style:text-properties fo:font-weight="normal" officeooo:rsid="00163e2c" officeooo:paragraph-rsid="005a12c6" style:font-weight-asian="normal" style:font-weight-complex="normal"/>
    </style:style>
    <style:style style:name="P16" style:family="paragraph" style:parent-style-name="Standard" style:list-style-name="L18">
      <style:paragraph-properties fo:text-align="start" style:justify-single-word="false"/>
      <style:text-properties fo:font-weight="normal" officeooo:rsid="00163e2c" officeooo:paragraph-rsid="00778cb0" style:font-weight-asian="normal" style:font-weight-complex="normal"/>
    </style:style>
    <style:style style:name="P17" style:family="paragraph" style:parent-style-name="Standard" style:list-style-name="L18">
      <style:paragraph-properties fo:text-align="start" style:justify-single-word="false"/>
      <style:text-properties fo:font-weight="normal" officeooo:rsid="00163e2c" officeooo:paragraph-rsid="00a8ca1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63e2c" officeooo:paragraph-rsid="00503ed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63e2c" officeooo:paragraph-rsid="005a12c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63e2c" officeooo:paragraph-rsid="00778cb0" style:font-weight-asian="normal" style:font-weight-complex="normal"/>
    </style:style>
    <style:style style:name="P21" style:family="paragraph" style:parent-style-name="Standard" style:list-style-name="L32">
      <style:paragraph-properties fo:text-align="start" style:justify-single-word="false"/>
      <style:text-properties fo:font-weight="normal" officeooo:rsid="00163e2c" officeooo:paragraph-rsid="00e8b277" style:font-weight-asian="normal" style:font-weight-complex="normal"/>
    </style:style>
    <style:style style:name="P22" style:family="paragraph" style:parent-style-name="Standard" style:list-style-name="L32">
      <style:paragraph-properties fo:text-align="start" style:justify-single-word="false"/>
      <style:text-properties fo:font-weight="normal" officeooo:rsid="00163e2c" officeooo:paragraph-rsid="00ea583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63e2c" officeooo:paragraph-rsid="00e8b27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63e2c" officeooo:paragraph-rsid="00ea583b" style:font-weight-asian="normal" style:font-weight-complex="normal"/>
    </style:style>
    <style:style style:name="P25" style:family="paragraph" style:parent-style-name="Standard" style:list-style-name="L18">
      <style:paragraph-properties fo:text-align="start" style:justify-single-word="false"/>
      <style:text-properties fo:font-weight="normal" officeooo:rsid="001e1245" officeooo:paragraph-rsid="00503edc" style:font-weight-asian="normal" style:font-weight-complex="normal"/>
    </style:style>
    <style:style style:name="P26" style:family="paragraph" style:parent-style-name="Standard" style:list-style-name="L18">
      <style:paragraph-properties fo:text-align="start" style:justify-single-word="false"/>
      <style:text-properties fo:font-weight="normal" officeooo:rsid="001e1245" officeooo:paragraph-rsid="005a12c6" style:font-weight-asian="normal" style:font-weight-complex="normal"/>
    </style:style>
    <style:style style:name="P27" style:family="paragraph" style:parent-style-name="Standard" style:list-style-name="L18">
      <style:paragraph-properties fo:text-align="start" style:justify-single-word="false"/>
      <style:text-properties fo:font-weight="normal" officeooo:rsid="001e1245" officeooo:paragraph-rsid="00a8ca1b" style:font-weight-asian="normal" style:font-weight-complex="normal"/>
    </style:style>
    <style:style style:name="P28" style:family="paragraph" style:parent-style-name="Standard" style:list-style-name="L32">
      <style:paragraph-properties fo:text-align="start" style:justify-single-word="false"/>
      <style:text-properties fo:font-weight="normal" officeooo:rsid="001e1245" officeooo:paragraph-rsid="00e8b277" style:font-weight-asian="normal" style:font-weight-complex="normal"/>
    </style:style>
    <style:style style:name="P29" style:family="paragraph" style:parent-style-name="Standard" style:list-style-name="L32">
      <style:paragraph-properties fo:text-align="start" style:justify-single-word="false"/>
      <style:text-properties fo:font-weight="normal" officeooo:rsid="001e1245" officeooo:paragraph-rsid="00ea583b" style:font-weight-asian="normal" style:font-weight-complex="normal"/>
    </style:style>
    <style:style style:name="P30" style:family="paragraph" style:parent-style-name="Standard" style:list-style-name="L20">
      <style:text-properties fo:font-weight="normal" officeooo:rsid="0022f756" officeooo:paragraph-rsid="00567fae" style:font-weight-asian="normal" style:font-weight-complex="normal"/>
    </style:style>
    <style:style style:name="P31" style:family="paragraph" style:parent-style-name="Standard" style:list-style-name="L26">
      <style:text-properties fo:font-weight="normal" officeooo:rsid="0022f756" officeooo:paragraph-rsid="005a12c6" style:font-weight-asian="normal" style:font-weight-complex="normal"/>
    </style:style>
    <style:style style:name="P32" style:family="paragraph" style:parent-style-name="Standard" style:list-style-name="L34">
      <style:text-properties fo:font-weight="normal" officeooo:rsid="0022f756" officeooo:paragraph-rsid="00e8b277" style:font-weight-asian="normal" style:font-weight-complex="normal"/>
    </style:style>
    <style:style style:name="P33" style:family="paragraph" style:parent-style-name="Standard" style:list-style-name="L39">
      <style:text-properties fo:font-weight="normal" officeooo:rsid="0022f756" officeooo:paragraph-rsid="00ea583b" style:font-weight-asian="normal" style:font-weight-complex="normal"/>
    </style:style>
    <style:style style:name="P34" style:family="paragraph" style:parent-style-name="Standard" style:list-style-name="L20">
      <style:text-properties fo:font-weight="normal" officeooo:rsid="002432ab" officeooo:paragraph-rsid="00503edc" style:font-weight-asian="normal" style:font-weight-complex="normal"/>
    </style:style>
    <style:style style:name="P35" style:family="paragraph" style:parent-style-name="Standard" style:list-style-name="L26">
      <style:text-properties fo:font-weight="normal" officeooo:rsid="002432ab" officeooo:paragraph-rsid="005a12c6" style:font-weight-asian="normal" style:font-weight-complex="normal"/>
    </style:style>
    <style:style style:name="P36" style:family="paragraph" style:parent-style-name="Standard" style:list-style-name="L28">
      <style:text-properties fo:font-weight="normal" officeooo:rsid="002432ab" officeooo:paragraph-rsid="00b6e954" style:font-weight-asian="normal" style:font-weight-complex="normal"/>
    </style:style>
    <style:style style:name="P37" style:family="paragraph" style:parent-style-name="Standard" style:list-style-name="L28">
      <style:text-properties fo:font-weight="normal" officeooo:rsid="002432ab" officeooo:paragraph-rsid="00b74a3a" style:font-weight-asian="normal" style:font-weight-complex="normal"/>
    </style:style>
    <style:style style:name="P38" style:family="paragraph" style:parent-style-name="Standard" style:list-style-name="L34">
      <style:text-properties fo:font-weight="normal" officeooo:rsid="002432ab" officeooo:paragraph-rsid="00e8b277" style:font-weight-asian="normal" style:font-weight-complex="normal"/>
    </style:style>
    <style:style style:name="P39" style:family="paragraph" style:parent-style-name="Standard" style:list-style-name="L39">
      <style:text-properties fo:font-weight="normal" officeooo:rsid="002432ab" officeooo:paragraph-rsid="00ea583b" style:font-weight-asian="normal" style:font-weight-complex="normal"/>
    </style:style>
    <style:style style:name="P40" style:family="paragraph" style:parent-style-name="Standard" style:list-style-name="L20">
      <style:text-properties fo:font-weight="normal" officeooo:rsid="0025520f" officeooo:paragraph-rsid="00503edc" style:font-weight-asian="normal" style:font-weight-complex="normal"/>
    </style:style>
    <style:style style:name="P41" style:family="paragraph" style:parent-style-name="Standard" style:list-style-name="L26">
      <style:text-properties fo:font-weight="normal" officeooo:rsid="0025520f" officeooo:paragraph-rsid="005a12c6" style:font-weight-asian="normal" style:font-weight-complex="normal"/>
    </style:style>
    <style:style style:name="P42" style:family="paragraph" style:parent-style-name="Standard" style:list-style-name="L26">
      <style:text-properties fo:font-weight="normal" officeooo:rsid="0025520f" officeooo:paragraph-rsid="00687ec0" style:font-weight-asian="normal" style:font-weight-complex="normal"/>
    </style:style>
    <style:style style:name="P43" style:family="paragraph" style:parent-style-name="Standard" style:list-style-name="L28">
      <style:text-properties fo:font-weight="normal" officeooo:rsid="0025520f" officeooo:paragraph-rsid="00b6e954" style:font-weight-asian="normal" style:font-weight-complex="normal"/>
    </style:style>
    <style:style style:name="P44" style:family="paragraph" style:parent-style-name="Standard" style:list-style-name="L34">
      <style:text-properties fo:font-weight="normal" officeooo:rsid="0025520f" officeooo:paragraph-rsid="00e8b277" style:font-weight-asian="normal" style:font-weight-complex="normal"/>
    </style:style>
    <style:style style:name="P45" style:family="paragraph" style:parent-style-name="Standard" style:list-style-name="L39">
      <style:text-properties fo:font-weight="normal" officeooo:rsid="0025520f" officeooo:paragraph-rsid="00ea583b" style:font-weight-asian="normal" style:font-weight-complex="normal"/>
    </style:style>
    <style:style style:name="P46" style:family="paragraph" style:parent-style-name="Standard" style:list-style-name="L21">
      <style:text-properties fo:font-weight="normal" officeooo:rsid="0011a32e" officeooo:paragraph-rsid="0055764a" style:font-weight-asian="normal" style:font-weight-complex="normal"/>
    </style:style>
    <style:style style:name="P47" style:family="paragraph" style:parent-style-name="Standard" style:list-style-name="L21">
      <style:text-properties fo:font-weight="normal" officeooo:rsid="0011a32e" officeooo:paragraph-rsid="006b2519" style:font-weight-asian="normal" style:font-weight-complex="normal"/>
    </style:style>
    <style:style style:name="P48" style:family="paragraph" style:parent-style-name="Standard" style:list-style-name="L30">
      <style:text-properties fo:font-weight="normal" officeooo:rsid="0011a32e" officeooo:paragraph-rsid="00cd3aa7" style:font-weight-asian="normal" style:font-weight-complex="normal"/>
    </style:style>
    <style:style style:name="P49" style:family="paragraph" style:parent-style-name="Standard" style:list-style-name="L30">
      <style:text-properties fo:font-weight="normal" officeooo:rsid="0011a32e" officeooo:paragraph-rsid="00e9d91b" style:font-weight-asian="normal" style:font-weight-complex="normal"/>
    </style:style>
    <style:style style:name="P50" style:family="paragraph" style:parent-style-name="Standard" style:list-style-name="L30">
      <style:text-properties fo:font-weight="normal" officeooo:rsid="0011a32e" officeooo:paragraph-rsid="00ebd355" style:font-weight-asian="normal" style:font-weight-complex="normal"/>
    </style:style>
    <style:style style:name="P51" style:family="paragraph" style:parent-style-name="Standard">
      <style:text-properties fo:font-weight="normal" officeooo:rsid="0011a32e" officeooo:paragraph-rsid="00cd3aa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paragraph-rsid="00503edc" style:font-weight-asian="normal" style:font-weight-complex="normal"/>
    </style:style>
    <style:style style:name="P53" style:family="paragraph" style:parent-style-name="Standard" style:list-style-name="L25">
      <style:paragraph-properties fo:text-align="start" style:justify-single-word="false"/>
      <style:text-properties fo:font-weight="normal" officeooo:paragraph-rsid="0055764a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paragraph-rsid="0055764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paragraph-rsid="005a12c6" style:font-weight-asian="normal" style:font-weight-complex="normal"/>
    </style:style>
    <style:style style:name="P56" style:family="paragraph" style:parent-style-name="Standard" style:list-style-name="L28">
      <style:paragraph-properties fo:text-align="start" style:justify-single-word="false"/>
      <style:text-properties fo:font-weight="normal" officeooo:paragraph-rsid="006b251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paragraph-rsid="006b2519" style:font-weight-asian="normal" style:font-weight-complex="normal"/>
    </style:style>
    <style:style style:name="P58" style:family="paragraph" style:parent-style-name="Standard" style:list-style-name="L18">
      <style:paragraph-properties fo:text-align="start" style:justify-single-word="false"/>
      <style:text-properties fo:font-weight="normal" officeooo:paragraph-rsid="00a8ca1b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paragraph-rsid="00778cb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paragraph-rsid="00e9d91b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paragraph-rsid="00ebd355" style:font-weight-asian="normal" style:font-weight-complex="normal"/>
    </style:style>
    <style:style style:name="P62" style:family="paragraph" style:parent-style-name="Standard" style:list-style-name="L25">
      <style:text-properties fo:font-weight="normal" officeooo:rsid="001a3ac8" officeooo:paragraph-rsid="0055764a" style:font-weight-asian="normal" style:font-weight-complex="normal"/>
    </style:style>
    <style:style style:name="P63" style:family="paragraph" style:parent-style-name="Standard" style:list-style-name="L28">
      <style:text-properties fo:font-weight="normal" officeooo:rsid="001a3ac8" officeooo:paragraph-rsid="006b2519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29c95e" officeooo:paragraph-rsid="00503edc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29c95e" officeooo:paragraph-rsid="005a12c6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29c95e" officeooo:paragraph-rsid="00e8b277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29c95e" officeooo:paragraph-rsid="00ea583b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29c95e" officeooo:paragraph-rsid="00f0321a" style:font-weight-asian="normal" style:font-weight-complex="normal"/>
    </style:style>
    <style:style style:name="P69" style:family="paragraph" style:parent-style-name="Standard">
      <style:text-properties fo:font-weight="normal" officeooo:rsid="0029c95e" officeooo:paragraph-rsid="00503edc" style:font-weight-asian="normal" style:font-weight-complex="normal"/>
    </style:style>
    <style:style style:name="P70" style:family="paragraph" style:parent-style-name="Standard">
      <style:text-properties fo:font-weight="normal" officeooo:rsid="0029c95e" officeooo:paragraph-rsid="005a12c6" style:font-weight-asian="normal" style:font-weight-complex="normal"/>
    </style:style>
    <style:style style:name="P71" style:family="paragraph" style:parent-style-name="Standard">
      <style:text-properties fo:font-weight="normal" officeooo:rsid="0029c95e" officeooo:paragraph-rsid="00e8b277" style:font-weight-asian="normal" style:font-weight-complex="normal"/>
    </style:style>
    <style:style style:name="P72" style:family="paragraph" style:parent-style-name="Standard">
      <style:text-properties fo:font-weight="normal" officeooo:rsid="0029c95e" officeooo:paragraph-rsid="00ea583b" style:font-weight-asian="normal" style:font-weight-complex="normal"/>
    </style:style>
    <style:style style:name="P73" style:family="paragraph" style:parent-style-name="Standard">
      <style:text-properties fo:font-weight="normal" officeooo:rsid="0029c95e" officeooo:paragraph-rsid="00f0321a" style:font-weight-asian="normal" style:font-weight-complex="normal"/>
    </style:style>
    <style:style style:name="P74" style:family="paragraph" style:parent-style-name="Standard">
      <style:text-properties fo:font-weight="normal" officeooo:rsid="0029c95e" officeooo:paragraph-rsid="00f666dd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519843" officeooo:paragraph-rsid="0053a2c9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519843" officeooo:paragraph-rsid="0058318b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519843" officeooo:paragraph-rsid="005a12c6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519843" officeooo:paragraph-rsid="006b2519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519843" officeooo:paragraph-rsid="008cadce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519843" officeooo:paragraph-rsid="006e4c9e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519843" officeooo:paragraph-rsid="009cb434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519843" officeooo:paragraph-rsid="00a265ed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519843" officeooo:paragraph-rsid="00f0321a" style:font-weight-asian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weight="normal" officeooo:rsid="00519843" officeooo:paragraph-rsid="00f0321a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0519843" officeooo:paragraph-rsid="00fe334a" style:font-weight-asian="normal" style:font-weight-complex="normal"/>
    </style:style>
    <style:style style:name="P86" style:family="paragraph" style:parent-style-name="Standard" style:list-style-name="L21">
      <style:text-properties fo:font-weight="normal" officeooo:paragraph-rsid="0055764a" style:font-weight-asian="normal" style:font-weight-complex="normal"/>
    </style:style>
    <style:style style:name="P87" style:family="paragraph" style:parent-style-name="Standard" style:list-style-name="L21">
      <style:text-properties fo:font-weight="normal" officeooo:paragraph-rsid="006b2519" style:font-weight-asian="normal" style:font-weight-complex="normal"/>
    </style:style>
    <style:style style:name="P88" style:family="paragraph" style:parent-style-name="Standard" style:list-style-name="L24">
      <style:text-properties fo:font-weight="normal" officeooo:paragraph-rsid="0055764a" style:font-weight-asian="normal" style:font-weight-complex="normal"/>
    </style:style>
    <style:style style:name="P89" style:family="paragraph" style:parent-style-name="Standard" style:list-style-name="L25">
      <style:text-properties fo:font-weight="normal" officeooo:paragraph-rsid="0055764a" style:font-weight-asian="normal" style:font-weight-complex="normal"/>
    </style:style>
    <style:style style:name="P90" style:family="paragraph" style:parent-style-name="Standard">
      <style:text-properties fo:font-weight="normal" officeooo:paragraph-rsid="0055764a" style:font-weight-asian="normal" style:font-weight-complex="normal"/>
    </style:style>
    <style:style style:name="P91" style:family="paragraph" style:parent-style-name="Standard" style:list-style-name="L20">
      <style:text-properties fo:font-weight="normal" officeooo:paragraph-rsid="00567fae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58318b" officeooo:paragraph-rsid="0058318b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58318b" officeooo:paragraph-rsid="006b2519" style:font-weight-asian="normal" style:font-weight-complex="normal"/>
    </style:style>
    <style:style style:name="P94" style:family="paragraph" style:parent-style-name="Standard" style:list-style-name="L26">
      <style:text-properties fo:font-weight="normal" officeooo:paragraph-rsid="005a12c6" style:font-weight-asian="normal" style:font-weight-complex="normal"/>
    </style:style>
    <style:style style:name="P95" style:family="paragraph" style:parent-style-name="Standard" style:list-style-name="L20">
      <style:text-properties fo:font-weight="normal" officeooo:rsid="00630236" officeooo:paragraph-rsid="00630236" style:font-weight-asian="normal" style:font-weight-complex="normal"/>
    </style:style>
    <style:style style:name="P96" style:family="paragraph" style:parent-style-name="Standard" style:list-style-name="L28">
      <style:text-properties fo:font-weight="normal" officeooo:rsid="00630236" officeooo:paragraph-rsid="00b6e954" style:font-weight-asian="normal" style:font-weight-complex="normal"/>
    </style:style>
    <style:style style:name="P97" style:family="paragraph" style:parent-style-name="Standard" style:list-style-name="L27">
      <style:text-properties fo:font-weight="normal" officeooo:paragraph-rsid="006b2519" style:font-weight-asian="normal" style:font-weight-complex="normal"/>
    </style:style>
    <style:style style:name="P98" style:family="paragraph" style:parent-style-name="Standard" style:list-style-name="L28">
      <style:text-properties fo:font-weight="normal" officeooo:paragraph-rsid="006b2519" style:font-weight-asian="normal" style:font-weight-complex="normal"/>
    </style:style>
    <style:style style:name="P99" style:family="paragraph" style:parent-style-name="Standard" style:list-style-name="L28">
      <style:text-properties fo:font-weight="normal" officeooo:paragraph-rsid="00805963" style:font-weight-asian="normal" style:font-weight-complex="normal"/>
    </style:style>
    <style:style style:name="P100" style:family="paragraph" style:parent-style-name="Standard" style:list-style-name="L28">
      <style:text-properties fo:font-weight="normal" officeooo:paragraph-rsid="0086158e" style:font-weight-asian="normal" style:font-weight-complex="normal"/>
    </style:style>
    <style:style style:name="P101" style:family="paragraph" style:parent-style-name="Standard" style:list-style-name="L28">
      <style:text-properties fo:font-weight="normal" officeooo:paragraph-rsid="00923daa" style:font-weight-asian="normal" style:font-weight-complex="normal"/>
    </style:style>
    <style:style style:name="P102" style:family="paragraph" style:parent-style-name="Standard" style:list-style-name="L28">
      <style:text-properties fo:font-weight="normal" officeooo:paragraph-rsid="00b054e1" style:font-weight-asian="normal" style:font-weight-complex="normal"/>
    </style:style>
    <style:style style:name="P103" style:family="paragraph" style:parent-style-name="Standard" style:list-style-name="L28">
      <style:text-properties fo:font-weight="normal" officeooo:paragraph-rsid="00cffed4" style:font-weight-asian="normal" style:font-weight-complex="normal"/>
    </style:style>
    <style:style style:name="P104" style:family="paragraph" style:parent-style-name="Standard">
      <style:text-properties fo:font-weight="normal" officeooo:paragraph-rsid="006b2519" style:font-weight-asian="normal" style:font-weight-complex="normal"/>
    </style:style>
    <style:style style:name="P105" style:family="paragraph" style:parent-style-name="Standard" style:list-style-name="L18">
      <style:paragraph-properties fo:text-align="start" style:justify-single-word="false"/>
      <style:text-properties fo:font-weight="normal" officeooo:rsid="007c0351" officeooo:paragraph-rsid="007e7183" style:font-weight-asian="normal" style:font-weight-complex="normal"/>
    </style:style>
    <style:style style:name="P106" style:family="paragraph" style:parent-style-name="Standard" style:list-style-name="L28">
      <style:text-properties fo:font-weight="normal" officeooo:rsid="00865221" officeooo:paragraph-rsid="00865221" style:font-weight-asian="normal" style:font-weight-complex="normal"/>
    </style:style>
    <style:style style:name="P107" style:family="paragraph" style:parent-style-name="Standard" style:list-style-name="L28">
      <style:text-properties fo:font-weight="normal" officeooo:rsid="00865221" officeooo:paragraph-rsid="00923daa" style:font-weight-asian="normal" style:font-weight-complex="normal"/>
    </style:style>
    <style:style style:name="P108" style:family="paragraph" style:parent-style-name="Standard">
      <style:text-properties fo:font-weight="normal" officeooo:rsid="008a00cb" officeooo:paragraph-rsid="008a00cb" style:font-weight-asian="normal" style:font-weight-complex="normal"/>
    </style:style>
    <style:style style:name="P109" style:family="paragraph" style:parent-style-name="Standard">
      <style:paragraph-properties fo:line-height="115%"/>
      <style:text-properties fo:font-weight="normal" officeooo:rsid="00976960" officeooo:paragraph-rsid="00976960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paragraph-rsid="00f0321a" style:font-weight-asian="normal" style:font-weight-complex="normal"/>
    </style:style>
    <style:style style:name="P111" style:family="paragraph" style:parent-style-name="Standard" style:list-style-name="L28">
      <style:text-properties fo:font-weight="normal" officeooo:rsid="00b054e1" officeooo:paragraph-rsid="00b054e1" style:font-weight-asian="normal" style:font-weight-complex="normal"/>
    </style:style>
    <style:style style:name="P112" style:family="paragraph" style:parent-style-name="Standard" style:list-style-name="L28">
      <style:text-properties fo:font-weight="normal" officeooo:rsid="00b054e1" officeooo:paragraph-rsid="00b3df6e" style:font-weight-asian="normal" style:font-weight-complex="normal"/>
    </style:style>
    <style:style style:name="P113" style:family="paragraph" style:parent-style-name="Standard" style:list-style-name="L28">
      <style:text-properties fo:font-weight="normal" officeooo:rsid="00b054e1" officeooo:paragraph-rsid="00b5398a" style:font-weight-asian="normal" style:font-weight-complex="normal"/>
    </style:style>
    <style:style style:name="P114" style:family="paragraph" style:parent-style-name="Standard" style:list-style-name="L28">
      <style:text-properties fo:font-weight="normal" officeooo:rsid="00b054e1" officeooo:paragraph-rsid="00cffed4" style:font-weight-asian="normal" style:font-weight-complex="normal"/>
    </style:style>
    <style:style style:name="P115" style:family="paragraph" style:parent-style-name="Standard" style:list-style-name="L28">
      <style:text-properties fo:font-weight="normal" officeooo:rsid="00b054e1" officeooo:paragraph-rsid="00d3c0bf" style:font-weight-asian="normal" style:font-weight-complex="normal"/>
    </style:style>
    <style:style style:name="P116" style:family="paragraph" style:parent-style-name="Standard" style:list-style-name="L28">
      <style:text-properties fo:font-weight="normal" officeooo:rsid="00b4d374" officeooo:paragraph-rsid="00b4d374" style:font-weight-asian="normal" style:font-weight-complex="normal"/>
    </style:style>
    <style:style style:name="P117" style:family="paragraph" style:parent-style-name="Standard" style:list-style-name="L28">
      <style:text-properties fo:font-weight="normal" officeooo:rsid="00b4d374" officeooo:paragraph-rsid="00cffed4" style:font-weight-asian="normal" style:font-weight-complex="normal"/>
    </style:style>
    <style:style style:name="P118" style:family="paragraph" style:parent-style-name="Standard" style:list-style-name="L28">
      <style:text-properties fo:font-weight="normal" officeooo:rsid="00b74a3a" officeooo:paragraph-rsid="00b7d076" style:font-weight-asian="normal" style:font-weight-complex="normal"/>
    </style:style>
    <style:style style:name="P119" style:family="paragraph" style:parent-style-name="Standard" style:list-style-name="L28">
      <style:text-properties fo:font-weight="normal" officeooo:rsid="00b74a3a" officeooo:paragraph-rsid="00b858a0" style:font-weight-asian="normal" style:font-weight-complex="normal"/>
    </style:style>
    <style:style style:name="P120" style:family="paragraph" style:parent-style-name="Standard" style:list-style-name="L28">
      <style:text-properties fo:font-weight="normal" officeooo:rsid="00ba001e" officeooo:paragraph-rsid="00ba001e" style:font-weight-asian="normal" style:font-weight-complex="normal"/>
    </style:style>
    <style:style style:name="P121" style:family="paragraph" style:parent-style-name="Standard">
      <style:text-properties fo:font-weight="normal" officeooo:rsid="00ba518d" officeooo:paragraph-rsid="00ba518d" style:font-weight-asian="normal" style:font-weight-complex="normal"/>
    </style:style>
    <style:style style:name="P122" style:family="paragraph" style:parent-style-name="Standard">
      <style:text-properties fo:font-weight="normal" officeooo:rsid="00ba518d" officeooo:paragraph-rsid="009cb434" style:font-weight-asian="normal" style:font-weight-complex="normal"/>
    </style:style>
    <style:style style:name="P123" style:family="paragraph" style:parent-style-name="Standard">
      <style:text-properties fo:font-weight="normal" officeooo:rsid="00ba518d" officeooo:paragraph-rsid="00c7ff8f" style:font-weight-asian="normal" style:font-weight-complex="normal"/>
    </style:style>
    <style:style style:name="P124" style:family="paragraph" style:parent-style-name="Standard">
      <style:text-properties fo:font-weight="normal" officeooo:paragraph-rsid="00bc21e9" style:font-weight-asian="normal" style:font-weight-complex="normal"/>
    </style:style>
    <style:style style:name="P125" style:family="paragraph" style:parent-style-name="Standard" style:list-style-name="L37">
      <style:text-properties fo:font-weight="normal" officeooo:rsid="00245f5a" officeooo:paragraph-rsid="00e9d91b" style:font-weight-asian="normal" style:font-weight-complex="normal"/>
    </style:style>
    <style:style style:name="P126" style:family="paragraph" style:parent-style-name="Standard" style:list-style-name="L43">
      <style:text-properties fo:font-weight="normal" officeooo:rsid="00245f5a" officeooo:paragraph-rsid="00ebd355" style:font-weight-asian="normal" style:font-weight-complex="normal"/>
    </style:style>
    <style:style style:name="P127" style:family="paragraph" style:parent-style-name="Standard">
      <style:text-properties fo:font-weight="normal" officeooo:paragraph-rsid="00de9d8c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weight="normal" officeooo:rsid="0026681b" officeooo:paragraph-rsid="00debea0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weight="normal" officeooo:rsid="0026681b" officeooo:paragraph-rsid="00e9d91b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weight="normal" officeooo:rsid="0026681b" officeooo:paragraph-rsid="00ebd355" style:font-weight-asian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weight="normal" officeooo:rsid="0026681b" officeooo:paragraph-rsid="00e0d7b9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weight="normal" officeooo:rsid="00e161cd" officeooo:paragraph-rsid="00e161cd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weight="normal" officeooo:rsid="00e22397" officeooo:paragraph-rsid="00e22397" style:font-weight-asian="normal" style:font-weight-complex="normal"/>
    </style:style>
    <style:style style:name="P134" style:family="paragraph" style:parent-style-name="Standard">
      <style:text-properties fo:font-weight="normal" officeooo:rsid="00271773" officeooo:paragraph-rsid="00e2ca80" style:font-weight-asian="normal" style:font-weight-complex="normal"/>
    </style:style>
    <style:style style:name="P135" style:family="paragraph" style:parent-style-name="Standard">
      <style:text-properties fo:font-weight="normal" officeooo:rsid="00271773" officeooo:paragraph-rsid="00e9d91b" style:font-weight-asian="normal" style:font-weight-complex="normal"/>
    </style:style>
    <style:style style:name="P136" style:family="paragraph" style:parent-style-name="Standard">
      <style:text-properties fo:font-weight="normal" officeooo:rsid="00271773" officeooo:paragraph-rsid="00ebd355" style:font-weight-asian="normal" style:font-weight-complex="normal"/>
    </style:style>
    <style:style style:name="P137" style:family="paragraph" style:parent-style-name="Standard" style:list-style-name="L34">
      <style:text-properties fo:font-weight="normal" officeooo:rsid="001fffd8" officeooo:paragraph-rsid="00e8b277" style:font-weight-asian="normal" style:font-weight-complex="normal"/>
    </style:style>
    <style:style style:name="P138" style:family="paragraph" style:parent-style-name="Standard" style:list-style-name="L39">
      <style:text-properties fo:font-weight="normal" officeooo:rsid="001fffd8" officeooo:paragraph-rsid="00ea583b" style:font-weight-asian="normal" style:font-weight-complex="normal"/>
    </style:style>
    <style:style style:name="P139" style:family="paragraph" style:parent-style-name="Standard" style:list-style-name="L34">
      <style:text-properties fo:font-weight="normal" officeooo:rsid="0021c870" officeooo:paragraph-rsid="00e8b277" style:font-weight-asian="normal" style:font-weight-complex="normal"/>
    </style:style>
    <style:style style:name="P140" style:family="paragraph" style:parent-style-name="Standard" style:list-style-name="L39">
      <style:text-properties fo:font-weight="normal" officeooo:rsid="0021c870" officeooo:paragraph-rsid="00ea583b" style:font-weight-asian="normal" style:font-weight-complex="normal"/>
    </style:style>
    <style:style style:name="P141" style:family="paragraph" style:parent-style-name="Standard">
      <style:text-properties fo:font-weight="normal" officeooo:paragraph-rsid="00e8b277" style:font-weight-asian="normal" style:font-weight-complex="normal"/>
    </style:style>
    <style:style style:name="P142" style:family="paragraph" style:parent-style-name="Standard" style:list-style-name="L36">
      <style:text-properties fo:font-weight="normal" officeooo:paragraph-rsid="00e9d91b" style:font-weight-asian="normal" style:font-weight-complex="normal"/>
    </style:style>
    <style:style style:name="P143" style:family="paragraph" style:parent-style-name="Standard" style:list-style-name="L37">
      <style:text-properties fo:font-weight="normal" officeooo:paragraph-rsid="00e9d91b" style:font-weight-asian="normal" style:font-weight-complex="normal"/>
    </style:style>
    <style:style style:name="P144" style:family="paragraph" style:parent-style-name="Standard">
      <style:text-properties fo:font-weight="normal" officeooo:paragraph-rsid="00e9d91b" style:font-weight-asian="normal" style:font-weight-complex="normal"/>
    </style:style>
    <style:style style:name="P145" style:family="paragraph" style:parent-style-name="Standard">
      <style:text-properties fo:font-weight="normal" officeooo:paragraph-rsid="00ea583b" style:font-weight-asian="normal" style:font-weight-complex="normal"/>
    </style:style>
    <style:style style:name="P146" style:family="paragraph" style:parent-style-name="Standard" style:list-style-name="L42">
      <style:text-properties fo:font-weight="normal" officeooo:paragraph-rsid="00ebd355" style:font-weight-asian="normal" style:font-weight-complex="normal"/>
    </style:style>
    <style:style style:name="P147" style:family="paragraph" style:parent-style-name="Standard" style:list-style-name="L43">
      <style:text-properties fo:font-weight="normal" officeooo:paragraph-rsid="00ebd355" style:font-weight-asian="normal" style:font-weight-complex="normal"/>
    </style:style>
    <style:style style:name="P148" style:family="paragraph" style:parent-style-name="Standard">
      <style:text-properties fo:font-weight="normal" officeooo:paragraph-rsid="00ebd355" style:font-weight-asian="normal" style:font-weight-complex="normal"/>
    </style:style>
    <style:style style:name="P149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1e1245" officeooo:paragraph-rsid="00503edc" style:font-size-asian="10pt" style:font-weight-asian="normal" style:font-weight-complex="normal"/>
    </style:style>
    <style:style style:name="P150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1e1245" officeooo:paragraph-rsid="005a12c6" style:font-size-asian="10pt" style:font-weight-asian="normal" style:font-weight-complex="normal"/>
    </style:style>
    <style:style style:name="P151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1e1245" officeooo:paragraph-rsid="00a8ca1b" style:font-size-asian="10pt" style:font-weight-asian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503edc" style:font-size-asian="10pt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5a12c6" style:font-size-asian="10pt" style:font-weight-asian="normal" style:font-weight-complex="normal"/>
    </style:style>
    <style:style style:name="P154" style:family="paragraph" style:parent-style-name="Standard" style:list-style-name="L32">
      <style:paragraph-properties fo:text-align="start" style:justify-single-word="false"/>
      <style:text-properties style:font-name="LiberationSans" fo:font-size="10pt" fo:font-weight="normal" officeooo:rsid="001e1245" officeooo:paragraph-rsid="00e8b277" style:font-size-asian="10pt" style:font-weight-asian="normal" style:font-weight-complex="normal"/>
    </style:style>
    <style:style style:name="P155" style:family="paragraph" style:parent-style-name="Standard" style:list-style-name="L32">
      <style:paragraph-properties fo:text-align="start" style:justify-single-word="false"/>
      <style:text-properties style:font-name="LiberationSans" fo:font-size="10pt" fo:font-weight="normal" officeooo:rsid="001e1245" officeooo:paragraph-rsid="00ea583b" style:font-size-asian="10pt" style:font-weight-asian="normal" style:font-weight-complex="normal"/>
    </style:style>
    <style:style style:name="P156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22f756" officeooo:paragraph-rsid="00503edc" style:font-size-asian="10pt" style:font-weight-asian="normal" style:font-weight-complex="normal"/>
    </style:style>
    <style:style style:name="P157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22f756" officeooo:paragraph-rsid="005a12c6" style:font-size-asian="10pt" style:font-weight-asian="normal" style:font-weight-complex="normal"/>
    </style:style>
    <style:style style:name="P158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22f756" officeooo:paragraph-rsid="00a8ca1b" style:font-size-asian="10pt" style:font-weight-asian="normal" style:font-weight-complex="normal"/>
    </style:style>
    <style:style style:name="P159" style:family="paragraph" style:parent-style-name="Standard" style:list-style-name="L32">
      <style:paragraph-properties fo:text-align="start" style:justify-single-word="false"/>
      <style:text-properties style:font-name="LiberationSans" fo:font-size="10pt" fo:font-weight="normal" officeooo:rsid="0022f756" officeooo:paragraph-rsid="00e8b277" style:font-size-asian="10pt" style:font-weight-asian="normal" style:font-weight-complex="normal"/>
    </style:style>
    <style:style style:name="P160" style:family="paragraph" style:parent-style-name="Standard" style:list-style-name="L32">
      <style:paragraph-properties fo:text-align="start" style:justify-single-word="false"/>
      <style:text-properties style:font-name="LiberationSans" fo:font-size="10pt" fo:font-weight="normal" officeooo:rsid="0022f756" officeooo:paragraph-rsid="00ea583b" style:font-size-asian="10pt" style:font-weight-asian="normal" style:font-weight-complex="normal"/>
    </style:style>
    <style:style style:name="P161" style:family="paragraph" style:parent-style-name="Standard" style:list-style-name="L21">
      <style:text-properties style:font-name="LiberationSans" fo:font-size="10pt" fo:font-weight="normal" officeooo:rsid="0011a32e" officeooo:paragraph-rsid="0055764a" style:font-size-asian="10pt" style:font-weight-asian="normal" style:font-weight-complex="normal"/>
    </style:style>
    <style:style style:name="P162" style:family="paragraph" style:parent-style-name="Standard" style:list-style-name="L21">
      <style:text-properties style:font-name="LiberationSans" fo:font-size="10pt" fo:font-weight="normal" officeooo:rsid="0011a32e" officeooo:paragraph-rsid="006b2519" style:font-size-asian="10pt" style:font-weight-asian="normal" style:font-weight-complex="normal"/>
    </style:style>
    <style:style style:name="P163" style:family="paragraph" style:parent-style-name="Standard">
      <style:text-properties style:font-name="LiberationSans" fo:font-size="10pt" fo:font-weight="normal" officeooo:rsid="0011a32e" officeooo:paragraph-rsid="0055764a" style:font-size-asian="10pt" style:font-weight-asian="normal" style:font-weight-complex="normal"/>
    </style:style>
    <style:style style:name="P164" style:family="paragraph" style:parent-style-name="Standard">
      <style:text-properties style:font-name="LiberationSans" fo:font-size="10pt" fo:font-weight="normal" officeooo:rsid="0011a32e" officeooo:paragraph-rsid="006b2519" style:font-size-asian="10pt" style:font-weight-asian="normal" style:font-weight-complex="normal"/>
    </style:style>
    <style:style style:name="P165" style:family="paragraph" style:parent-style-name="Standard" style:list-style-name="L29">
      <style:text-properties style:font-name="LiberationSans" fo:font-size="10pt" fo:font-weight="normal" officeooo:rsid="0011a32e" officeooo:paragraph-rsid="008daed3" style:font-size-asian="10pt" style:font-weight-asian="normal" style:font-weight-complex="normal"/>
    </style:style>
    <style:style style:name="P166" style:family="paragraph" style:parent-style-name="Standard" style:list-style-name="L30">
      <style:text-properties style:font-name="LiberationSans" fo:font-size="10pt" fo:font-weight="normal" officeooo:rsid="0011a32e" officeooo:paragraph-rsid="00c96208" style:font-size-asian="10pt" style:font-weight-asian="normal" style:font-weight-complex="normal"/>
    </style:style>
    <style:style style:name="P167" style:family="paragraph" style:parent-style-name="Standard" style:list-style-name="L30">
      <style:text-properties style:font-name="LiberationSans" fo:font-size="10pt" fo:font-weight="normal" officeooo:rsid="0011a32e" officeooo:paragraph-rsid="00e9d91b" style:font-size-asian="10pt" style:font-weight-asian="normal" style:font-weight-complex="normal"/>
    </style:style>
    <style:style style:name="P168" style:family="paragraph" style:parent-style-name="Standard" style:list-style-name="L30">
      <style:text-properties style:font-name="LiberationSans" fo:font-size="10pt" fo:font-weight="normal" officeooo:rsid="0011a32e" officeooo:paragraph-rsid="00ebd355" style:font-size-asian="10pt" style:font-weight-asian="normal" style:font-weight-complex="normal"/>
    </style:style>
    <style:style style:name="P169" style:family="paragraph" style:parent-style-name="Standard">
      <style:text-properties style:font-name="LiberationSans" fo:font-size="10pt" fo:font-weight="normal" officeooo:rsid="0011a32e" officeooo:paragraph-rsid="00e9d91b" style:font-size-asian="10pt" style:font-weight-asian="normal" style:font-weight-complex="normal"/>
    </style:style>
    <style:style style:name="P170" style:family="paragraph" style:parent-style-name="Standard">
      <style:text-properties style:font-name="LiberationSans" fo:font-size="10pt" fo:font-weight="normal" officeooo:rsid="0011a32e" officeooo:paragraph-rsid="00ebd355" style:font-size-asian="10pt" style:font-weight-asian="normal" style:font-weight-complex="normal"/>
    </style:style>
    <style:style style:name="P171" style:family="paragraph" style:parent-style-name="Standard" style:list-style-name="L25">
      <style:paragraph-properties fo:text-align="start" style:justify-single-word="false"/>
      <style:text-properties style:font-name="LiberationSans" fo:font-size="10pt" fo:font-weight="normal" officeooo:paragraph-rsid="0055764a" style:font-size-asian="10pt" style:font-weight-asian="normal" style:font-weight-complex="normal"/>
    </style:style>
    <style:style style:name="P172" style:family="paragraph" style:parent-style-name="Standard" style:list-style-name="L28">
      <style:paragraph-properties fo:text-align="start" style:justify-single-word="false"/>
      <style:text-properties style:font-name="LiberationSans" fo:font-size="10pt" fo:font-weight="normal" officeooo:paragraph-rsid="006b2519" style:font-size-asian="10pt" style:font-weight-asian="normal" style:font-weight-complex="normal"/>
    </style:style>
    <style:style style:name="P173" style:family="paragraph" style:parent-style-name="Standard">
      <style:text-properties style:font-name="LiberationSans" fo:font-size="10pt" fo:font-weight="normal" officeooo:rsid="0018aaa7" officeooo:paragraph-rsid="0055764a" style:font-size-asian="10pt" style:font-weight-asian="normal" style:font-weight-complex="normal"/>
    </style:style>
    <style:style style:name="P174" style:family="paragraph" style:parent-style-name="Standard">
      <style:text-properties style:font-name="LiberationSans" fo:font-size="10pt" fo:font-weight="normal" officeooo:rsid="0018aaa7" officeooo:paragraph-rsid="006b2519" style:font-size-asian="10pt" style:font-weight-asian="normal" style:font-weight-complex="normal"/>
    </style:style>
    <style:style style:name="P175" style:family="paragraph" style:parent-style-name="Standard">
      <style:text-properties style:font-name="LiberationSans" fo:font-size="10pt" fo:font-weight="normal" officeooo:rsid="0018aaa7" officeooo:paragraph-rsid="00e9d91b" style:font-size-asian="10pt" style:font-weight-asian="normal" style:font-weight-complex="normal"/>
    </style:style>
    <style:style style:name="P176" style:family="paragraph" style:parent-style-name="Standard">
      <style:text-properties style:font-name="LiberationSans" fo:font-size="10pt" fo:font-weight="normal" officeooo:rsid="0018aaa7" officeooo:paragraph-rsid="00ebd355" style:font-size-asian="10pt" style:font-weight-asian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503edc" style:font-size-asian="10pt" style:font-weight-asian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5a12c6" style:font-size-asian="10pt" style:font-weight-asian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778cb0" style:font-size-asian="10pt" style:font-weight-asian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a8ca1b" style:font-size-asian="10pt" style:font-weight-asian="normal" style:font-weight-complex="normal"/>
    </style:style>
    <style:style style:name="P181" style:family="paragraph" style:parent-style-name="Standard" style:list-style-name="L18">
      <style:paragraph-properties fo:text-align="start" style:justify-single-word="false"/>
      <style:text-properties style:font-name="LiberationSans" fo:font-size="10pt" fo:font-weight="normal" officeooo:rsid="00163e2c" officeooo:paragraph-rsid="00acb911" style:font-size-asian="10pt" style:font-weight-asian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e8b277" style:font-size-asian="10pt" style:font-weight-asian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ea583b" style:font-size-asian="10pt" style:font-weight-asian="normal" style:font-weight-complex="normal"/>
    </style:style>
    <style:style style:name="P184" style:family="paragraph" style:parent-style-name="Standard" style:list-style-name="L25">
      <style:text-properties style:font-name="LiberationSans" fo:font-size="10pt" fo:font-weight="normal" officeooo:paragraph-rsid="0055764a" style:font-size-asian="10pt" style:font-weight-asian="normal" style:font-weight-complex="normal"/>
    </style:style>
    <style:style style:name="P185" style:family="paragraph" style:parent-style-name="Standard" style:list-style-name="L28">
      <style:text-properties style:font-name="LiberationSans" fo:font-size="10pt" fo:font-weight="normal" officeooo:paragraph-rsid="006b2519" style:font-size-asian="10pt" style:font-weight-asian="normal" style:font-weight-complex="normal"/>
    </style:style>
    <style:style style:name="P186" style:family="paragraph" style:parent-style-name="Standard" style:list-style-name="L30">
      <style:text-properties style:font-name="LiberationSans" fo:font-size="10pt" fo:font-weight="normal" officeooo:rsid="00245f5a" officeooo:paragraph-rsid="00cac0a3" style:font-size-asian="10pt" style:font-weight-asian="normal" style:font-weight-complex="normal"/>
    </style:style>
    <style:style style:name="P187" style:family="paragraph" style:parent-style-name="Standard" style:list-style-name="L30">
      <style:text-properties style:font-name="LiberationSans" fo:font-size="10pt" fo:font-weight="normal" officeooo:rsid="00245f5a" officeooo:paragraph-rsid="00e9d91b" style:font-size-asian="10pt" style:font-weight-asian="normal" style:font-weight-complex="normal"/>
    </style:style>
    <style:style style:name="P188" style:family="paragraph" style:parent-style-name="Standard" style:list-style-name="L30">
      <style:text-properties style:font-name="LiberationSans" fo:font-size="10pt" fo:font-weight="normal" officeooo:rsid="00245f5a" officeooo:paragraph-rsid="00ebd355" style:font-size-asian="10pt" style:font-weight-asian="normal" style:font-weight-complex="normal"/>
    </style:style>
    <style:style style:name="P189" style:family="paragraph" style:parent-style-name="Standard" style:list-style-name="L28">
      <style:text-properties style:font-name="LiberationSans" fo:font-size="10pt" fo:font-weight="normal" officeooo:rsid="00245f5a" officeooo:paragraph-rsid="00d3c0bf" style:font-size-asian="10pt" style:font-weight-asian="normal" style:font-weight-complex="normal"/>
    </style:style>
    <style:style style:name="P190" style:family="paragraph" style:parent-style-name="Standard" style:list-style-name="L37">
      <style:text-properties style:font-name="LiberationSans" fo:font-size="10pt" fo:font-weight="normal" officeooo:rsid="00245f5a" officeooo:paragraph-rsid="00e9d91b" style:font-size-asian="10pt" style:font-weight-asian="normal" style:font-weight-complex="normal"/>
    </style:style>
    <style:style style:name="P191" style:family="paragraph" style:parent-style-name="Standard" style:list-style-name="L43">
      <style:text-properties style:font-name="LiberationSans" fo:font-size="10pt" fo:font-weight="normal" officeooo:rsid="00245f5a" officeooo:paragraph-rsid="00ebd355" style:font-size-asian="10pt" style:font-weight-asian="normal" style:font-weight-complex="normal"/>
    </style:style>
    <style:style style:name="P192" style:family="paragraph" style:parent-style-name="Standard" style:list-style-name="L28">
      <style:text-properties style:font-name="LiberationSans" fo:font-size="10pt" fo:font-weight="normal" officeooo:rsid="00d5204b" officeooo:paragraph-rsid="00d5204b" style:font-size-asian="10pt" style:font-weight-asian="normal" style:font-weight-complex="normal"/>
    </style:style>
    <style:style style:name="P193" style:family="paragraph" style:parent-style-name="Standard" style:list-style-name="L28">
      <style:text-properties style:font-name="LiberationSans" fo:font-size="10pt" fo:font-weight="normal" officeooo:rsid="00d5204b" officeooo:paragraph-rsid="00d8a898" style:font-size-asian="10pt" style:font-weight-asian="normal" style:font-weight-complex="normal"/>
    </style:style>
    <style:style style:name="P194" style:family="paragraph" style:parent-style-name="Standard" style:list-style-name="L28">
      <style:text-properties style:font-name="LiberationSans" fo:font-size="10pt" fo:font-weight="normal" officeooo:rsid="00d9896b" officeooo:paragraph-rsid="00d9896b" style:font-size-asian="10pt" style:font-weight-asian="normal" style:font-weight-complex="normal"/>
    </style:style>
    <style:style style:name="P195" style:family="paragraph" style:parent-style-name="Standard" style:list-style-name="L28">
      <style:text-properties style:font-name="LiberationSans" fo:font-size="10pt" fo:font-weight="normal" officeooo:rsid="00d9896b" officeooo:paragraph-rsid="00db0982" style:font-size-asian="10pt" style:font-weight-asian="normal" style:font-weight-complex="normal"/>
    </style:style>
    <style:style style:name="P196" style:family="paragraph" style:parent-style-name="Standard" style:list-style-name="L28">
      <style:text-properties style:font-name="LiberationSans" fo:font-size="10pt" fo:font-weight="normal" officeooo:rsid="00dc8efc" officeooo:paragraph-rsid="00dc8efc" style:font-size-asian="10pt" style:font-weight-asian="normal" style:font-weight-complex="normal"/>
    </style:style>
    <style:style style:name="P197" style:family="paragraph" style:parent-style-name="Standard">
      <style:text-properties style:font-name="LiberationSans" fo:font-size="10pt" fo:font-weight="normal" officeooo:rsid="00dc8efc" officeooo:paragraph-rsid="00dc8efc" style:font-size-asian="10pt" style:font-weight-asian="normal" style:font-weight-complex="normal"/>
    </style:style>
    <style:style style:name="P198" style:family="paragraph" style:parent-style-name="Standard" style:list-style-name="L28">
      <style:text-properties style:font-name="LiberationSans" fo:font-size="10pt" fo:font-weight="normal" officeooo:rsid="00ddd3a8" officeooo:paragraph-rsid="00ddd3a8" style:font-size-asian="10pt" style:font-weight-asian="normal" style:font-weight-complex="normal"/>
    </style:style>
    <style:style style:name="P199" style:family="paragraph" style:parent-style-name="Standard">
      <style:text-properties style:font-name="LiberationSans" fo:font-size="10pt" fo:font-weight="normal" officeooo:rsid="00154c78" officeooo:paragraph-rsid="00e8b277" style:font-size-asian="10pt" style:font-weight-asian="normal" style:font-weight-complex="normal"/>
    </style:style>
    <style:style style:name="P200" style:family="paragraph" style:parent-style-name="Standard">
      <style:text-properties style:font-name="LiberationSans" fo:font-size="10pt" fo:font-weight="normal" officeooo:rsid="00154c78" officeooo:paragraph-rsid="00ea583b" style:font-size-asian="10pt" style:font-weight-asian="normal" style:font-weight-complex="normal"/>
    </style:style>
    <style:style style:name="P201" style:family="paragraph" style:parent-style-name="Standard" style:list-style-name="L37">
      <style:text-properties style:font-name="LiberationSans" fo:font-size="10pt" fo:font-weight="normal" officeooo:rsid="00251cab" officeooo:paragraph-rsid="00e9d91b" style:font-size-asian="10pt" style:font-weight-asian="normal" style:font-weight-complex="normal"/>
    </style:style>
    <style:style style:name="P202" style:family="paragraph" style:parent-style-name="Standard" style:list-style-name="L43">
      <style:text-properties style:font-name="LiberationSans" fo:font-size="10pt" fo:font-weight="normal" officeooo:rsid="00251cab" officeooo:paragraph-rsid="00ebd355" style:font-size-asian="10pt" style:font-weight-asian="normal" style:font-weight-complex="normal"/>
    </style:style>
    <style:style style:name="P203" style:family="paragraph" style:parent-style-name="Standard">
      <style:text-properties style:font-name="LiberationSans" fo:font-size="10pt" fo:font-weight="bold" officeooo:rsid="00dc8efc" officeooo:paragraph-rsid="00dd643f" style:font-size-asian="10pt" style:font-weight-asian="bold" style:font-weight-complex="bold"/>
    </style:style>
    <style:style style:name="P204" style:family="paragraph" style:parent-style-name="Standard">
      <style:paragraph-properties style:text-autospace="none"/>
      <style:text-properties fo:font-size="10pt" officeooo:paragraph-rsid="00e8b277" style:font-size-asian="10pt" style:font-size-complex="10pt"/>
    </style:style>
    <style:style style:name="P205" style:family="paragraph" style:parent-style-name="Standard">
      <style:paragraph-properties style:text-autospace="none"/>
      <style:text-properties fo:font-size="10pt" officeooo:paragraph-rsid="00ea583b" style:font-size-asian="10pt" style:font-size-complex="10pt"/>
    </style:style>
    <style:style style:name="P206" style:family="paragraph" style:parent-style-name="Standard">
      <style:paragraph-properties style:text-autospace="none"/>
      <style:text-properties fo:font-size="10pt" officeooo:paragraph-rsid="00f737e5" style:font-size-asian="10pt" style:font-size-complex="10pt"/>
    </style:style>
    <style:style style:name="P207" style:family="paragraph" style:parent-style-name="Standard" style:list-style-name="L21">
      <style:text-properties fo:font-size="10pt" officeooo:paragraph-rsid="0055764a" style:font-size-asian="10pt" style:font-size-complex="10pt"/>
    </style:style>
    <style:style style:name="P208" style:family="paragraph" style:parent-style-name="Standard" style:list-style-name="L21">
      <style:text-properties fo:font-size="10pt" officeooo:paragraph-rsid="006b2519" style:font-size-asian="10pt" style:font-size-complex="10pt"/>
    </style:style>
    <style:style style:name="P209" style:family="paragraph" style:parent-style-name="Standard">
      <style:text-properties fo:font-size="10pt" officeooo:paragraph-rsid="006e4c9e" style:font-size-asian="10pt" style:font-size-complex="10pt"/>
    </style:style>
    <style:style style:name="P210" style:family="paragraph" style:parent-style-name="Standard">
      <style:text-properties fo:font-size="10pt" officeooo:paragraph-rsid="008daed3" style:font-size-asian="10pt" style:font-size-complex="10pt"/>
    </style:style>
    <style:style style:name="P211" style:family="paragraph" style:parent-style-name="Standard" style:list-style-name="L30">
      <style:text-properties fo:font-size="10pt" officeooo:paragraph-rsid="00cd3aa7" style:font-size-asian="10pt" style:font-size-complex="10pt"/>
    </style:style>
    <style:style style:name="P212" style:family="paragraph" style:parent-style-name="Standard" style:list-style-name="L30">
      <style:text-properties fo:font-size="10pt" officeooo:paragraph-rsid="00e9d91b" style:font-size-asian="10pt" style:font-size-complex="10pt"/>
    </style:style>
    <style:style style:name="P213" style:family="paragraph" style:parent-style-name="Standard" style:list-style-name="L30">
      <style:text-properties fo:font-size="10pt" officeooo:paragraph-rsid="00ebd355" style:font-size-asian="10pt" style:font-size-complex="10pt"/>
    </style:style>
    <style:style style:name="P214" style:family="paragraph" style:parent-style-name="Standard" style:list-style-name="L21">
      <style:text-properties fo:font-size="10pt" fo:font-weight="normal" officeooo:rsid="0011a32e" officeooo:paragraph-rsid="0055764a" style:font-size-asian="10pt" style:font-weight-asian="normal" style:font-size-complex="10pt" style:font-weight-complex="normal"/>
    </style:style>
    <style:style style:name="P215" style:family="paragraph" style:parent-style-name="Standard" style:list-style-name="L21">
      <style:text-properties fo:font-size="10pt" fo:font-weight="normal" officeooo:rsid="0011a32e" officeooo:paragraph-rsid="006b2519" style:font-size-asian="10pt" style:font-weight-asian="normal" style:font-size-complex="10pt" style:font-weight-complex="normal"/>
    </style:style>
    <style:style style:name="P216" style:family="paragraph" style:parent-style-name="Standard" style:list-style-name="L24">
      <style:text-properties officeooo:rsid="0016b160" officeooo:paragraph-rsid="0055764a"/>
    </style:style>
    <style:style style:name="P217" style:family="paragraph" style:parent-style-name="Standard" style:list-style-name="L27">
      <style:text-properties officeooo:rsid="0016b160" officeooo:paragraph-rsid="006b2519"/>
    </style:style>
    <style:style style:name="P218" style:family="paragraph" style:parent-style-name="Standard" style:list-style-name="L36">
      <style:text-properties officeooo:rsid="0016b160" officeooo:paragraph-rsid="00e9d91b"/>
    </style:style>
    <style:style style:name="P219" style:family="paragraph" style:parent-style-name="Standard" style:list-style-name="L42">
      <style:text-properties officeooo:rsid="0016b160" officeooo:paragraph-rsid="00ebd355"/>
    </style:style>
    <style:style style:name="P220" style:family="paragraph" style:parent-style-name="Standard">
      <style:paragraph-properties style:snap-to-layout-grid="false"/>
    </style:style>
    <style:style style:name="P221" style:family="paragraph" style:parent-style-name="Standard">
      <style:paragraph-properties style:snap-to-layout-grid="false"/>
      <style:text-properties officeooo:rsid="001e7413" officeooo:paragraph-rsid="001e7413"/>
    </style:style>
    <style:style style:name="P222" style:family="paragraph" style:parent-style-name="Standard">
      <style:paragraph-properties style:snap-to-layout-grid="false"/>
      <style:text-properties officeooo:rsid="001e7413" officeooo:paragraph-rsid="002117a4"/>
    </style:style>
    <style:style style:name="P223" style:family="paragraph" style:parent-style-name="Standard">
      <style:text-properties officeooo:rsid="001e7413" officeooo:paragraph-rsid="001e7413"/>
    </style:style>
    <style:style style:name="P224" style:family="paragraph" style:parent-style-name="Standard">
      <style:text-properties officeooo:rsid="001e7413" officeooo:paragraph-rsid="002117a4"/>
    </style:style>
    <style:style style:name="P225" style:family="paragraph" style:parent-style-name="Standard">
      <style:paragraph-properties fo:text-align="center" style:justify-single-word="false" style:snap-to-layout-grid="false"/>
      <style:text-properties officeooo:rsid="002117a4"/>
    </style:style>
    <style:style style:name="P226" style:family="paragraph" style:parent-style-name="Standard">
      <style:paragraph-properties fo:text-align="center" style:justify-single-word="false" style:snap-to-layout-grid="false"/>
      <style:text-properties officeooo:rsid="002117a4" officeooo:paragraph-rsid="002117a4"/>
    </style:style>
    <style:style style:name="P227" style:family="paragraph" style:parent-style-name="Standard">
      <style:paragraph-properties fo:text-align="center" style:justify-single-word="false"/>
    </style:style>
    <style:style style:name="P228" style:family="paragraph" style:parent-style-name="Standard">
      <style:paragraph-properties fo:text-align="center" style:justify-single-word="false"/>
      <style:text-properties officeooo:paragraph-rsid="002117a4"/>
    </style:style>
    <style:style style:name="P229" style:family="paragraph" style:parent-style-name="Standard">
      <style:paragraph-properties fo:text-align="center" style:justify-single-word="false"/>
      <style:text-properties officeooo:paragraph-rsid="00267ab7"/>
    </style:style>
    <style:style style:name="P230" style:family="paragraph" style:parent-style-name="Standard">
      <style:paragraph-properties fo:text-align="center" style:justify-single-word="false"/>
      <style:text-properties officeooo:paragraph-rsid="00286ac2"/>
    </style:style>
    <style:style style:name="P231" style:family="paragraph" style:parent-style-name="Standard">
      <style:paragraph-properties fo:text-align="center" style:justify-single-word="false" style:snap-to-layout-grid="false"/>
    </style:style>
    <style:style style:name="P232" style:family="paragraph" style:parent-style-name="Standard">
      <style:paragraph-properties fo:text-align="center" style:justify-single-word="false" style:snap-to-layout-grid="false"/>
      <style:text-properties officeooo:paragraph-rsid="0042579b"/>
    </style:style>
    <style:style style:name="P233" style:family="paragraph" style:parent-style-name="Standard">
      <style:paragraph-properties fo:text-align="center" style:justify-single-word="false" style:snap-to-layout-grid="false"/>
      <style:text-properties officeooo:paragraph-rsid="004877fd"/>
    </style:style>
    <style:style style:name="P234" style:family="paragraph" style:parent-style-name="Standard">
      <style:paragraph-properties fo:text-align="center" style:justify-single-word="false"/>
      <style:text-properties officeooo:paragraph-rsid="0038e6a0"/>
    </style:style>
    <style:style style:name="P235" style:family="paragraph" style:parent-style-name="Standard">
      <style:paragraph-properties fo:text-align="center" style:justify-single-word="false"/>
      <style:text-properties officeooo:paragraph-rsid="0039c657"/>
    </style:style>
    <style:style style:name="P236" style:family="paragraph" style:parent-style-name="Standard">
      <style:paragraph-properties fo:text-align="center" style:justify-single-word="false"/>
      <style:text-properties officeooo:paragraph-rsid="003c9fe6"/>
    </style:style>
    <style:style style:name="P237" style:family="paragraph" style:parent-style-name="Standard">
      <style:paragraph-properties fo:text-align="center" style:justify-single-word="false"/>
      <style:text-properties officeooo:paragraph-rsid="00405b7a"/>
    </style:style>
    <style:style style:name="P238" style:family="paragraph" style:parent-style-name="Standard">
      <style:paragraph-properties fo:text-align="center" style:justify-single-word="false"/>
      <style:text-properties officeooo:paragraph-rsid="00420d35"/>
    </style:style>
    <style:style style:name="P239" style:family="paragraph" style:parent-style-name="Standard">
      <style:paragraph-properties fo:text-align="center" style:justify-single-word="false"/>
      <style:text-properties officeooo:paragraph-rsid="0042579b"/>
    </style:style>
    <style:style style:name="P240" style:family="paragraph" style:parent-style-name="Standard">
      <style:paragraph-properties fo:text-align="center" style:justify-single-word="false"/>
      <style:text-properties officeooo:paragraph-rsid="004338c7"/>
    </style:style>
    <style:style style:name="P241" style:family="paragraph" style:parent-style-name="Standard">
      <style:paragraph-properties fo:text-align="center" style:justify-single-word="false"/>
      <style:text-properties officeooo:paragraph-rsid="00229832"/>
    </style:style>
    <style:style style:name="P242" style:family="paragraph" style:parent-style-name="Standard">
      <style:paragraph-properties fo:text-align="center" style:justify-single-word="false"/>
      <style:text-properties officeooo:paragraph-rsid="004ee34a"/>
    </style:style>
    <style:style style:name="P243" style:family="paragraph" style:parent-style-name="Standard">
      <style:paragraph-properties fo:text-align="center" style:justify-single-word="false"/>
      <style:text-properties officeooo:paragraph-rsid="0103bf2e"/>
    </style:style>
    <style:style style:name="P244" style:family="paragraph" style:parent-style-name="Standard">
      <style:paragraph-properties fo:text-align="center" style:justify-single-word="false" style:snap-to-layout-grid="false"/>
      <style:text-properties officeooo:rsid="00229832" officeooo:paragraph-rsid="003c9fe6"/>
    </style:style>
    <style:style style:name="P245" style:family="paragraph" style:parent-style-name="Standard">
      <style:paragraph-properties fo:text-align="center" style:justify-single-word="false" style:snap-to-layout-grid="false"/>
      <style:text-properties officeooo:rsid="00229832" officeooo:paragraph-rsid="00420d35"/>
    </style:style>
    <style:style style:name="P246" style:family="paragraph" style:parent-style-name="Standard">
      <style:paragraph-properties fo:text-align="center" style:justify-single-word="false" style:snap-to-layout-grid="false"/>
      <style:text-properties officeooo:rsid="00229832" officeooo:paragraph-rsid="0042579b"/>
    </style:style>
    <style:style style:name="P247" style:family="paragraph" style:parent-style-name="Standard">
      <style:paragraph-properties fo:text-align="center" style:justify-single-word="false" style:snap-to-layout-grid="false"/>
      <style:text-properties officeooo:rsid="00229832" officeooo:paragraph-rsid="0044ac5b"/>
    </style:style>
    <style:style style:name="P248" style:family="paragraph" style:parent-style-name="Standard">
      <style:paragraph-properties fo:text-align="center" style:justify-single-word="false" style:snap-to-layout-grid="false"/>
      <style:text-properties officeooo:rsid="00229832" officeooo:paragraph-rsid="004877fd"/>
    </style:style>
    <style:style style:name="P249" style:family="paragraph" style:parent-style-name="Standard">
      <style:paragraph-properties fo:text-align="center" style:justify-single-word="false" style:snap-to-layout-grid="false"/>
      <style:text-properties officeooo:rsid="00229832" officeooo:paragraph-rsid="004ee34a"/>
    </style:style>
    <style:style style:name="P250" style:family="paragraph" style:parent-style-name="Standard">
      <style:paragraph-properties fo:text-align="center" style:justify-single-word="false" style:snap-to-layout-grid="false"/>
      <style:text-properties officeooo:rsid="00229832" officeooo:paragraph-rsid="004f7c51"/>
    </style:style>
    <style:style style:name="P251" style:family="paragraph" style:parent-style-name="Standard">
      <style:paragraph-properties fo:text-align="center" style:justify-single-word="false"/>
      <style:text-properties officeooo:rsid="00229832" officeooo:paragraph-rsid="00405b7a"/>
    </style:style>
    <style:style style:name="P252" style:family="paragraph" style:parent-style-name="Standard">
      <style:paragraph-properties fo:text-align="center" style:justify-single-word="false"/>
      <style:text-properties officeooo:rsid="00229832" officeooo:paragraph-rsid="00267ab7"/>
    </style:style>
    <style:style style:name="P253" style:family="paragraph" style:parent-style-name="Standard">
      <style:paragraph-properties fo:text-align="center" style:justify-single-word="false"/>
      <style:text-properties officeooo:rsid="00229832" officeooo:paragraph-rsid="004338c7"/>
    </style:style>
    <style:style style:name="P254" style:family="paragraph" style:parent-style-name="Standard">
      <style:paragraph-properties fo:text-align="center" style:justify-single-word="false" style:snap-to-layout-grid="false"/>
      <style:text-properties officeooo:rsid="00248176" officeooo:paragraph-rsid="00248176"/>
    </style:style>
    <style:style style:name="P255" style:family="paragraph" style:parent-style-name="Standard">
      <style:paragraph-properties fo:text-align="center" style:justify-single-word="false" style:snap-to-layout-grid="false"/>
      <style:text-properties officeooo:rsid="002656b5" officeooo:paragraph-rsid="002656b5"/>
    </style:style>
    <style:style style:name="P256" style:family="paragraph" style:parent-style-name="Standard">
      <style:paragraph-properties fo:text-align="center" style:justify-single-word="false" style:snap-to-layout-grid="false"/>
      <style:text-properties officeooo:rsid="00295104" officeooo:paragraph-rsid="00295104"/>
    </style:style>
    <style:style style:name="P257" style:family="paragraph" style:parent-style-name="Standard">
      <style:paragraph-properties fo:text-align="center" style:justify-single-word="false" style:snap-to-layout-grid="false"/>
      <style:text-properties officeooo:rsid="0029f8b7" officeooo:paragraph-rsid="0029f8b7"/>
    </style:style>
    <style:style style:name="P258" style:family="paragraph" style:parent-style-name="Standard">
      <style:text-properties fo:font-weight="bold" officeooo:paragraph-rsid="00503edc" style:font-weight-asian="bold" style:font-weight-complex="bold"/>
    </style:style>
    <style:style style:name="P259" style:family="paragraph" style:parent-style-name="Standard">
      <style:paragraph-properties fo:text-align="justify" style:justify-single-word="false"/>
      <style:text-properties fo:font-weight="bold" officeooo:rsid="00519843" officeooo:paragraph-rsid="0055764a" style:font-weight-asian="bold" style:font-weight-complex="bold"/>
    </style:style>
    <style:style style:name="P260" style:family="paragraph" style:parent-style-name="Standard">
      <style:paragraph-properties fo:text-align="justify" style:justify-single-word="false"/>
      <style:text-properties fo:font-weight="bold" officeooo:rsid="00519843" officeooo:paragraph-rsid="0058318b" style:font-weight-asian="bold" style:font-weight-complex="bold"/>
    </style:style>
    <style:style style:name="P261" style:family="paragraph" style:parent-style-name="Standard">
      <style:paragraph-properties fo:text-align="justify" style:justify-single-word="false"/>
      <style:text-properties fo:font-weight="bold" officeooo:rsid="00519843" officeooo:paragraph-rsid="005a12c6" style:font-weight-asian="bold" style:font-weight-complex="bold"/>
    </style:style>
    <style:style style:name="P262" style:family="paragraph" style:parent-style-name="Standard">
      <style:paragraph-properties fo:text-align="justify" style:justify-single-word="false"/>
      <style:text-properties fo:font-weight="bold" officeooo:rsid="00519843" officeooo:paragraph-rsid="006b2519" style:font-weight-asian="bold" style:font-weight-complex="bold"/>
    </style:style>
    <style:style style:name="P263" style:family="paragraph" style:parent-style-name="Standard">
      <style:paragraph-properties fo:text-align="justify" style:justify-single-word="false"/>
      <style:text-properties fo:font-weight="bold" officeooo:rsid="00519843" officeooo:paragraph-rsid="00f0321a" style:font-weight-asian="bold" style:font-weight-complex="bold"/>
    </style:style>
    <style:style style:name="P264" style:family="paragraph" style:parent-style-name="Standard">
      <style:text-properties fo:font-weight="bold" officeooo:paragraph-rsid="0055764a" style:font-weight-asian="bold" style:font-weight-complex="bold"/>
    </style:style>
    <style:style style:name="P265" style:family="paragraph" style:parent-style-name="Standard">
      <style:text-properties fo:font-weight="bold" officeooo:paragraph-rsid="005a12c6" style:font-weight-asian="bold" style:font-weight-complex="bold"/>
    </style:style>
    <style:style style:name="P266" style:family="paragraph" style:parent-style-name="Standard">
      <style:text-properties fo:font-weight="bold" officeooo:paragraph-rsid="006b2519" style:font-weight-asian="bold" style:font-weight-complex="bold"/>
    </style:style>
    <style:style style:name="P267" style:family="paragraph" style:parent-style-name="Standard">
      <style:text-properties fo:font-weight="bold" officeooo:paragraph-rsid="006e4c9e" style:font-weight-asian="bold" style:font-weight-complex="bold"/>
    </style:style>
    <style:style style:name="P268" style:family="paragraph" style:parent-style-name="Standard">
      <style:text-properties fo:font-weight="bold" officeooo:paragraph-rsid="00700fa5" style:font-weight-asian="bold" style:font-weight-complex="bold"/>
    </style:style>
    <style:style style:name="P269" style:family="paragraph" style:parent-style-name="Standard">
      <style:text-properties fo:font-weight="bold" officeooo:paragraph-rsid="008a00cb" style:font-weight-asian="bold" style:font-weight-complex="bold"/>
    </style:style>
    <style:style style:name="P270" style:family="paragraph" style:parent-style-name="Standard">
      <style:text-properties fo:font-weight="bold" officeooo:rsid="008b8c73" officeooo:paragraph-rsid="008b8c73" style:font-weight-asian="bold" style:font-weight-complex="bold"/>
    </style:style>
    <style:style style:name="P271" style:family="paragraph" style:parent-style-name="Standard">
      <style:text-properties fo:font-weight="bold" officeooo:paragraph-rsid="008daed3" style:font-weight-asian="bold" style:font-weight-complex="bold"/>
    </style:style>
    <style:style style:name="P272" style:family="paragraph" style:parent-style-name="Standard">
      <style:paragraph-properties fo:line-height="115%"/>
      <style:text-properties fo:font-weight="bold" officeooo:paragraph-rsid="00976960" style:font-weight-asian="bold" style:font-weight-complex="bold"/>
    </style:style>
    <style:style style:name="P273" style:family="paragraph" style:parent-style-name="Standard">
      <style:text-properties fo:font-weight="bold" officeooo:paragraph-rsid="009cb434" style:font-weight-asian="bold" style:font-weight-complex="bold"/>
    </style:style>
    <style:style style:name="P274" style:family="paragraph" style:parent-style-name="Standard">
      <style:text-properties fo:font-weight="bold" officeooo:paragraph-rsid="009113e1" style:font-weight-asian="bold" style:font-weight-complex="bold"/>
    </style:style>
    <style:style style:name="P275" style:family="paragraph" style:parent-style-name="Standard">
      <style:text-properties fo:font-weight="bold" officeooo:paragraph-rsid="00a49cca" style:font-weight-asian="bold" style:font-weight-complex="bold"/>
    </style:style>
    <style:style style:name="P276" style:family="paragraph" style:parent-style-name="Standard">
      <style:text-properties fo:font-weight="bold" officeooo:paragraph-rsid="00bcd30b" style:font-weight-asian="bold" style:font-weight-complex="bold"/>
    </style:style>
    <style:style style:name="P277" style:family="paragraph" style:parent-style-name="Standard">
      <style:text-properties fo:font-weight="bold" officeooo:paragraph-rsid="00c96208" style:font-weight-asian="bold" style:font-weight-complex="bold"/>
    </style:style>
    <style:style style:name="P278" style:family="paragraph" style:parent-style-name="Standard">
      <style:text-properties fo:font-weight="bold" officeooo:paragraph-rsid="00ced4e4" style:font-weight-asian="bold" style:font-weight-complex="bold"/>
    </style:style>
    <style:style style:name="P279" style:family="paragraph" style:parent-style-name="Standard">
      <style:text-properties fo:font-weight="bold" officeooo:paragraph-rsid="00cffed4" style:font-weight-asian="bold" style:font-weight-complex="bold"/>
    </style:style>
    <style:style style:name="P280" style:family="paragraph" style:parent-style-name="Standard">
      <style:text-properties fo:font-weight="bold" officeooo:paragraph-rsid="00e8b277" style:font-weight-asian="bold" style:font-weight-complex="bold"/>
    </style:style>
    <style:style style:name="P281" style:family="paragraph" style:parent-style-name="Standard">
      <style:text-properties fo:font-weight="bold" officeooo:paragraph-rsid="00e9d91b" style:font-weight-asian="bold" style:font-weight-complex="bold"/>
    </style:style>
    <style:style style:name="P282" style:family="paragraph" style:parent-style-name="Standard">
      <style:text-properties fo:font-weight="bold" officeooo:paragraph-rsid="00ea583b" style:font-weight-asian="bold" style:font-weight-complex="bold"/>
    </style:style>
    <style:style style:name="P283" style:family="paragraph" style:parent-style-name="Standard">
      <style:text-properties fo:font-weight="bold" officeooo:paragraph-rsid="00ebd355" style:font-weight-asian="bold" style:font-weight-complex="bold"/>
    </style:style>
    <style:style style:name="P284" style:family="paragraph" style:parent-style-name="Standard">
      <style:text-properties fo:font-weight="bold" officeooo:paragraph-rsid="00f0321a" style:font-weight-asian="bold" style:font-weight-complex="bold"/>
    </style:style>
    <style:style style:name="P285" style:family="paragraph" style:parent-style-name="Standard">
      <style:paragraph-properties fo:text-align="start" style:justify-single-word="false"/>
    </style:style>
    <style:style style:name="P286" style:family="paragraph" style:parent-style-name="Standard">
      <style:paragraph-properties fo:text-align="start" style:justify-single-word="false"/>
      <style:text-properties officeooo:paragraph-rsid="00fdbda3"/>
    </style:style>
    <style:style style:name="P287" style:family="paragraph" style:parent-style-name="Standard">
      <style:paragraph-properties fo:text-align="center" style:justify-single-word="false" style:snap-to-layout-grid="false"/>
      <style:text-properties officeooo:rsid="003c9fe6" officeooo:paragraph-rsid="003c9fe6"/>
    </style:style>
    <style:style style:name="P288" style:family="paragraph" style:parent-style-name="Standard">
      <style:paragraph-properties fo:text-align="center" style:justify-single-word="false" style:snap-to-layout-grid="false"/>
      <style:text-properties officeooo:rsid="003dcad0" officeooo:paragraph-rsid="003dcad0"/>
    </style:style>
    <style:style style:name="P289" style:family="paragraph" style:parent-style-name="Standard">
      <style:paragraph-properties fo:text-align="center" style:justify-single-word="false" style:snap-to-layout-grid="false"/>
      <style:text-properties officeooo:rsid="00405c34" officeooo:paragraph-rsid="00405c34"/>
    </style:style>
    <style:style style:name="P290" style:family="paragraph" style:parent-style-name="Standard">
      <style:paragraph-properties fo:text-align="center" style:justify-single-word="false" style:snap-to-layout-grid="false"/>
      <style:text-properties officeooo:rsid="00420d35" officeooo:paragraph-rsid="00420d35"/>
    </style:style>
    <style:style style:name="P291" style:family="paragraph" style:parent-style-name="Standard">
      <style:paragraph-properties fo:text-align="center" style:justify-single-word="false" style:snap-to-layout-grid="false"/>
      <style:text-properties officeooo:rsid="004ee34a" officeooo:paragraph-rsid="004ee34a"/>
    </style:style>
    <style:style style:name="P292" style:family="paragraph" style:parent-style-name="Standard">
      <style:paragraph-properties fo:text-align="center" style:justify-single-word="false"/>
      <style:text-properties officeooo:rsid="004ee34a" officeooo:paragraph-rsid="004ee34a"/>
    </style:style>
    <style:style style:name="P293" style:family="paragraph" style:parent-style-name="Standard">
      <style:text-properties fo:color="#333333" style:font-name="LiberationSans-Bold" fo:font-size="10pt" fo:font-weight="bold" officeooo:rsid="0011a32e" officeooo:paragraph-rsid="0055764a" style:font-size-asian="10pt" style:font-weight-asian="bold" style:font-weight-complex="bold"/>
    </style:style>
    <style:style style:name="P294" style:family="paragraph" style:parent-style-name="Standard">
      <style:text-properties fo:color="#333333" style:font-name="LiberationSans-Bold" fo:font-size="10pt" fo:font-weight="bold" officeooo:rsid="0011a32e" officeooo:paragraph-rsid="006b2519" style:font-size-asian="10pt" style:font-weight-asian="bold" style:font-weight-complex="bold"/>
    </style:style>
    <style:style style:name="P295" style:family="paragraph" style:parent-style-name="Standard">
      <style:text-properties fo:color="#333333" style:font-name="LiberationSans-Bold" fo:font-size="10pt" fo:font-weight="bold" officeooo:rsid="0011a32e" officeooo:paragraph-rsid="00c96208" style:font-size-asian="10pt" style:font-weight-asian="bold" style:font-weight-complex="bold"/>
    </style:style>
    <style:style style:name="P296" style:family="paragraph" style:parent-style-name="Standard">
      <style:text-properties fo:color="#333333" style:font-name="LiberationSans-Bold" fo:font-size="10pt" fo:font-weight="bold" officeooo:rsid="0011a32e" officeooo:paragraph-rsid="00e9d91b" style:font-size-asian="10pt" style:font-weight-asian="bold" style:font-weight-complex="bold"/>
    </style:style>
    <style:style style:name="P297" style:family="paragraph" style:parent-style-name="Standard">
      <style:text-properties fo:color="#333333" style:font-name="LiberationSans-Bold" fo:font-size="10pt" fo:font-weight="bold" officeooo:rsid="0011a32e" officeooo:paragraph-rsid="00ebd355" style:font-size-asian="10pt" style:font-weight-asian="bold" style:font-weight-complex="bold"/>
    </style:style>
    <style:style style:name="P298" style:family="paragraph" style:parent-style-name="Standard">
      <style:text-properties fo:color="#333333" style:font-name="LiberationSans-Bold" fo:font-size="10pt" fo:font-weight="bold" officeooo:rsid="001bf261" officeooo:paragraph-rsid="00e8b277" style:font-size-asian="10pt" style:font-weight-asian="bold" style:font-weight-complex="bold"/>
    </style:style>
    <style:style style:name="P299" style:family="paragraph" style:parent-style-name="Standard">
      <style:text-properties fo:color="#333333" style:font-name="LiberationSans-Bold" fo:font-size="10pt" fo:font-weight="bold" officeooo:rsid="001bf261" officeooo:paragraph-rsid="00ea583b" style:font-size-asian="10pt" style:font-weight-asian="bold" style:font-weight-complex="bold"/>
    </style:style>
    <style:style style:name="P300" style:family="paragraph" style:parent-style-name="Standard" style:list-style-name="L21">
      <style:text-properties officeooo:paragraph-rsid="0055764a"/>
    </style:style>
    <style:style style:name="P301" style:family="paragraph" style:parent-style-name="Standard" style:list-style-name="L21">
      <style:text-properties officeooo:paragraph-rsid="006b2519"/>
    </style:style>
    <style:style style:name="P302" style:family="paragraph" style:parent-style-name="Standard">
      <style:text-properties officeooo:paragraph-rsid="0055764a"/>
    </style:style>
    <style:style style:name="P303" style:family="paragraph" style:parent-style-name="Standard">
      <style:paragraph-properties fo:text-align="justify" style:justify-single-word="false"/>
      <style:text-properties officeooo:paragraph-rsid="006b2519"/>
    </style:style>
    <style:style style:name="P304" style:family="paragraph" style:parent-style-name="Standard" style:list-style-name="L30">
      <style:paragraph-properties fo:text-align="justify" style:justify-single-word="false"/>
      <style:text-properties officeooo:paragraph-rsid="00cac0a3"/>
    </style:style>
    <style:style style:name="P305" style:family="paragraph" style:parent-style-name="Standard">
      <style:text-properties officeooo:paragraph-rsid="006b2519"/>
    </style:style>
    <style:style style:name="P306" style:family="paragraph" style:parent-style-name="Standard" style:list-style-name="L29">
      <style:text-properties officeooo:paragraph-rsid="008daed3"/>
    </style:style>
    <style:style style:name="P307" style:family="paragraph" style:parent-style-name="Standard" style:list-style-name="L29">
      <style:text-properties officeooo:paragraph-rsid="0093a513"/>
    </style:style>
    <style:style style:name="P308" style:family="paragraph" style:parent-style-name="Standard">
      <style:text-properties fo:font-size="6pt" fo:font-weight="normal" officeooo:rsid="00976960" officeooo:paragraph-rsid="008daed3" style:font-size-asian="5.25pt" style:font-weight-asian="normal" style:font-size-complex="6pt" style:font-weight-complex="normal"/>
    </style:style>
    <style:style style:name="P309" style:family="paragraph" style:parent-style-name="Standard">
      <style:text-properties fo:font-size="6pt" fo:font-weight="bold" officeooo:paragraph-rsid="00a49cca" style:font-size-asian="5.25pt" style:font-weight-asian="bold" style:font-size-complex="6pt" style:font-weight-complex="bold"/>
    </style:style>
    <style:style style:name="P310" style:family="paragraph" style:parent-style-name="Standard">
      <style:text-properties officeooo:paragraph-rsid="00a8ca1b"/>
    </style:style>
    <style:style style:name="P311" style:family="paragraph" style:parent-style-name="Standard">
      <style:text-properties officeooo:paragraph-rsid="00af1941"/>
    </style:style>
    <style:style style:name="P312" style:family="paragraph" style:parent-style-name="Standard" style:list-style-name="L30">
      <style:text-properties officeooo:paragraph-rsid="00e9d91b"/>
    </style:style>
    <style:style style:name="P313" style:family="paragraph" style:parent-style-name="Standard" style:list-style-name="L30">
      <style:text-properties officeooo:paragraph-rsid="00ebd355"/>
    </style:style>
    <style:style style:name="P314" style:family="paragraph" style:parent-style-name="Standard">
      <style:text-properties officeooo:paragraph-rsid="00e6a2b6"/>
    </style:style>
    <style:style style:name="P315" style:family="paragraph" style:parent-style-name="Standard">
      <style:text-properties style:font-name="LiberationMono" fo:font-size="9pt" fo:font-weight="normal" officeooo:rsid="0016b160" officeooo:paragraph-rsid="00e8b277" style:font-size-asian="9pt" style:font-weight-asian="normal" style:font-weight-complex="normal"/>
    </style:style>
    <style:style style:name="P316" style:family="paragraph" style:parent-style-name="Standard">
      <style:text-properties style:font-name="LiberationMono" fo:font-size="9pt" fo:font-weight="normal" officeooo:rsid="0016b160" officeooo:paragraph-rsid="00ea583b" style:font-size-asian="9pt" style:font-weight-asian="normal" style:font-weight-complex="normal"/>
    </style:style>
    <style:style style:name="P317" style:family="paragraph" style:parent-style-name="Standard" style:list-style-name="L34">
      <style:text-properties style:font-name="LiberationMono" fo:font-size="9pt" fo:font-weight="normal" officeooo:rsid="0025520f" officeooo:paragraph-rsid="00e8b277" style:font-size-asian="9pt" style:font-weight-asian="normal" style:font-weight-complex="normal"/>
    </style:style>
    <style:style style:name="P318" style:family="paragraph" style:parent-style-name="Standard" style:list-style-name="L39">
      <style:text-properties style:font-name="LiberationMono" fo:font-size="9pt" fo:font-weight="normal" officeooo:rsid="0025520f" officeooo:paragraph-rsid="00ea583b" style:font-size-asian="9pt" style:font-weight-asian="normal" style:font-weight-complex="normal"/>
    </style:style>
    <style:style style:name="P319" style:family="paragraph" style:parent-style-name="Standard">
      <style:text-properties style:font-name="Liberation Sans1" fo:font-size="10pt" officeooo:rsid="00188fcc" officeooo:paragraph-rsid="00e8b277" style:font-size-asian="8.75pt" style:font-size-complex="10pt"/>
    </style:style>
    <style:style style:name="P320" style:family="paragraph" style:parent-style-name="Standard">
      <style:text-properties style:font-name="Liberation Sans1" fo:font-size="10pt" officeooo:rsid="00188fcc" officeooo:paragraph-rsid="00ea583b" style:font-size-asian="8.75pt" style:font-size-complex="10pt"/>
    </style:style>
    <style:style style:name="P321" style:family="paragraph" style:parent-style-name="Standard">
      <style:text-properties officeooo:paragraph-rsid="00e9d91b"/>
    </style:style>
    <style:style style:name="P322" style:family="paragraph" style:parent-style-name="Standard">
      <style:text-properties officeooo:paragraph-rsid="00ea583b"/>
    </style:style>
    <style:style style:name="P323" style:family="paragraph" style:parent-style-name="Standard">
      <style:text-properties officeooo:paragraph-rsid="00ebd355"/>
    </style:style>
    <style:style style:name="P324" style:family="paragraph" style:parent-style-name="Standard">
      <style:text-properties officeooo:paragraph-rsid="00f737e5"/>
    </style:style>
    <style:style style:name="P325" style:family="paragraph" style:parent-style-name="Standard">
      <style:paragraph-properties fo:text-align="center" style:justify-single-word="false" style:snap-to-layout-grid="false"/>
      <style:text-properties officeooo:rsid="0103bf2e" officeooo:paragraph-rsid="0103bf2e"/>
    </style:style>
    <style:style style:name="P326" style:family="paragraph" style:parent-style-name="Standard">
      <style:paragraph-properties fo:text-align="center" style:justify-single-word="false" style:snap-to-layout-grid="false"/>
      <style:text-properties officeooo:rsid="01065e18" officeooo:paragraph-rsid="01065e18"/>
    </style:style>
    <style:style style:name="P327" style:family="paragraph" style:parent-style-name="Standard">
      <style:paragraph-properties fo:text-align="center" style:justify-single-word="false" style:snap-to-layout-grid="false"/>
      <style:text-properties officeooo:rsid="0106c219" officeooo:paragraph-rsid="0106c219"/>
    </style:style>
    <style:style style:name="P328" style:family="paragraph" style:parent-style-name="Standard">
      <style:paragraph-properties style:snap-to-layout-grid="false"/>
      <style:text-properties officeooo:rsid="010854fe" officeooo:paragraph-rsid="010854fe"/>
    </style:style>
    <style:style style:name="P329" style:family="paragraph" style:parent-style-name="Standard">
      <style:paragraph-properties style:snap-to-layout-grid="false"/>
      <style:text-properties officeooo:rsid="010854fe" officeooo:paragraph-rsid="010a1c97"/>
    </style:style>
    <style:style style:name="P330" style:family="paragraph" style:parent-style-name="Standard">
      <style:paragraph-properties style:snap-to-layout-grid="false"/>
      <style:text-properties officeooo:rsid="010a1c97" officeooo:paragraph-rsid="010a1c97"/>
    </style:style>
    <style:style style:name="P331" style:family="paragraph" style:parent-style-name="Standard">
      <style:text-properties officeooo:rsid="010b164b" officeooo:paragraph-rsid="010b164b"/>
    </style:style>
    <style:style style:name="P332" style:family="paragraph" style:parent-style-name="Standard">
      <style:paragraph-properties fo:text-align="center" style:justify-single-word="false" style:snap-to-layout-grid="false"/>
      <style:text-properties officeooo:rsid="01118938" officeooo:paragraph-rsid="01118938"/>
    </style:style>
    <style:style style:name="P333" style:family="paragraph" style:parent-style-name="Standard">
      <style:paragraph-properties fo:text-align="center" style:justify-single-word="false" style:snap-to-layout-grid="false"/>
      <style:text-properties officeooo:rsid="011285be" officeooo:paragraph-rsid="011285be"/>
    </style:style>
    <style:style style:name="P334" style:family="paragraph" style:parent-style-name="Standard">
      <style:paragraph-properties fo:text-align="center" style:justify-single-word="false" fo:break-before="page"/>
      <style:text-properties fo:font-weight="normal" officeooo:rsid="00519843" officeooo:paragraph-rsid="00f0321a" style:font-weight-asian="normal" style:font-weight-complex="normal"/>
    </style:style>
    <style:style style:name="P335" style:family="paragraph" style:parent-style-name="Text_20_body">
      <style:text-properties officeooo:paragraph-rsid="006e4c9e"/>
    </style:style>
    <style:style style:name="P336" style:family="paragraph" style:parent-style-name="Text_20_body">
      <style:paragraph-properties fo:text-align="justify" style:justify-single-word="false"/>
      <style:text-properties fo:font-weight="bold" officeooo:rsid="00519843" officeooo:paragraph-rsid="008daed3" style:font-weight-asian="bold" style:font-weight-complex="bold"/>
    </style:style>
    <style:style style:name="P337" style:family="paragraph" style:parent-style-name="Text_20_body">
      <style:text-properties officeooo:paragraph-rsid="008daed3"/>
    </style:style>
    <style:style style:name="P338" style:family="paragraph" style:parent-style-name="Subtitle">
      <style:text-properties officeooo:paragraph-rsid="0055764a"/>
    </style:style>
    <style:style style:name="P339" style:family="paragraph" style:parent-style-name="Subtitle">
      <style:text-properties fo:font-size="6pt" officeooo:paragraph-rsid="00a49cca" style:font-size-asian="5.25pt" style:font-size-complex="6pt"/>
    </style:style>
    <style:style style:name="P340" style:family="paragraph" style:parent-style-name="Subtitle">
      <style:text-properties officeooo:paragraph-rsid="006b2519"/>
    </style:style>
    <style:style style:name="P341" style:family="paragraph" style:parent-style-name="Subtitle">
      <style:text-properties officeooo:paragraph-rsid="007442a1"/>
    </style:style>
    <style:style style:name="P342" style:family="paragraph" style:parent-style-name="Subtitle">
      <style:text-properties officeooo:paragraph-rsid="00ebd355"/>
    </style:style>
    <style:style style:name="P34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344" style:family="paragraph" style:parent-style-name="Heading_20_5">
      <style:paragraph-properties fo:text-align="justify" style:justify-single-word="false"/>
      <style:text-properties fo:font-weight="normal" officeooo:rsid="00519843" officeooo:paragraph-rsid="006e4c9e" style:font-weight-asian="normal" style:font-weight-complex="normal"/>
    </style:style>
    <style:style style:name="P345" style:family="paragraph" style:parent-style-name="Heading_20_5">
      <style:paragraph-properties fo:text-align="justify" style:justify-single-word="false"/>
      <style:text-properties fo:font-weight="normal" officeooo:rsid="00519843" officeooo:paragraph-rsid="00f9b0a7" style:font-weight-asian="normal" style:font-weight-complex="normal"/>
    </style:style>
    <style:style style:name="P346" style:family="paragraph" style:parent-style-name="Heading_20_5">
      <style:text-properties fo:font-weight="normal" officeooo:rsid="00519843" officeooo:paragraph-rsid="00f737e5" style:font-weight-asian="normal" style:font-weight-complex="normal"/>
    </style:style>
    <style:style style:name="P347" style:family="paragraph" style:parent-style-name="Heading_20_5">
      <style:paragraph-properties fo:text-align="justify" style:justify-single-word="false"/>
      <style:text-properties fo:font-weight="normal" officeooo:rsid="0026681b" officeooo:paragraph-rsid="00e82c51" style:font-weight-asian="normal" style:font-weight-complex="normal"/>
    </style:style>
    <style:style style:name="P348" style:family="paragraph" style:parent-style-name="Heading_20_5">
      <style:text-properties officeooo:paragraph-rsid="008daed3"/>
    </style:style>
    <style:style style:name="P349" style:family="paragraph" style:parent-style-name="Heading_20_5">
      <style:text-properties fo:font-weight="bold" officeooo:paragraph-rsid="00bfffab" style:font-weight-asian="bold" style:font-weight-complex="bold"/>
    </style:style>
    <style:style style:name="P350" style:family="paragraph" style:parent-style-name="Heading_20_5">
      <style:text-properties officeooo:paragraph-rsid="00e8b277"/>
    </style:style>
    <style:style style:name="P351" style:family="paragraph" style:parent-style-name="Heading_20_5">
      <style:text-properties officeooo:paragraph-rsid="00e9d91b"/>
    </style:style>
    <style:style style:name="P352" style:family="paragraph" style:parent-style-name="Heading_20_5">
      <style:text-properties officeooo:paragraph-rsid="00ea583b"/>
    </style:style>
    <style:style style:name="P353" style:family="paragraph" style:parent-style-name="Heading_20_5">
      <style:text-properties officeooo:paragraph-rsid="00ebd355"/>
    </style:style>
    <style:style style:name="P354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355" style:family="paragraph" style:parent-style-name="Title" style:master-page-name="Conversion_20_2">
      <style:paragraph-properties style:page-number="auto"/>
      <style:text-properties officeooo:paragraph-rsid="0055764a"/>
    </style:style>
    <style:style style:name="P356" style:family="paragraph" style:parent-style-name="Title">
      <style:text-properties officeooo:paragraph-rsid="00503edc"/>
    </style:style>
    <style:style style:name="P357" style:family="paragraph" style:parent-style-name="Title">
      <style:text-properties officeooo:paragraph-rsid="005a12c6"/>
    </style:style>
    <style:style style:name="P358" style:family="paragraph" style:parent-style-name="Title">
      <style:text-properties officeooo:paragraph-rsid="006b2519"/>
    </style:style>
    <style:style style:name="P359" style:family="paragraph" style:parent-style-name="Title">
      <style:paragraph-properties fo:text-align="justify" style:justify-single-word="false"/>
      <style:text-properties fo:font-weight="bold" officeooo:rsid="00519843" officeooo:paragraph-rsid="009f931e" style:font-weight-asian="bold" style:font-weight-complex="bold"/>
    </style:style>
    <style:style style:name="P360" style:family="paragraph" style:parent-style-name="Title">
      <style:text-properties officeooo:paragraph-rsid="008daed3"/>
    </style:style>
    <style:style style:name="P361" style:family="paragraph" style:parent-style-name="Title">
      <style:text-properties officeooo:paragraph-rsid="00a49cca"/>
    </style:style>
    <style:style style:name="P362" style:family="paragraph" style:parent-style-name="Title">
      <style:text-properties officeooo:paragraph-rsid="00c96208"/>
    </style:style>
    <style:style style:name="P363" style:family="paragraph" style:parent-style-name="Title">
      <style:text-properties officeooo:paragraph-rsid="00e8b277"/>
    </style:style>
    <style:style style:name="P364" style:family="paragraph" style:parent-style-name="Title">
      <style:text-properties officeooo:paragraph-rsid="00e9d91b"/>
    </style:style>
    <style:style style:name="P365" style:family="paragraph" style:parent-style-name="Title">
      <style:text-properties officeooo:paragraph-rsid="00ea583b"/>
    </style:style>
    <style:style style:name="P366" style:family="paragraph" style:parent-style-name="Title">
      <style:paragraph-properties fo:break-before="page"/>
    </style:style>
    <style:style style:name="P367" style:family="paragraph" style:parent-style-name="Title">
      <style:paragraph-properties fo:break-before="page"/>
      <style:text-properties officeooo:paragraph-rsid="00503edc"/>
    </style:style>
    <style:style style:name="P368" style:family="paragraph" style:parent-style-name="Title">
      <style:paragraph-properties fo:break-before="page"/>
      <style:text-properties officeooo:paragraph-rsid="005a12c6"/>
    </style:style>
    <style:style style:name="P369" style:family="paragraph" style:parent-style-name="Title">
      <style:paragraph-properties fo:break-before="page"/>
      <style:text-properties officeooo:paragraph-rsid="007442a1"/>
    </style:style>
    <style:style style:name="P370" style:family="paragraph" style:parent-style-name="Title" style:master-page-name="Conversion_20_7">
      <style:paragraph-properties style:page-number="auto" fo:break-before="page"/>
      <style:text-properties officeooo:paragraph-rsid="008daed3"/>
    </style:style>
    <style:style style:name="P371" style:family="paragraph" style:parent-style-name="Title" style:master-page-name="Conversion_20_4">
      <style:paragraph-properties style:page-number="auto"/>
      <style:text-properties officeooo:paragraph-rsid="00c96208"/>
    </style:style>
    <style:style style:name="P372" style:family="paragraph" style:parent-style-name="Title" style:master-page-name="Conversion_20_3">
      <style:paragraph-properties style:page-number="auto" fo:break-before="page"/>
      <style:text-properties officeooo:paragraph-rsid="00e8b277"/>
    </style:style>
    <style:style style:name="P373" style:family="paragraph" style:parent-style-name="Title" style:master-page-name="Conversion_20_7">
      <style:paragraph-properties style:page-number="auto" fo:break-before="page"/>
      <style:text-properties officeooo:paragraph-rsid="00e9d91b"/>
    </style:style>
    <style:style style:name="P374" style:family="paragraph" style:parent-style-name="Title" style:master-page-name="Conversion_20_5">
      <style:paragraph-properties style:page-number="auto" fo:break-before="page"/>
      <style:text-properties officeooo:paragraph-rsid="00ea583b"/>
    </style:style>
    <style:style style:name="P375" style:family="paragraph" style:parent-style-name="Title" style:master-page-name="Conversion_20_6">
      <style:paragraph-properties style:page-number="auto"/>
      <style:text-properties officeooo:paragraph-rsid="00ebd355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520f" style:font-weight-asian="normal" style:font-weight-complex="normal"/>
    </style:style>
    <style:style style:name="T4" style:family="text">
      <style:text-properties fo:font-weight="normal" officeooo:rsid="00976960" style:font-weight-asian="normal" style:font-weight-complex="normal"/>
    </style:style>
    <style:style style:name="T5" style:family="text">
      <style:text-properties fo:font-weight="normal" officeooo:rsid="009cb434" style:font-weight-asian="normal" style:font-weight-complex="normal"/>
    </style:style>
    <style:style style:name="T6" style:family="text">
      <style:text-properties fo:font-weight="normal" officeooo:rsid="0026681b" style:font-weight-asian="normal" style:font-weight-complex="normal"/>
    </style:style>
    <style:style style:name="T7" style:family="text">
      <style:text-properties fo:font-weight="normal" officeooo:rsid="00271773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GB"/>
    </style:style>
    <style:style style:name="T10" style:family="text">
      <style:text-properties style:text-position="super 58%" style:font-name="Times1" fo:language="en" fo:country="GB"/>
    </style:style>
    <style:style style:name="T11" style:family="text">
      <style:text-properties style:text-position="super 58%" style:font-name="LiberationSans" fo:font-size="10pt" officeooo:rsid="00b3df6e" style:font-size-asian="10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1a32e"/>
    </style:style>
    <style:style style:name="T14" style:family="text">
      <style:text-properties fo:color="#333333" style:font-name="LiberationSans-Bold" fo:font-size="10pt" fo:font-weight="bold" style:font-size-asian="10pt" style:font-weight-asian="bold" style:font-weight-complex="bold"/>
    </style:style>
    <style:style style:name="T15" style:family="text">
      <style:text-properties fo:color="#333333" style:font-name="LiberationSans-Bold" fo:font-size="10pt" fo:font-weight="bold" officeooo:rsid="0011a32e" style:font-size-asian="10pt" style:font-weight-asian="bold" style:font-weight-complex="bold"/>
    </style:style>
    <style:style style:name="T16" style:family="text">
      <style:text-properties fo:color="#333333" style:font-name="LiberationSans-Bold" fo:font-size="10pt" fo:font-weight="bold" officeooo:rsid="00a6826f" style:font-size-asian="10pt" style:font-weight-asian="bold" style:font-weight-complex="bold"/>
    </style:style>
    <style:style style:name="T17" style:family="text">
      <style:text-properties fo:color="#333333" style:font-name="LiberationSans-Bold" fo:font-size="10pt" fo:font-weight="bold" officeooo:rsid="00ff2a26" style:font-size-asian="10pt" style:font-weight-asian="bold" style:font-weight-complex="bold"/>
    </style:style>
    <style:style style:name="T18" style:family="text">
      <style:text-properties fo:color="#333333" style:font-name="LiberationSans-Bold" fo:font-size="10pt" fo:font-weight="bold" officeooo:rsid="00ffe1e7" style:font-size-asian="10pt" style:font-weight-asian="bold" style:font-weight-complex="bold"/>
    </style:style>
    <style:style style:name="T19" style:family="text">
      <style:text-properties fo:color="#333333" style:font-name="LiberationSans-Bold" fo:font-size="10pt" fo:font-weight="bold" style:font-size-asian="10pt" style:font-weight-asian="bold"/>
    </style:style>
    <style:style style:name="T20" style:family="text">
      <style:text-properties fo:color="#333333" style:font-name="LiberationSans-Bold" fo:font-size="10pt" fo:font-weight="bold" officeooo:rsid="0053a2c9" style:font-size-asian="10pt" style:font-weight-asian="bold"/>
    </style:style>
    <style:style style:name="T21" style:family="text">
      <style:text-properties fo:color="#333333" style:font-name="LiberationSans-Bold" fo:font-size="10pt" style:font-size-asian="10pt"/>
    </style:style>
    <style:style style:name="T22" style:family="text">
      <style:text-properties fo:color="#333333" style:font-name="LiberationSans-Bold" fo:font-size="10pt" officeooo:rsid="001beed7" style:font-size-asian="10pt"/>
    </style:style>
    <style:style style:name="T23" style:family="text">
      <style:text-properties fo:color="#333333" style:font-name="LiberationSans-Bold" fo:font-size="10pt" officeooo:rsid="001bf261" style:font-size-asian="10pt"/>
    </style:style>
    <style:style style:name="T24" style:family="text">
      <style:text-properties fo:color="#333333" style:font-name="LiberationSans-Bold" fo:font-size="10pt" officeooo:rsid="00700fa5" style:font-size-asian="10pt"/>
    </style:style>
    <style:style style:name="T25" style:family="text">
      <style:text-properties fo:color="#333333" style:font-name="LiberationSans-Bold" fo:font-size="10pt" officeooo:rsid="0070eccd" style:font-size-asian="10pt"/>
    </style:style>
    <style:style style:name="T26" style:family="text">
      <style:text-properties fo:color="#333333" style:font-name="LiberationSans-Bold" fo:font-size="10pt" officeooo:rsid="007360af" style:font-size-asian="10pt"/>
    </style:style>
    <style:style style:name="T27" style:family="text">
      <style:text-properties fo:color="#333333" style:font-name="LiberationSans-Bold" fo:font-size="10pt" officeooo:rsid="001f9092" style:font-size-asian="10pt"/>
    </style:style>
    <style:style style:name="T28" style:family="text">
      <style:text-properties fo:color="#333333" style:font-name="LiberationSans-Bold" fo:font-size="10pt" officeooo:rsid="00c96208" style:font-size-asian="10pt"/>
    </style:style>
    <style:style style:name="T29" style:family="text">
      <style:text-properties fo:color="#333333" style:font-name="LiberationSans-Bold" fo:font-size="10pt" officeooo:rsid="0027e69f" style:font-size-asian="10pt"/>
    </style:style>
    <style:style style:name="T30" style:family="text">
      <style:text-properties fo:color="#333333" style:font-name="Liberation Sans1" fo:font-size="10pt" fo:font-weight="normal" officeooo:rsid="0026681b" style:font-size-asian="10pt" style:font-weight-asian="normal" style:font-weight-complex="normal"/>
    </style:style>
    <style:style style:name="T31" style:family="text">
      <style:text-properties fo:color="#333333" style:font-name="Liberation Sans1" fo:font-size="10pt" fo:font-weight="normal" officeooo:rsid="001bf261" style:font-size-asian="10pt" style:font-weight-asian="normal" style:font-weight-complex="normal"/>
    </style:style>
    <style:style style:name="T32" style:family="text">
      <style:text-properties fo:color="#333333" style:font-name="Liberation Sans1" fo:font-size="10pt" style:font-size-asian="10pt" style:font-size-complex="10pt"/>
    </style:style>
    <style:style style:name="T33" style:family="text">
      <style:text-properties fo:color="#333333" style:font-name="Liberation Sans1" fo:font-size="10pt" officeooo:rsid="0026681b" style:font-size-asian="10pt"/>
    </style:style>
    <style:style style:name="T34" style:family="text">
      <style:text-properties fo:color="#333333" style:font-name="Liberation Sans1" fo:font-size="10pt" officeooo:rsid="0026681b" style:font-size-asian="10pt"/>
    </style:style>
    <style:style style:name="T35" style:family="text">
      <style:text-properties fo:color="#333333" style:font-name="Liberation Sans1" fo:font-size="10pt" officeooo:rsid="001bf261" style:font-size-asian="10pt"/>
    </style:style>
    <style:style style:name="T36" style:family="text">
      <style:text-properties fo:color="#333333" style:font-name="LiberationMono" fo:font-size="9pt" officeooo:rsid="001bf261" style:font-size-asian="9pt"/>
    </style:style>
    <style:style style:name="T37" style:family="text">
      <style:text-properties fo:color="#333333" style:font-name="Liberation Sans2" fo:font-size="10pt" officeooo:rsid="0053a2c9" style:font-size-asian="10pt"/>
    </style:style>
    <style:style style:name="T38" style:family="text">
      <style:text-properties style:font-name="LiberationSans"/>
    </style:style>
    <style:style style:name="T39" style:family="text">
      <style:text-properties style:font-name="LiberationSans" fo:font-size="10pt" style:font-size-asian="10pt"/>
    </style:style>
    <style:style style:name="T40" style:family="text">
      <style:text-properties style:font-name="LiberationSans" fo:font-size="10pt" officeooo:rsid="00139084" style:font-size-asian="10pt"/>
    </style:style>
    <style:style style:name="T41" style:family="text">
      <style:text-properties style:font-name="LiberationSans" fo:font-size="10pt" officeooo:rsid="0011a32e" style:font-size-asian="10pt"/>
    </style:style>
    <style:style style:name="T42" style:family="text">
      <style:text-properties style:font-name="LiberationSans" fo:font-size="10pt" officeooo:rsid="00154c78" style:font-size-asian="10pt"/>
    </style:style>
    <style:style style:name="T43" style:family="text">
      <style:text-properties style:font-name="LiberationSans" fo:font-size="10pt" officeooo:rsid="0016b160" style:font-size-asian="10pt"/>
    </style:style>
    <style:style style:name="T44" style:family="text">
      <style:text-properties style:font-name="LiberationSans" fo:font-size="10pt" officeooo:rsid="001a3ac8" style:font-size-asian="10pt"/>
    </style:style>
    <style:style style:name="T45" style:family="text">
      <style:text-properties style:font-name="LiberationSans" fo:font-size="10pt" officeooo:rsid="001dbc2d" style:font-size-asian="10pt"/>
    </style:style>
    <style:style style:name="T46" style:family="text">
      <style:text-properties style:font-name="LiberationSans" fo:font-size="10pt" officeooo:rsid="001dbe4b" style:font-size-asian="10pt"/>
    </style:style>
    <style:style style:name="T47" style:family="text">
      <style:text-properties style:font-name="LiberationSans" fo:font-size="10pt" officeooo:rsid="001e1245" style:font-size-asian="10pt"/>
    </style:style>
    <style:style style:name="T48" style:family="text">
      <style:text-properties style:font-name="LiberationSans" fo:font-size="10pt" officeooo:rsid="001f895e" style:font-size-asian="10pt"/>
    </style:style>
    <style:style style:name="T49" style:family="text">
      <style:text-properties style:font-name="LiberationSans" fo:font-size="10pt" officeooo:rsid="001d3c4e" style:font-size-asian="10pt"/>
    </style:style>
    <style:style style:name="T50" style:family="text">
      <style:text-properties style:font-name="LiberationSans" fo:font-size="10pt" style:font-size-asian="10pt" style:font-size-complex="10pt"/>
    </style:style>
    <style:style style:name="T51" style:family="text">
      <style:text-properties style:font-name="LiberationSans" fo:font-size="10pt" officeooo:rsid="0016b160" style:font-size-asian="10pt" style:font-size-complex="10pt"/>
    </style:style>
    <style:style style:name="T52" style:family="text">
      <style:text-properties style:font-name="LiberationSans" fo:font-size="10pt" officeooo:rsid="001a3ac8" style:font-size-asian="10pt" style:font-size-complex="10pt"/>
    </style:style>
    <style:style style:name="T53" style:family="text">
      <style:text-properties style:font-name="LiberationSans" fo:font-size="10pt" officeooo:rsid="00de9d8c" style:font-size-asian="10pt" style:font-size-complex="10pt"/>
    </style:style>
    <style:style style:name="T54" style:family="text">
      <style:text-properties style:font-name="LiberationSans" fo:font-size="10pt" officeooo:rsid="00e22397" style:font-size-asian="10pt" style:font-size-complex="10pt"/>
    </style:style>
    <style:style style:name="T55" style:family="text">
      <style:text-properties style:font-name="LiberationSans" fo:font-size="10pt" officeooo:rsid="00271773" style:font-size-asian="10pt" style:font-size-complex="10pt"/>
    </style:style>
    <style:style style:name="T56" style:family="text">
      <style:text-properties style:font-name="LiberationSans" fo:font-size="10pt" officeooo:rsid="0025520f" style:font-size-asian="10pt" style:font-size-complex="10pt"/>
    </style:style>
    <style:style style:name="T57" style:family="text">
      <style:text-properties style:font-name="LiberationSans" fo:font-size="10pt" officeooo:rsid="007a1f15" style:font-size-asian="10pt"/>
    </style:style>
    <style:style style:name="T58" style:family="text">
      <style:text-properties style:font-name="LiberationSans" fo:font-size="10pt" officeooo:rsid="007dbcea" style:font-size-asian="10pt"/>
    </style:style>
    <style:style style:name="T59" style:family="text">
      <style:text-properties style:font-name="LiberationSans" fo:font-size="10pt" officeooo:rsid="0025520f" style:font-size-asian="10pt"/>
    </style:style>
    <style:style style:name="T60" style:family="text">
      <style:text-properties style:font-name="LiberationSans" fo:font-size="10pt" officeooo:rsid="007e7183" style:font-size-asian="10pt"/>
    </style:style>
    <style:style style:name="T61" style:family="text">
      <style:text-properties style:font-name="LiberationSans" fo:font-size="10pt" officeooo:rsid="00823faa" style:font-size-asian="10pt"/>
    </style:style>
    <style:style style:name="T62" style:family="text">
      <style:text-properties style:font-name="LiberationSans" fo:font-size="10pt" officeooo:rsid="0083bd2a" style:font-size-asian="10pt"/>
    </style:style>
    <style:style style:name="T63" style:family="text">
      <style:text-properties style:font-name="LiberationSans" fo:font-size="10pt" officeooo:rsid="008463ca" style:font-size-asian="10pt"/>
    </style:style>
    <style:style style:name="T64" style:family="text">
      <style:text-properties style:font-name="LiberationSans" fo:font-size="10pt" officeooo:rsid="0086158e" style:font-size-asian="10pt"/>
    </style:style>
    <style:style style:name="T65" style:family="text">
      <style:text-properties style:font-name="LiberationSans" fo:font-size="10pt" officeooo:rsid="00865221" style:font-size-asian="10pt"/>
    </style:style>
    <style:style style:name="T66" style:family="text">
      <style:text-properties style:font-name="LiberationSans" fo:font-size="10pt" officeooo:rsid="00887bf7" style:font-size-asian="10pt"/>
    </style:style>
    <style:style style:name="T67" style:family="text">
      <style:text-properties style:font-name="LiberationSans" fo:font-size="10pt" officeooo:rsid="0092d0cc" style:font-size-asian="10pt"/>
    </style:style>
    <style:style style:name="T68" style:family="text">
      <style:text-properties style:font-name="LiberationSans" fo:font-size="10pt" officeooo:rsid="00967d9e" style:font-size-asian="10pt"/>
    </style:style>
    <style:style style:name="T69" style:family="text">
      <style:text-properties style:font-name="LiberationSans" fo:font-size="10pt" officeooo:rsid="00b054e1" style:font-size-asian="10pt"/>
    </style:style>
    <style:style style:name="T70" style:family="text">
      <style:text-properties style:font-name="LiberationSans" fo:font-size="10pt" officeooo:rsid="00b3df6e" style:font-size-asian="10pt"/>
    </style:style>
    <style:style style:name="T71" style:family="text">
      <style:text-properties style:font-name="LiberationSans" fo:font-size="10pt" officeooo:rsid="0022f756" style:font-size-asian="10pt"/>
    </style:style>
    <style:style style:name="T72" style:family="text">
      <style:text-properties style:font-name="LiberationSans" fo:font-size="10pt" officeooo:rsid="00b858a0" style:font-size-asian="10pt"/>
    </style:style>
    <style:style style:name="T73" style:family="text">
      <style:text-properties style:font-name="LiberationSans" fo:font-size="10pt" officeooo:rsid="00ba001e" style:font-size-asian="10pt"/>
    </style:style>
    <style:style style:name="T74" style:family="text">
      <style:text-properties style:font-name="LiberationSans" fo:font-size="10pt" officeooo:rsid="00ba518d" style:font-size-asian="10pt"/>
    </style:style>
    <style:style style:name="T75" style:family="text">
      <style:text-properties style:font-name="LiberationSans" fo:font-size="10pt" officeooo:rsid="00ae6ea0" style:font-size-asian="10pt"/>
    </style:style>
    <style:style style:name="T76" style:family="text">
      <style:text-properties style:font-name="LiberationSans" fo:font-size="10pt" officeooo:rsid="00d1b4ef" style:font-size-asian="10pt"/>
    </style:style>
    <style:style style:name="T77" style:family="text">
      <style:text-properties style:font-name="LiberationSans" fo:font-size="10pt" officeooo:rsid="00d1cbb8" style:font-size-asian="10pt"/>
    </style:style>
    <style:style style:name="T78" style:family="text">
      <style:text-properties style:font-name="LiberationSans" fo:font-size="10pt" officeooo:rsid="00a7d9d4" style:font-size-asian="10pt"/>
    </style:style>
    <style:style style:name="T79" style:family="text">
      <style:text-properties style:font-name="LiberationSans" fo:font-size="10pt" officeooo:rsid="00245f5a" style:font-size-asian="10pt"/>
    </style:style>
    <style:style style:name="T80" style:family="text">
      <style:text-properties style:font-name="LiberationSans" fo:font-size="10pt" officeooo:rsid="00d5204b" style:font-size-asian="10pt"/>
    </style:style>
    <style:style style:name="T81" style:family="text">
      <style:text-properties style:font-name="LiberationSans" fo:font-size="10pt" officeooo:rsid="0026681b" style:font-size-asian="10pt"/>
    </style:style>
    <style:style style:name="T82" style:family="text">
      <style:text-properties style:font-name="LiberationSans" fo:font-size="10pt" officeooo:rsid="00de9d8c" style:font-size-asian="10pt"/>
    </style:style>
    <style:style style:name="T83" style:family="text">
      <style:text-properties style:font-name="LiberationSans" fo:font-size="10pt" officeooo:rsid="00251cab" style:font-size-asian="10pt"/>
    </style:style>
    <style:style style:name="T84" style:family="text">
      <style:text-properties style:font-name="LiberationSans" fo:font-size="10pt" officeooo:rsid="0027e69f" style:font-size-asian="10pt"/>
    </style:style>
    <style:style style:name="T85" style:family="text">
      <style:text-properties style:font-name="LiberationSans" fo:font-size="10pt" officeooo:rsid="002880d3" style:font-size-asian="10pt"/>
    </style:style>
    <style:style style:name="T86" style:family="text">
      <style:text-properties style:font-name="LiberationSans" fo:font-size="10pt" fo:font-weight="normal" style:font-size-asian="10pt" style:font-weight-asian="normal" style:font-weight-complex="normal"/>
    </style:style>
    <style:style style:name="T87" style:family="text">
      <style:text-properties style:font-name="LiberationSans" fo:font-size="10pt" fo:font-weight="normal" officeooo:rsid="0011a32e" style:font-size-asian="10pt" style:font-weight-asian="normal" style:font-weight-complex="normal"/>
    </style:style>
    <style:style style:name="T88" style:family="text">
      <style:text-properties style:font-name="LiberationSans" fo:font-size="10pt" fo:font-weight="normal" officeooo:rsid="00139084" style:font-size-asian="10pt" style:font-weight-asian="normal" style:font-weight-complex="normal"/>
    </style:style>
    <style:style style:name="T89" style:family="text">
      <style:text-properties style:font-name="LiberationSans" fo:font-size="10pt" fo:font-weight="normal" officeooo:rsid="0016b160" style:font-size-asian="10pt" style:font-weight-asian="normal" style:font-weight-complex="normal"/>
    </style:style>
    <style:style style:name="T90" style:family="text">
      <style:text-properties style:font-name="LiberationSans" fo:font-size="10pt" fo:font-weight="normal" officeooo:rsid="0018aaa7" style:font-size-asian="10pt" style:font-weight-asian="normal" style:font-weight-complex="normal"/>
    </style:style>
    <style:style style:name="T91" style:family="text">
      <style:text-properties style:font-name="LiberationSans" fo:font-size="10pt" fo:font-weight="normal" officeooo:rsid="008df18a" style:font-size-asian="10pt" style:font-weight-asian="normal" style:font-weight-complex="normal"/>
    </style:style>
    <style:style style:name="T92" style:family="text">
      <style:text-properties style:font-name="LiberationSans" fo:font-size="10pt" fo:font-weight="normal" officeooo:rsid="00a7d9d4" style:font-size-asian="10pt" style:font-weight-asian="normal" style:font-weight-complex="normal"/>
    </style:style>
    <style:style style:name="T93" style:family="text">
      <style:text-properties style:font-name="LiberationSans" fo:font-size="10pt" fo:font-weight="normal" officeooo:rsid="00a8ca1b" style:font-size-asian="10pt" style:font-weight-asian="normal" style:font-weight-complex="normal"/>
    </style:style>
    <style:style style:name="T94" style:family="text">
      <style:text-properties style:font-name="LiberationSans" fo:font-size="10pt" fo:font-weight="normal" officeooo:rsid="00af1941" style:font-size-asian="10pt" style:font-weight-asian="normal" style:font-weight-complex="normal"/>
    </style:style>
    <style:style style:name="T95" style:family="text">
      <style:text-properties style:font-name="LiberationSans" fo:font-size="10pt" fo:font-weight="normal" officeooo:rsid="00240fff" style:font-size-asian="10pt" style:font-weight-asian="normal" style:font-weight-complex="normal"/>
    </style:style>
    <style:style style:name="T96" style:family="text">
      <style:text-properties style:font-name="LiberationSans" fo:font-size="10pt" fo:font-weight="normal" officeooo:rsid="00cac0a3" style:font-size-asian="10pt" style:font-weight-asian="normal" style:font-weight-complex="normal"/>
    </style:style>
    <style:style style:name="T97" style:family="text">
      <style:text-properties style:font-name="LiberationSans" fo:font-size="10pt" fo:font-weight="normal" officeooo:rsid="0027e69f" style:font-size-asian="10pt" style:font-weight-asian="normal" style:font-weight-complex="normal"/>
    </style:style>
    <style:style style:name="T98" style:family="text">
      <style:text-properties style:font-name="LiberationSans" fo:font-size="10pt" fo:font-weight="normal" officeooo:rsid="00e56a7f" style:font-size-asian="10pt" style:font-weight-asian="normal" style:font-weight-complex="normal"/>
    </style:style>
    <style:style style:name="T99" style:family="text">
      <style:text-properties style:font-name="LiberationSans" fo:font-size="10pt" fo:font-weight="normal" officeooo:rsid="00e6a2b6" style:font-size-asian="10pt" style:font-weight-asian="normal" style:font-weight-complex="normal"/>
    </style:style>
    <style:style style:name="T100" style:family="text">
      <style:text-properties style:font-name="LiberationSans" fo:font-size="10pt" fo:font-weight="normal" officeooo:rsid="00245f5a" style:font-size-asian="10pt" style:font-weight-asian="normal" style:font-weight-complex="normal"/>
    </style:style>
    <style:style style:name="T101" style:family="text">
      <style:text-properties style:font-name="LiberationSans" fo:font-size="10pt" fo:font-weight="normal" officeooo:rsid="002a6ac6" style:font-size-asian="10pt" style:font-weight-asian="normal" style:font-weight-complex="normal"/>
    </style:style>
    <style:style style:name="T102" style:family="text">
      <style:text-properties style:font-name="LiberationSans" fo:font-size="10pt" fo:font-weight="normal" officeooo:rsid="002aa78b" style:font-size-asian="10pt" style:font-weight-asian="normal" style:font-weight-complex="normal"/>
    </style:style>
    <style:style style:name="T103" style:family="text">
      <style:text-properties style:font-name="LiberationSans" fo:font-size="10pt" fo:font-weight="normal" officeooo:rsid="0011a32e" style:font-size-asian="10pt" style:font-weight-asian="normal" style:font-size-complex="10pt" style:font-weight-complex="normal"/>
    </style:style>
    <style:style style:name="T104" style:family="text">
      <style:text-properties style:font-name="LiberationSans" fo:font-size="10pt" fo:font-weight="normal" officeooo:rsid="008eb68e" style:font-size-asian="10pt" style:font-weight-asian="normal" style:font-size-complex="10pt" style:font-weight-complex="normal"/>
    </style:style>
    <style:style style:name="T105" style:family="text">
      <style:text-properties style:font-name="LiberationSans" fo:font-size="10pt" fo:font-weight="normal" officeooo:rsid="0093a513" style:font-size-asian="10pt" style:font-weight-asian="normal" style:font-size-complex="10pt" style:font-weight-complex="normal"/>
    </style:style>
    <style:style style:name="T106" style:family="text">
      <style:text-properties style:font-name="LiberationSans" fo:font-size="10pt" style:text-underline-style="solid" style:text-underline-width="auto" style:text-underline-color="font-color" officeooo:rsid="0092d0cc" style:font-size-asian="10pt"/>
    </style:style>
    <style:style style:name="T107" style:family="text">
      <style:text-properties style:font-name="LiberationSans" fo:font-weight="normal" officeooo:rsid="0011a32e" style:font-weight-asian="normal" style:font-weight-complex="normal"/>
    </style:style>
    <style:style style:name="T108" style:family="text">
      <style:text-properties style:font-name="LiberationMono"/>
    </style:style>
    <style:style style:name="T109" style:family="text">
      <style:text-properties style:font-name="LiberationMono" fo:font-size="9pt" style:font-size-asian="9pt"/>
    </style:style>
    <style:style style:name="T110" style:family="text">
      <style:text-properties style:font-name="LiberationMono" fo:font-size="9pt" officeooo:rsid="00139084" style:font-size-asian="9pt"/>
    </style:style>
    <style:style style:name="T111" style:family="text">
      <style:text-properties style:font-name="LiberationMono" fo:font-size="9pt" officeooo:rsid="0011a32e" style:font-size-asian="9pt"/>
    </style:style>
    <style:style style:name="T112" style:family="text">
      <style:text-properties style:font-name="LiberationMono" fo:font-size="9pt" officeooo:rsid="0016b160" style:font-size-asian="9pt"/>
    </style:style>
    <style:style style:name="T113" style:family="text">
      <style:text-properties style:font-name="LiberationMono" fo:font-size="9pt" officeooo:rsid="001a3ac8" style:font-size-asian="9pt"/>
    </style:style>
    <style:style style:name="T114" style:family="text">
      <style:text-properties style:font-name="LiberationMono" fo:font-size="9pt" officeooo:rsid="0020a1fe" style:font-size-asian="9pt"/>
    </style:style>
    <style:style style:name="T115" style:family="text">
      <style:text-properties style:font-name="LiberationMono" fo:font-size="9pt" officeooo:rsid="001bd0d3" style:font-size-asian="9pt"/>
    </style:style>
    <style:style style:name="T116" style:family="text">
      <style:text-properties style:font-name="LiberationMono" fo:font-size="9pt" officeooo:rsid="00780afa" style:font-size-asian="9pt"/>
    </style:style>
    <style:style style:name="T117" style:family="text">
      <style:text-properties style:font-name="LiberationMono" fo:font-size="9pt" officeooo:rsid="0083bd2a" style:font-size-asian="9pt"/>
    </style:style>
    <style:style style:name="T118" style:family="text">
      <style:text-properties style:font-name="LiberationMono" fo:font-size="9pt" officeooo:rsid="00923daa" style:font-size-asian="9pt"/>
    </style:style>
    <style:style style:name="T119" style:family="text">
      <style:text-properties style:font-name="LiberationMono" fo:font-size="9pt" officeooo:rsid="00a7d9d4" style:font-size-asian="9pt"/>
    </style:style>
    <style:style style:name="T120" style:family="text">
      <style:text-properties style:font-name="LiberationMono" fo:font-size="9pt" officeooo:rsid="00163e2c" style:font-size-asian="9pt"/>
    </style:style>
    <style:style style:name="T121" style:family="text">
      <style:text-properties style:font-name="LiberationMono" fo:font-size="9pt" officeooo:rsid="001f9092" style:font-size-asian="9pt"/>
    </style:style>
    <style:style style:name="T122" style:family="text">
      <style:text-properties style:font-name="LiberationMono" fo:font-size="9pt" officeooo:rsid="001f9092" style:font-size-asian="9pt" style:font-size-complex="10pt"/>
    </style:style>
    <style:style style:name="T123" style:family="text">
      <style:text-properties style:font-name="LiberationMono" fo:font-size="9pt" officeooo:rsid="00a7d9d4" style:font-size-asian="9pt" style:font-size-complex="10pt"/>
    </style:style>
    <style:style style:name="T124" style:family="text">
      <style:text-properties style:font-name="LiberationMono" fo:font-size="9pt" officeooo:rsid="0016b160" style:font-size-asian="9pt" style:font-size-complex="10pt"/>
    </style:style>
    <style:style style:name="T125" style:family="text">
      <style:text-properties style:font-name="LiberationMono" fo:font-size="9pt" officeooo:rsid="0027e69f" style:font-size-asian="9pt" style:font-size-complex="10pt"/>
    </style:style>
    <style:style style:name="T126" style:family="text">
      <style:text-properties style:font-name="LiberationMono" fo:font-size="9pt" officeooo:rsid="00e02271" style:font-size-asian="9pt" style:font-size-complex="10pt"/>
    </style:style>
    <style:style style:name="T127" style:family="text">
      <style:text-properties style:font-name="LiberationMono" fo:font-size="9pt" officeooo:rsid="00cd3aa7" style:font-size-asian="9pt"/>
    </style:style>
    <style:style style:name="T128" style:family="text">
      <style:text-properties style:font-name="LiberationMono" fo:font-size="9pt" officeooo:rsid="0027e69f" style:font-size-asian="9pt"/>
    </style:style>
    <style:style style:name="T129" style:family="text">
      <style:text-properties style:font-name="LiberationMono" fo:font-size="9pt" fo:font-weight="normal" style:font-size-asian="9pt" style:font-weight-asian="normal" style:font-weight-complex="normal"/>
    </style:style>
    <style:style style:name="T130" style:family="text">
      <style:text-properties style:font-name="LiberationMono" fo:font-size="9pt" fo:font-weight="normal" officeooo:rsid="0011a32e" style:font-size-asian="9pt" style:font-weight-asian="normal" style:font-weight-complex="normal"/>
    </style:style>
    <style:style style:name="T131" style:family="text">
      <style:text-properties style:font-name="LiberationMono" fo:font-size="9pt" fo:font-weight="normal" officeooo:rsid="0016b160" style:font-size-asian="9pt" style:font-weight-asian="normal" style:font-weight-complex="normal"/>
    </style:style>
    <style:style style:name="T132" style:family="text">
      <style:text-properties style:font-name="LiberationMono" fo:font-size="9pt" fo:font-weight="normal" officeooo:rsid="00a7d9d4" style:font-size-asian="9pt" style:font-weight-asian="normal" style:font-weight-complex="normal"/>
    </style:style>
    <style:style style:name="T133" style:family="text">
      <style:text-properties style:font-name="LiberationMono" fo:font-size="9pt" fo:font-weight="normal" officeooo:rsid="00163e2c" style:font-size-asian="9pt" style:font-weight-asian="normal" style:font-weight-complex="normal"/>
    </style:style>
    <style:style style:name="T134" style:family="text">
      <style:text-properties style:font-name="LiberationMono" fo:font-size="9pt" fo:font-weight="normal" officeooo:rsid="001f9092" style:font-size-asian="9pt" style:font-weight-asian="normal" style:font-weight-complex="normal"/>
    </style:style>
    <style:style style:name="T135" style:family="text">
      <style:text-properties style:font-name="LiberationMono" fo:font-size="9pt" fo:font-weight="normal" officeooo:rsid="0027e69f" style:font-size-asian="9pt" style:font-weight-asian="normal" style:font-weight-complex="normal"/>
    </style:style>
    <style:style style:name="T136" style:family="text">
      <style:text-properties style:font-name="LiberationMono" fo:font-size="9pt" fo:font-weight="normal" officeooo:rsid="001f9092" style:font-size-asian="9pt" style:font-weight-asian="normal" style:font-size-complex="10pt" style:font-weight-complex="normal"/>
    </style:style>
    <style:style style:name="T137" style:family="text">
      <style:text-properties style:font-name="LiberationMono" fo:font-size="9pt" fo:font-weight="normal" officeooo:rsid="0027e69f" style:font-size-asian="9pt" style:font-weight-asian="normal" style:font-size-complex="10pt" style:font-weight-complex="normal"/>
    </style:style>
    <style:style style:name="T138" style:family="text">
      <style:text-properties style:font-name="LiberationMono" fo:font-size="9pt" fo:font-weight="normal" officeooo:rsid="00a7d9d4" style:font-size-asian="9pt" style:font-weight-asian="normal" style:font-size-complex="10pt" style:font-weight-complex="normal"/>
    </style:style>
    <style:style style:name="T139" style:family="text">
      <style:text-properties style:font-name="LiberationMono" fo:font-size="9pt" fo:font-weight="normal" officeooo:rsid="0011a32e" style:font-size-asian="9pt" style:font-weight-asian="normal" style:font-size-complex="10pt" style:font-weight-complex="normal"/>
    </style:style>
    <style:style style:name="T140" style:family="text">
      <style:text-properties style:font-name="LiberationMono" fo:font-weight="normal" officeooo:rsid="0011a32e" style:font-weight-asian="normal" style:font-weight-complex="normal"/>
    </style:style>
    <style:style style:name="T141" style:family="text">
      <style:text-properties style:font-name="LiberationMono" fo:font-weight="normal" officeooo:rsid="00240fff" style:font-weight-asian="normal" style:font-weight-complex="normal"/>
    </style:style>
    <style:style style:name="T142" style:family="text">
      <style:text-properties style:font-name="LiberationMono" fo:font-size="10pt" style:font-size-asian="10pt" style:font-size-complex="10pt"/>
    </style:style>
    <style:style style:name="T143" style:family="text">
      <style:text-properties style:font-name="LiberationMono" fo:font-size="10pt" officeooo:rsid="00240fff" style:font-size-asian="10pt" style:font-size-complex="10pt"/>
    </style:style>
    <style:style style:name="T144" style:family="text">
      <style:text-properties style:font-name="LiberationMono" fo:font-size="10pt" officeooo:rsid="0011a32e" style:font-size-asian="10pt" style:font-size-complex="10pt"/>
    </style:style>
    <style:style style:name="T145" style:family="text">
      <style:text-properties style:font-name="LiberationMono" fo:font-size="10pt" officeooo:rsid="00de9d8c" style:font-size-asian="10pt" style:font-size-complex="10pt"/>
    </style:style>
    <style:style style:name="T146" style:family="text">
      <style:text-properties style:font-name="LiberationMono" fo:font-size="10pt" fo:font-weight="normal" officeooo:rsid="00240fff" style:font-size-asian="10pt" style:font-weight-asian="normal" style:font-size-complex="10pt" style:font-weight-complex="normal"/>
    </style:style>
    <style:style style:name="T147" style:family="text">
      <style:text-properties style:font-name="LiberationMono" fo:font-size="10pt" fo:font-weight="normal" officeooo:rsid="0011a32e" style:font-size-asian="10pt" style:font-weight-asian="normal" style:font-size-complex="10pt" style:font-weight-complex="normal"/>
    </style:style>
    <style:style style:name="T148" style:family="text">
      <style:text-properties style:font-name="LiberationSans-Italic" fo:font-size="10pt" fo:font-style="italic" style:font-size-asian="10pt" style:font-style-asian="italic"/>
    </style:style>
    <style:style style:name="T149" style:family="text">
      <style:text-properties style:font-name="Liberation Sans1" fo:font-size="9pt" officeooo:rsid="0016b160" style:font-size-asian="9pt"/>
    </style:style>
    <style:style style:name="T150" style:family="text">
      <style:text-properties style:font-name="Liberation Sans1" fo:font-size="9pt" officeooo:rsid="0016b160" style:font-size-asian="9pt" style:font-size-complex="10pt"/>
    </style:style>
    <style:style style:name="T151" style:family="text">
      <style:text-properties style:font-name="Liberation Sans1" fo:font-size="10pt" officeooo:rsid="0016b160" style:font-size-asian="8.75pt" style:font-size-complex="10pt"/>
    </style:style>
    <style:style style:name="T152" style:family="text">
      <style:text-properties style:font-name="Liberation Sans1" fo:font-size="10pt" officeooo:rsid="00188fcc" style:font-size-asian="8.75pt" style:font-size-complex="10pt"/>
    </style:style>
    <style:style style:name="T153" style:family="text">
      <style:text-properties style:font-name="Liberation Sans1" fo:font-size="10pt" officeooo:rsid="001a3ac8" style:font-size-asian="8.75pt" style:font-size-complex="10pt"/>
    </style:style>
    <style:style style:name="T154" style:family="text">
      <style:text-properties style:font-name="Liberation Sans1" fo:font-size="10pt" officeooo:rsid="0016b160" style:font-size-asian="10pt" style:font-size-complex="10pt"/>
    </style:style>
    <style:style style:name="T155" style:family="text">
      <style:text-properties style:font-name="Liberation Sans1" fo:font-size="10pt" fo:font-weight="normal" officeooo:rsid="001a3ac8" style:font-size-asian="10pt" style:font-weight-asian="normal" style:font-size-complex="10pt" style:font-weight-complex="normal"/>
    </style:style>
    <style:style style:name="T156" style:family="text">
      <style:text-properties style:font-name="Liberation Sans1" fo:font-size="10pt" fo:font-weight="normal" officeooo:rsid="0026681b" style:font-size-asian="8.75pt" style:font-weight-asian="normal" style:font-size-complex="10pt" style:font-weight-complex="normal"/>
    </style:style>
    <style:style style:name="T157" style:family="text">
      <style:text-properties style:font-name="Liberation Sans1" fo:font-size="10pt" fo:font-weight="normal" officeooo:rsid="00271773" style:font-size-asian="8.75pt" style:font-weight-asian="normal" style:font-size-complex="10pt" style:font-weight-complex="normal"/>
    </style:style>
    <style:style style:name="T158" style:family="text">
      <style:text-properties style:font-name="Liberation Sans1" fo:font-size="2pt" fo:font-weight="normal" officeooo:rsid="0026681b" style:font-size-asian="1.75pt" style:font-weight-asian="normal" style:font-size-complex="2pt" style:font-weight-complex="normal"/>
    </style:style>
    <style:style style:name="T159" style:family="text">
      <style:text-properties style:font-name="Liberation Sans1" style:font-size-complex="10pt"/>
    </style:style>
    <style:style style:name="T160" style:family="text">
      <style:text-properties officeooo:rsid="001a3ac8"/>
    </style:style>
    <style:style style:name="T161" style:family="text">
      <style:text-properties officeooo:rsid="00268cd2"/>
    </style:style>
    <style:style style:name="T162" style:family="text">
      <style:text-properties officeooo:rsid="0025520f"/>
    </style:style>
    <style:style style:name="T163" style:family="text">
      <style:text-properties officeooo:rsid="001b7d4a"/>
    </style:style>
    <style:style style:name="T164" style:family="text">
      <style:text-properties officeooo:rsid="001e7413"/>
    </style:style>
    <style:style style:name="T165" style:family="text">
      <style:text-properties officeooo:rsid="002117a4"/>
    </style:style>
    <style:style style:name="T166" style:family="text">
      <style:text-properties officeooo:rsid="00229832"/>
    </style:style>
    <style:style style:name="T167" style:family="text">
      <style:text-properties officeooo:rsid="0039c657"/>
    </style:style>
    <style:style style:name="T168" style:family="text">
      <style:text-properties officeooo:rsid="003c9fe6"/>
    </style:style>
    <style:style style:name="T169" style:family="text">
      <style:text-properties officeooo:rsid="00405b7a"/>
    </style:style>
    <style:style style:name="T170" style:family="text">
      <style:text-properties officeooo:rsid="0042579b"/>
    </style:style>
    <style:style style:name="T171" style:family="text">
      <style:text-properties officeooo:rsid="004338c7"/>
    </style:style>
    <style:style style:name="T172" style:family="text">
      <style:text-properties officeooo:rsid="004c76e4"/>
    </style:style>
    <style:style style:name="T173" style:family="text">
      <style:text-properties officeooo:rsid="004ee34a"/>
    </style:style>
    <style:style style:name="T174" style:family="text">
      <style:text-properties officeooo:rsid="0052d8d6"/>
    </style:style>
    <style:style style:name="T175" style:family="text">
      <style:text-properties officeooo:rsid="0053a2c9"/>
    </style:style>
    <style:style style:name="T176" style:family="text">
      <style:text-properties officeooo:rsid="005419ec"/>
    </style:style>
    <style:style style:name="T177" style:family="text">
      <style:text-properties officeooo:rsid="0055764a"/>
    </style:style>
    <style:style style:name="T178" style:family="text">
      <style:text-properties officeooo:rsid="0058318b"/>
    </style:style>
    <style:style style:name="T179" style:family="text">
      <style:text-properties officeooo:rsid="005a12c6"/>
    </style:style>
    <style:style style:name="T180" style:family="text">
      <style:text-properties officeooo:rsid="005c7967"/>
    </style:style>
    <style:style style:name="T181" style:family="text">
      <style:text-properties officeooo:rsid="005e75b3"/>
    </style:style>
    <style:style style:name="T182" style:family="text">
      <style:text-properties officeooo:rsid="00637a65"/>
    </style:style>
    <style:style style:name="T183" style:family="text">
      <style:text-properties officeooo:rsid="0064d289"/>
    </style:style>
    <style:style style:name="T184" style:family="text">
      <style:text-properties officeooo:rsid="00669d76"/>
    </style:style>
    <style:style style:name="T185" style:family="text">
      <style:text-properties officeooo:rsid="00687ec0"/>
    </style:style>
    <style:style style:name="T186" style:family="text">
      <style:text-properties officeooo:rsid="006950df"/>
    </style:style>
    <style:style style:name="T187" style:family="text">
      <style:text-properties officeooo:rsid="006b2519"/>
    </style:style>
    <style:style style:name="T188" style:family="text">
      <style:text-properties officeooo:rsid="0072cef2"/>
    </style:style>
    <style:style style:name="T189" style:family="text">
      <style:text-properties officeooo:rsid="00775973"/>
    </style:style>
    <style:style style:name="T190" style:family="text">
      <style:text-properties officeooo:rsid="008b8351"/>
    </style:style>
    <style:style style:name="T191" style:family="text">
      <style:text-properties officeooo:rsid="009cb434"/>
    </style:style>
    <style:style style:name="T192" style:family="text">
      <style:text-properties officeooo:rsid="00a265ed"/>
    </style:style>
    <style:style style:name="T193" style:family="text">
      <style:text-properties officeooo:rsid="00a49cca"/>
    </style:style>
    <style:style style:name="T194" style:family="text">
      <style:text-properties officeooo:rsid="001dbe4b"/>
    </style:style>
    <style:style style:name="T195" style:family="text">
      <style:text-properties officeooo:rsid="00ad96f1"/>
    </style:style>
    <style:style style:name="T196" style:family="text">
      <style:text-properties officeooo:rsid="00b74a3a"/>
    </style:style>
    <style:style style:name="T197" style:family="text">
      <style:text-properties officeooo:rsid="0029c95e"/>
    </style:style>
    <style:style style:name="T198" style:family="text">
      <style:text-properties officeooo:rsid="00c17033"/>
    </style:style>
    <style:style style:name="T199" style:family="text">
      <style:text-properties officeooo:rsid="00c1d559"/>
    </style:style>
    <style:style style:name="T200" style:family="text">
      <style:text-properties officeooo:rsid="00c3341e"/>
    </style:style>
    <style:style style:name="T201" style:family="text">
      <style:text-properties officeooo:rsid="00240fff"/>
    </style:style>
    <style:style style:name="T202" style:family="text">
      <style:text-properties officeooo:rsid="00cffed4"/>
    </style:style>
    <style:style style:name="T203" style:family="text">
      <style:text-properties officeooo:rsid="0016b160"/>
    </style:style>
    <style:style style:name="T204" style:family="text">
      <style:text-properties officeooo:rsid="00d6f863"/>
    </style:style>
    <style:style style:name="T205" style:family="text">
      <style:text-properties officeooo:rsid="00d8a898"/>
    </style:style>
    <style:style style:name="T206" style:family="text">
      <style:text-properties officeooo:rsid="00db0982"/>
    </style:style>
    <style:style style:name="T207" style:family="text">
      <style:text-properties officeooo:rsid="0026681b"/>
    </style:style>
    <style:style style:name="T208" style:family="text">
      <style:text-properties officeooo:rsid="001f9092"/>
    </style:style>
    <style:style style:name="T209" style:family="text">
      <style:text-properties officeooo:rsid="001fffd8"/>
    </style:style>
    <style:style style:name="T210" style:family="text">
      <style:text-properties officeooo:rsid="0021c870"/>
    </style:style>
    <style:style style:name="T211" style:family="text">
      <style:text-properties officeooo:rsid="0022b54c"/>
    </style:style>
    <style:style style:name="T212" style:family="text">
      <style:text-properties officeooo:rsid="00251cab"/>
    </style:style>
    <style:style style:name="T213" style:family="text">
      <style:text-properties officeooo:rsid="0027e69f"/>
    </style:style>
    <style:style style:name="T214" style:family="text">
      <style:text-properties officeooo:rsid="002880d3"/>
    </style:style>
    <style:style style:name="T215" style:family="text">
      <style:text-properties fo:color="#000000" style:font-name="LiberationSans-Bold" fo:font-size="16pt" fo:font-weight="bold" style:font-size-asian="16pt" style:font-weight-asian="bold"/>
    </style:style>
    <style:style style:name="T216" style:family="text">
      <style:text-properties fo:color="#000000" style:font-name="LiberationSans" fo:font-size="10pt" style:font-size-asian="10pt"/>
    </style:style>
    <style:style style:name="T217" style:family="text">
      <style:text-properties fo:color="#000000" style:font-name="LiberationSans" fo:font-size="10pt" officeooo:rsid="00fe334a" style:font-size-asian="10pt"/>
    </style:style>
    <style:style style:name="T218" style:family="text">
      <style:text-properties fo:color="#000000" style:font-name="LiberationSans" fo:font-size="10pt" officeooo:rsid="0026681b" style:font-size-asian="10pt"/>
    </style:style>
    <style:style style:name="T219" style:family="text">
      <style:text-properties fo:color="#000000" style:font-name="LiberationSans" fo:font-size="10pt" fo:font-weight="bold" style:font-size-asian="10pt" style:font-weight-asian="bold" style:font-weight-complex="bold"/>
    </style:style>
    <style:style style:name="T220" style:family="text">
      <style:text-properties fo:color="#000000" style:font-name="LiberationSans" fo:font-size="10pt" fo:font-weight="normal" officeooo:rsid="00271773" style:font-size-asian="10pt" style:font-weight-asian="normal" style:font-weight-complex="normal"/>
    </style:style>
    <style:style style:name="T221" style:family="text">
      <style:text-properties fo:color="#000000" style:font-name="LiberationSans" fo:font-size="10pt" fo:font-weight="normal" style:font-size-asian="10pt" style:font-weight-asian="normal" style:font-weight-complex="normal"/>
    </style:style>
    <style:style style:name="T222" style:family="text">
      <style:text-properties fo:color="#000000" style:font-name="LiberationSans" fo:font-size="10pt" fo:font-weight="normal" officeooo:rsid="00fdbda3" style:font-size-asian="10pt" style:font-weight-asian="normal" style:font-weight-complex="normal"/>
    </style:style>
    <style:style style:name="T223" style:family="text">
      <style:text-properties fo:color="#000000" style:font-name="LiberationSans" fo:font-size="10pt" fo:font-weight="normal" officeooo:rsid="00fe334a" style:font-size-asian="10pt" style:font-weight-asian="normal" style:font-weight-complex="normal"/>
    </style:style>
    <style:style style:name="T224" style:family="text">
      <style:text-properties fo:color="#000000" style:font-name="LiberationMono" fo:font-size="9pt" style:font-size-asian="9pt"/>
    </style:style>
    <style:style style:name="T225" style:family="text">
      <style:text-properties fo:color="#000000" style:font-name="LiberationMono" fo:font-size="9pt" officeooo:rsid="00163e2c" style:font-size-asian="9pt"/>
    </style:style>
    <style:style style:name="T226" style:family="text">
      <style:text-properties fo:color="#000000" style:font-name="LiberationMono" fo:font-size="9pt" fo:font-weight="normal" officeooo:rsid="0011a32e" style:font-size-asian="9pt" style:font-weight-asian="normal" style:font-weight-complex="normal"/>
    </style:style>
    <style:style style:name="T227" style:family="text">
      <style:text-properties fo:color="#000000" style:font-name="LiberationMono" fo:font-size="9pt" fo:font-weight="normal" officeooo:rsid="00fdbda3" style:font-size-asian="9pt" style:font-weight-asian="normal" style:font-weight-complex="normal"/>
    </style:style>
    <style:style style:name="T228" style:family="text">
      <style:text-properties fo:color="#000000" style:font-name="OpenSymbol1" fo:font-size="10pt" style:font-size-asian="10pt"/>
    </style:style>
    <style:style style:name="T229" style:family="text">
      <style:text-properties fo:color="#000000" style:font-name="LiberationSans-Italic" fo:font-size="10pt" fo:font-style="italic" style:font-size-asian="10pt" style:font-style-asian="italic"/>
    </style:style>
    <style:style style:name="T230" style:family="text">
      <style:text-properties officeooo:rsid="00f06d83"/>
    </style:style>
    <style:style style:name="T231" style:family="text">
      <style:text-properties officeooo:rsid="00f0b5ec"/>
    </style:style>
    <style:style style:name="T232" style:family="text">
      <style:text-properties officeooo:rsid="00f27ced"/>
    </style:style>
    <style:style style:name="T233" style:family="text">
      <style:text-properties officeooo:rsid="00f3b6e3"/>
    </style:style>
    <style:style style:name="T234" style:family="text">
      <style:text-properties officeooo:rsid="0103bf2e"/>
    </style:style>
    <style:style style:name="T235" style:family="text">
      <style:text-properties officeooo:rsid="0109cc4a"/>
    </style:style>
    <style:style style:name="T236" style:family="text">
      <style:text-properties officeooo:rsid="010a1c97"/>
    </style:style>
    <style:style style:name="T237" style:family="text">
      <style:text-properties officeooo:rsid="010b164b"/>
    </style:style>
    <style:style style:name="T238" style:family="text">
      <style:text-properties officeooo:rsid="010c6f1c"/>
    </style:style>
    <style:style style:name="T239" style:family="text">
      <style:text-properties officeooo:rsid="010f6113"/>
    </style:style>
    <style:style style:name="T240" style:family="text">
      <style:text-properties officeooo:rsid="01118938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4">INF112 - Dossier de validation prévisionnel</text:p>
      <text:p text:style-name="Subtitle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0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5">Nom du logiciel : <text:span text:style-name="T164">Bibtel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5">Nom des Auteurs : </text:p>
            <text:p text:style-name="P221">Soufiane EL KALDAOUI</text:p>
            <text:p text:style-name="P223">Hishame MEZAZIGH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5">Taille (nb de pages ou de lignes) :</text:p>
          </table:table-cell>
          <table:table-cell table:style-name="Tableau1.B3" table:number-columns-spanned="2" office:value-type="string">
            <text:p text:style-name="P5"/>
          </table:table-cell>
          <table:covered-table-cell/>
          <table:table-cell table:style-name="Tableau1.D3" office:value-type="string">
            <text:p text:style-name="P5">Date de dernière mise à jour : <text:span text:style-name="T240">07/06/2020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1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5">Nom des <text:s/>valideurs :</text:p>
            <text:p text:style-name="P222">Soufiane EL KALDAOUI</text:p>
            <text:p text:style-name="P224">Hishame MEZAZIGH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4">Date de validation</text:p>
                </table:table-cell>
                <table:table-cell table:style-name="Tableau1.C5.2.2" office:value-type="string">
                  <text:p text:style-name="P4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332">07/06/2020</text:p>
                </table:table-cell>
                <table:table-cell table:style-name="Tableau1.C5.2.2" office:value-type="string">
                  <text:p text:style-name="P333">8</text:p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5"><text:span text:style-name="T8">Fonctionnalités à tester</text:span> :</text:p>
            <text:p text:style-name="P5"/>
            <text:p text:style-name="P328">- Ajout de membre dans le réseau social</text:p>
            <text:p text:style-name="P328">- Ajout d’objet de type film dans le réseau social</text:p>
            <text:p text:style-name="P328">- Ajout d’objet de type livre dans le réseau social</text:p>
            <text:p text:style-name="P328">- Ajout <text:span text:style-name="T235">d’opinion</text:span>(évaluation) sur un objet <text:span text:style-name="T236">de type film. </text:span></text:p>
            <text:p text:style-name="P329">- Ajout <text:span text:style-name="T235">d’opinion</text:span>(évaluation) sur un objet <text:span text:style-name="T236">de type livre.</text:span></text:p>
            <text:p text:style-name="P330">- Consultation d’objets <text:span text:style-name="T237">dans le réseau social. </text:span></text:p>
            <text:p text:style-name="P331">- Ajout d’avis sur une opinion <text:span text:style-name="T239">existante sur un objet du réseau social. </text:span></text:p>
            <text:p text:style-name="Standard"/>
            <text:p text:style-name="Standard"/>
            <text:p text:style-name="Standard"><text:span text:style-name="T8">Critère (s) de validation</text:span><text:span text:style-name="T8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5">Nb tests prévus</text:p></table:table-cell><table:table-cell table:style-name="Tableau2.A1" office:value-type="string"><text:p text:style-name="P5">Tests passés</text:p></table:table-cell><table:table-cell table:style-name="Tableau2.A1" office:value-type="string"><text:p text:style-name="P5"><text:span text:style-name="T9">Tests OK</text:span><text:span text:style-name="T10">2</text:span></text:p></table:table-cell><table:table-cell table:style-name="Tableau2.A1" office:value-type="string"><text:p text:style-name="P9">Tests NOK</text:p></table:table-cell><table:table-cell table:style-name="Tableau2.A1" office:value-type="string"><text:p text:style-name="P5">Tests NS</text:p></table:table-cell><table:table-cell table:style-name="Tableau2.A1" office:value-type="string"><text:p text:style-name="P5">Anomalies</text:p><text:p text:style-name="Standard">majeures </text:p></table:table-cell><table:table-cell table:style-name="Tableau2.G1" office:value-type="string"><text:p text:style-name="P5">Anomalies </text:p><text:p text:style-name="Standard">mineures</text:p></table:table-cell></table:table-row><table:table-row table:style-name="Tableau2.1"><table:table-cell table:style-name="Tableau2.A2" office:value-type="string"><text:p text:style-name="P243"><text:span text:style-name="T234">14</text:span></text:p></table:table-cell><table:table-cell table:style-name="Tableau2.A2" office:value-type="string"><text:p text:style-name="P325">14</text:p></table:table-cell><table:table-cell table:style-name="Tableau2.A2" office:value-type="string"><text:p text:style-name="P325">14</text:p></table:table-cell><table:table-cell table:style-name="Tableau2.A2" office:value-type="string"><text:p text:style-name="P326">0</text:p></table:table-cell><table:table-cell table:style-name="Tableau2.A2" office:value-type="string"><text:p text:style-name="P326">0</text:p></table:table-cell><table:table-cell table:style-name="Tableau2.A2" office:value-type="string"><text:p text:style-name="P325">0</text:p></table:table-cell><table:table-cell table:style-name="Tableau2.G2" office:value-type="string"><text:p text:style-name="P325">0</text:p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2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7">No</text:p>
          </table:table-cell>
          <table:table-cell table:style-name="Tableau3.B2" office:value-type="string">
            <text:p text:style-name="P7">Identification du test</text:p>
          </table:table-cell>
          <table:table-cell table:style-name="Tableau3.C2" office:value-type="string">
            <text:p text:style-name="P4"><text:span text:style-name="T8">Résultat</text:span><text:span text:style-name="T8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8"/>
            <text:p text:style-name="Standard"><text:span text:style-name="T8">Gravité de l’anomalie </text:span><text:span text:style-name="T8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26">1 </text:p>
          </table:table-cell>
          <table:table-cell table:style-name="Tableau3.B8" office:value-type="string">
            <text:p text:style-name="P225"/>
            <text:p text:style-name="P228"/>
            <text:p text:style-name="P228"><text:span text:style-name="T165">Ajout de membre dans le réseau social </text:span></text:p>
            <text:p text:style-name="P241"><text:span text:style-name="T166">(cas d’anomalie)</text:span></text:p>
          </table:table-cell>
          <table:table-cell table:style-name="Tableau3.C8" office:value-type="string">
            <text:p text:style-name="P327"/>
            <text:p text:style-name="P327"/>
            <text:p text:style-name="P327">0 erreur</text:p>
          </table:table-cell>
          <table:table-cell table:style-name="Tableau3.D8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3.3">
          <table:table-cell table:style-name="Tableau3.A8" office:value-type="string">
            <text:p text:style-name="P226">2</text:p>
          </table:table-cell>
          <table:table-cell table:style-name="Tableau3.B8" office:value-type="string">
            <text:p text:style-name="P233"/>
            <text:p text:style-name="P233"/>
            <text:p text:style-name="P233"><text:span text:style-name="T165">Ajout de membre dans le réseau social</text:span></text:p>
            <text:p text:style-name="P248"><text:span text:style-name="T170">(cas </text:span>de fonctionnement standard)</text:p>
            <text:p text:style-name="P3"/>
          </table:table-cell>
          <table:table-cell table:style-name="Tableau3.C8" office:value-type="string">
            <text:p text:style-name="P327"/>
            <text:p text:style-name="P327"/>
            <text:p text:style-name="P327">0 erreur</text:p>
          </table:table-cell>
          <table:table-cell table:style-name="Tableau3.D8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3.5">
          <table:table-cell table:style-name="Tableau3.A8" office:value-type="string">
            <text:p text:style-name="P254">3</text:p>
          </table:table-cell>
          <table:table-cell table:style-name="Tableau3.B8" office:value-type="string">
            <text:p text:style-name="P229"/>
            <text:p text:style-name="P252"/>
            <text:p text:style-name="P240"><text:span text:style-name="T165">Ajout d’un film dans le réseau social </text:span></text:p>
            <text:p text:style-name="P253">(cas d’anomali<text:span text:style-name="T171">e)</text:span></text:p>
          </table:table-cell>
          <table:table-cell table:style-name="Tableau3.C8" office:value-type="string">
            <text:p text:style-name="P327"/>
            <text:p text:style-name="P327"/>
            <text:p text:style-name="P327">0 erreur</text:p>
          </table:table-cell>
          <table:table-cell table:style-name="Tableau3.D8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3.6">
          <table:table-cell table:style-name="Tableau3.A8" office:value-type="string">
            <text:p text:style-name="P255">4</text:p>
          </table:table-cell>
          <table:table-cell table:style-name="Tableau3.B8" office:value-type="string">
            <text:p text:style-name="P4"/>
            <text:p text:style-name="P3"/>
            <text:p text:style-name="P253"><text:span text:style-name="T165">Ajout d’un film dans le réseau social</text:span></text:p>
            <text:p text:style-name="P247"><text:span text:style-name="T170">(cas </text:span>de fonctionnement standard)</text:p>
            <text:p text:style-name="P3"/>
          </table:table-cell>
          <table:table-cell table:style-name="Tableau3.C8" office:value-type="string">
            <text:p text:style-name="P327"/>
            <text:p text:style-name="P327"/>
            <text:p text:style-name="P327">0 erreur</text:p>
          </table:table-cell>
          <table:table-cell table:style-name="Tableau3.D8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3.7">
          <table:table-cell table:style-name="Tableau3.A8" office:value-type="string">
            <text:p text:style-name="P256">5</text:p>
          </table:table-cell>
          <table:table-cell table:style-name="Tableau3.B8" office:value-type="string">
            <text:p text:style-name="P230"/>
            <text:p text:style-name="P230"/>
            <text:p text:style-name="P239"/>
            <text:p text:style-name="P239"><text:span text:style-name="T165">Ajout d’un livre dans le réseau social </text:span></text:p>
            <text:p text:style-name="P246">(cas d’anomalie<text:span text:style-name="T170">)</text:span></text:p>
          </table:table-cell>
          <table:table-cell table:style-name="Tableau3.C8" office:value-type="string">
            <text:p text:style-name="P327"/>
            <text:p text:style-name="P327"/>
            <text:p text:style-name="P327"/>
            <text:p text:style-name="P327">0 erreur</text:p>
          </table:table-cell>
          <table:table-cell table:style-name="Tableau3.D8" office:value-type="string">
            <text:p text:style-name="P4"/>
            <text:p text:style-name="P4"/>
            <text:p text:style-name="P327"/>
            <text:p text:style-name="P327">Aucune</text:p>
          </table:table-cell>
        </table:table-row>
        <table:table-row table:style-name="Tableau3.7">
          <table:table-cell table:style-name="Tableau3.A8" office:value-type="string">
            <text:p text:style-name="P257">6</text:p>
          </table:table-cell>
          <table:table-cell table:style-name="Tableau3.B8" office:value-type="string">
            <text:p text:style-name="P4"/>
            <text:p text:style-name="P232"/>
            <text:p text:style-name="P232"><text:span text:style-name="T165">Ajout d’un livre dans le réseau social</text:span></text:p>
            <text:p text:style-name="P246"><text:s/><text:span text:style-name="T170">(cas </text:span>de fonctionnement standard)</text:p>
          </table:table-cell>
          <table:table-cell table:style-name="Tableau3.C8" office:value-type="string">
            <text:p text:style-name="P327"/>
            <text:p text:style-name="P327"/>
            <text:p text:style-name="P327"/>
            <text:p text:style-name="P327">0 erreur</text:p>
          </table:table-cell>
          <table:table-cell table:style-name="Tableau3.D8" office:value-type="string">
            <text:p text:style-name="P4"/>
            <text:p text:style-name="P4"/>
            <text:p text:style-name="P327"/>
            <text:p text:style-name="P327">Aucune</text:p>
          </table:table-cell>
        </table:table-row>
      </table:table>
      <text:p text:style-name="P3"/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4" office:value-type="string">
            <text:p text:style-name="P12">Synthèse des tests</text:p>
          </table:table-cell>
          <table:covered-table-cell/>
          <table:covered-table-cell/>
          <table:covered-table-cell/>
        </table:table-row>
        <text:soft-page-break/>
        <table:table-row table:style-name="Tableau4.2">
          <table:table-cell table:style-name="Tableau4.A9" office:value-type="string">
            <text:p text:style-name="P7">No</text:p>
          </table:table-cell>
          <table:table-cell table:style-name="Tableau4.B2" office:value-type="string">
            <text:p text:style-name="P7">Identification du test</text:p>
          </table:table-cell>
          <table:table-cell table:style-name="Tableau4.C2" office:value-type="string">
            <text:p text:style-name="P4"><text:span text:style-name="T8">Résultat</text:span><text:span text:style-name="T8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9" office:value-type="string">
            <text:p text:style-name="Standard"><text:span text:style-name="T8">Gravité de l’anomalie </text:span><text:span text:style-name="T8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9" office:value-type="string">
            <text:p text:style-name="P290">7</text:p>
          </table:table-cell>
          <table:table-cell table:style-name="Tableau4.B9" office:value-type="string">
            <text:p text:style-name="P4"/>
            <text:p text:style-name="P3"/>
            <text:p text:style-name="P238"><text:span text:style-name="T165">Ajout d’une review sur un film</text:span></text:p>
            <text:p text:style-name="P245">(cas d’anomali<text:span text:style-name="T167">e)</text:span></text:p>
            <text:p text:style-name="P3"/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4.4">
          <table:table-cell table:style-name="Tableau4.A9" office:value-type="string">
            <text:p text:style-name="P289">8</text:p>
          </table:table-cell>
          <table:table-cell table:style-name="Tableau4.B9" office:value-type="string">
            <text:p text:style-name="P4"/>
            <text:p text:style-name="P3"/>
            <text:p text:style-name="P237"><text:span text:style-name="T165">Ajout d’une review sur un film</text:span></text:p>
            <text:p text:style-name="P251">(<text:span text:style-name="T169">cas de f</text:span>onctionnement standard)</text:p>
            <text:p text:style-name="P3"/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4.5">
          <table:table-cell table:style-name="Tableau4.A5" office:value-type="string">
            <text:p text:style-name="P288">9</text:p>
          </table:table-cell>
          <table:table-cell table:style-name="Tableau4.B9" office:value-type="string">
            <text:p text:style-name="P4"/>
            <text:p text:style-name="P3"/>
            <text:p text:style-name="P236"><text:span text:style-name="T165">Ajout d’une review sur un livre</text:span></text:p>
            <text:p text:style-name="P244">(cas d’anomali<text:span text:style-name="T167">e)</text:span></text:p>
            <text:p text:style-name="P3"/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4.4">
          <table:table-cell table:style-name="Tableau4.A9" office:value-type="string">
            <text:p text:style-name="P287">10</text:p>
          </table:table-cell>
          <table:table-cell table:style-name="Tableau4.B9" office:value-type="string">
            <text:p text:style-name="P4"/>
            <text:p text:style-name="P3"/>
            <text:p text:style-name="P236"><text:span text:style-name="T165">Ajout d’une review sur un livre</text:span></text:p>
            <text:p text:style-name="P244">(<text:span text:style-name="T168">cas de f</text:span>onctionnement standard)</text:p>
            <text:p text:style-name="P3"/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4.4">
          <table:table-cell table:style-name="Tableau4.A9" office:value-type="string">
            <text:p text:style-name="P291">11</text:p>
          </table:table-cell>
          <table:table-cell table:style-name="Tableau4.B9" office:value-type="string">
            <text:p text:style-name="P242"/>
            <text:p text:style-name="P292">Consultation d’un item</text:p>
            <text:p text:style-name="P249">(cas d’anomali<text:span text:style-name="T167">e)</text:span></text:p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4.4">
          <table:table-cell table:style-name="Tableau4.A9" office:value-type="string">
            <text:p text:style-name="P291">12</text:p>
          </table:table-cell>
          <table:table-cell table:style-name="Tableau4.B9" office:value-type="string">
            <text:p text:style-name="P292"/>
            <text:p text:style-name="P292"/>
            <text:p text:style-name="P292">Consultation d’un item</text:p>
            <text:p text:style-name="P250">(<text:span text:style-name="T168">cas de f</text:span>onctionnement standard)</text:p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able:table-row table:style-name="Tableau4.9">
          <table:table-cell table:style-name="Tableau4.A9" office:value-type="string">
            <text:p text:style-name="P287">1<text:span text:style-name="T173">3</text:span></text:p>
          </table:table-cell>
          <table:table-cell table:style-name="Tableau4.B9" office:value-type="string">
            <text:p text:style-name="P235"/>
            <text:p text:style-name="P242"><text:span text:style-name="T165">Ajout d’une review sur un opinion</text:span></text:p>
            <text:p text:style-name="P249">(cas d’anomali<text:span text:style-name="T167">e)</text:span></text:p>
          </table:table-cell>
          <table:table-cell table:style-name="Tableau4.C9" office:value-type="string">
            <text:p text:style-name="P327"/>
            <text:p text:style-name="P327"/>
            <text:p text:style-name="P327">0 erreur</text:p>
          </table:table-cell>
          <table:table-cell table:style-name="Tableau4.D9" office:value-type="string">
            <text:p text:style-name="P4"/>
            <text:p text:style-name="P4"/>
            <text:p text:style-name="P327">Aucune</text:p>
          </table:table-cell>
        </table:table-row>
        <text:soft-page-break/>
        <table:table-row table:style-name="Tableau4.10">
          <table:table-cell table:style-name="Tableau4.A10" office:value-type="string">
            <text:p text:style-name="P287">1<text:span text:style-name="T173">4</text:span></text:p>
          </table:table-cell>
          <table:table-cell table:style-name="Tableau4.B10" office:value-type="string">
            <text:p text:style-name="P234"/>
            <text:p text:style-name="P234"><text:span text:style-name="T165">Ajout d’une review sur un opinion</text:span></text:p>
            <text:p text:style-name="P244">(<text:span text:style-name="T168">cas de f</text:span>onctionnement standard<text:span text:style-name="T172">)</text:span></text:p>
          </table:table-cell>
          <table:table-cell table:style-name="Tableau4.C10" office:value-type="string">
            <text:p text:style-name="P327"/>
            <text:p text:style-name="P327"/>
            <text:p text:style-name="P327">0 erreur</text:p>
          </table:table-cell>
          <table:table-cell table:style-name="Tableau4.D10" office:value-type="string">
            <text:p text:style-name="P4"/>
            <text:p text:style-name="P4"/>
            <text:p text:style-name="P327">Aucune</text:p>
          </table:table-cell>
        </table:table-row>
      </table:table>
      <text:p text:style-name="P3"/>
      <text:p text:style-name="P3"/>
      <text:p text:style-name="Title"/>
      <text:p text:style-name="P366">Fiche de test N° <text:span text:style-name="T163">1</text:span></text:p>
      <text:p text:style-name="Subtitle"/>
      <text:p text:style-name="P285"><text:span text:style-name="T19">Objectif du test : éprouver la méthode addMember sur les cas d’anomalie</text:span></text:p>
      <text:p text:style-name="P285"><text:span text:style-name="T216">Vérification de la levée de l’exception </text:span><text:span text:style-name="T224">BadEntryException </text:span><text:span text:style-name="T216">lors de l’utilisation de </text:span><text:span text:style-name="T224">addMember </text:span><text:span text:style-name="T216">« avec</text:span></text:p>
      <text:p text:style-name="P285"><text:span text:style-name="T216">des paramètres d’entrées incorrects ».</text:span></text:p>
      <text:p text:style-name="P285"><text:span text:style-name="T216"/></text:p>
      <text:p text:style-name="P285"><text:span text:style-name="T216">Pour rappel : Les 5 cas de levée de l’exception </text:span><text:span text:style-name="T224">BadEntryException </text:span><text:span text:style-name="T216">par la méthode </text:span><text:span text:style-name="T224">addMember</text:span></text:p>
      <text:p text:style-name="P285"><text:span text:style-name="T216">prévus dans l’API sont :</text:span></text:p>
      <text:p text:style-name="P285"><text:span text:style-name="T228"/></text:p>
      <text:p text:style-name="P285"><text:span text:style-name="T228"><text:tab/>• </text:span><text:span text:style-name="T216">si le </text:span><text:span text:style-name="T224">pseudo </text:span><text:span text:style-name="T216">n’est pas instancié ou a moins de 1 caractère autre que des espaces,</text:span></text:p>
      <text:p text:style-name="P285"><text:span text:style-name="T228"><text:tab/>• </text:span><text:span text:style-name="T216">si le </text:span><text:span text:style-name="T224">password </text:span><text:span text:style-name="T216">n’est pas instancié ou a moins de 4 caractères, autres que des « leading or</text:span></text:p>
      <text:p text:style-name="P285"><text:span text:style-name="T216"><text:tab/>trailing blanks »,</text:span></text:p>
      <text:p text:style-name="P285"><text:span text:style-name="T228"><text:tab/>• </text:span><text:span text:style-name="T216">si le </text:span><text:span text:style-name="T224">profil </text:span><text:span text:style-name="T216">n’est pas instancié.</text:span></text:p>
      <text:p text:style-name="P285"><text:span text:style-name="T19"/></text:p>
      <text:p text:style-name="P285"><text:span text:style-name="T19">Description (scénario) :</text:span></text:p>
      <text:p text:style-name="P285"><text:span text:style-name="T228"/></text:p>
      <text:p text:style-name="P285"><text:span text:style-name="T228"><text:tab/>• </text:span><text:span text:style-name="T216">Instanciation d’un </text:span><text:span text:style-name="T224">Social Network</text:span></text:p>
      <text:p text:style-name="P285"><text:span text:style-name="T228"><text:tab/>• </text:span><text:span text:style-name="T216">1.1 Utilisation de </text:span><text:span text:style-name="T224">addMember </text:span><text:span text:style-name="T216">avec en paramètre un </text:span><text:span text:style-name="T224">pseudo </text:span><text:span text:style-name="T216">non instancié.</text:span></text:p>
      <text:p text:style-name="P285"><text:span text:style-name="T228"><text:tab/>• </text:span><text:span text:style-name="T216">1.2 Utilisation de </text:span><text:span text:style-name="T224">addMember </text:span><text:span text:style-name="T216">avec en paramètre un </text:span><text:span text:style-name="T224">pseudo </text:span><text:span text:style-name="T216">ne contenant que des</text:span></text:p>
      <text:p text:style-name="P285"><text:span text:style-name="T216"><text:tab/>espaces.</text:span></text:p>
      <text:p text:style-name="P285"><text:span text:style-name="T228"><text:tab/>• </text:span><text:span text:style-name="T216">1.3 Utilisation de </text:span><text:span text:style-name="T224">addMember </text:span><text:span text:style-name="T216">avec en paramètre un </text:span><text:span text:style-name="T224">password </text:span><text:span text:style-name="T216">non instancié.</text:span></text:p>
      <text:p text:style-name="P285"><text:span text:style-name="T228"><text:tab/>• </text:span><text:span text:style-name="T216">1.4 Utilisation de </text:span><text:span text:style-name="T224">addMember </text:span><text:span text:style-name="T216">avec en paramètre un </text:span><text:span text:style-name="T224">password </text:span><text:span text:style-name="T216">de moins de 4</text:span></text:p>
      <text:p text:style-name="P285"><text:span text:style-name="T216"><text:tab/>caractères, autres que des « leading or trailing blanks ».</text:span></text:p>
      <text:p text:style-name="P285"><text:span text:style-name="T228"><text:tab/>• </text:span><text:span text:style-name="T216">1.5 Utilisation de </text:span><text:span text:style-name="T224">addMember </text:span><text:span text:style-name="T216">avec en paramètre un profil non instancié.</text:span></text:p>
      <text:p text:style-name="P285"><text:span text:style-name="T19"/></text:p>
      <text:p text:style-name="P285"><text:span text:style-name="T19">Résultats attendus :</text:span></text:p>
      <text:p text:style-name="P285"><text:span text:style-name="T216"/></text:p>
      <text:p text:style-name="P285"><text:span text:style-name="T216">Dans les 5 utilisations de </text:span><text:span text:style-name="T224">addMember</text:span><text:span text:style-name="T216">, l'exception </text:span><text:span text:style-name="T224">BadEntryException </text:span><text:span text:style-name="T216">doit être levée.</text:span></text:p>
      <text:p text:style-name="P285"><text:span text:style-name="T216">De plus, après levée de l’exception </text:span><text:span text:style-name="T224">BadEntryException </text:span><text:span text:style-name="T216">lors de l’utilisation de </text:span><text:span text:style-name="T224">addMember</text:span><text:span text:style-name="T216">, le nombre</text:span></text:p>
      <text:p text:style-name="P285"><text:span text:style-name="T216">de membres doit rester identique au nombre de membres avant utilisation de </text:span><text:span text:style-name="T224">addMember</text:span><text:span text:style-name="T216">.</text:span></text:p>
      <text:p text:style-name="P285"><text:span text:style-name="T19"/></text:p>
      <text:p text:style-name="P284">Résultats attendus :</text:p>
      <text:p text:style-name="P284"/>
      <text:p text:style-name="P68">L’ajout d’<text:span text:style-name="T230">un membre</text:span> « avec paramètres d’entrées corrects » ne doit pas lever d’exception, le nombre de <text:span text:style-name="T231">membres</text:span> après ces ajouts doit avoir augmenté en conséquence. </text:p>
      <text:p text:style-name="P68"/>
      <text:p text:style-name="P68">Dans les <text:span text:style-name="T232">5</text:span> cas d’utilisations suivantes de add<text:span text:style-name="T232">Member</text:span>, l’exception BadEntryException doit être levée. </text:p>
      <text:p text:style-name="P73"/>
      <text:p text:style-name="P74">De plus après levée de l’exception BadEntryException lors de l’utilisation de add<text:span text:style-name="T232">Member</text:span>, le nombre de <text:span text:style-name="T233">membres</text:span> doit rester identique au nombre de membres avant utilisation de add<text:span text:style-name="T232">Member</text:span>.</text:p>
      <text:p text:style-name="P284"/>
      <text:p text:style-name="P284"/>
      <text:p text:style-name="P284">Résultats observés :</text:p>
      <text:p text:style-name="P110"/>
      <text:p text:style-name="P110"><text:span text:style-name="T192">La bonne exception est levée. Par conséquent, aucun membre n’est rajouté dans le réseau social. <text:s/></text:span></text:p>
      <text:p text:style-name="P83"/>
      <text:p text:style-name="P263"><text:span text:style-name="T174">Conclusion</text:span>:</text:p>
      <text:p text:style-name="P263"><text:span text:style-name="T2"/></text:p>
      <text:p text:style-name="P83"><text:span text:style-name="T37">Le test est concluant.</text:span><text:span text:style-name="T20"> </text:span><text:span text:style-name="T19"><text:s/></text:span></text:p>
      <text:p text:style-name="P334"><text:span text:style-name="T215">Fiche de test N° 2</text:span></text:p>
      <text:p text:style-name="P84"><text:span text:style-name="T215"/></text:p>
      <text:p text:style-name="P285"><text:span text:style-name="T19">Objectif du test : éprouver la méthode addMember sur les cas de fonctionnement standard</text:span></text:p>
      <text:p text:style-name="P285"><text:span text:style-name="T228"><text:tab/>• </text:span><text:span text:style-name="T216">But principal : vérification de l'ajout de membres après utilisation de </text:span><text:span text:style-name="T224">addMember </text:span><text:span text:style-name="T216">« avec des</text:span></text:p>
      <text:p text:style-name="P285"><text:span text:style-name="T216"><text:tab/>paramètres d’entrées corrects »</text:span></text:p>
      <text:p text:style-name="P285"><text:span text:style-name="T228"><text:tab/>• </text:span><text:span text:style-name="T216">But secondaire : vérification de la levée de l’exception </text:span><text:span text:style-name="T224">MemberAlreadyExistsException <text:tab/></text:span><text:span text:style-name="T216">par la méthode </text:span><text:span text:style-name="T224">addMember </text:span><text:span text:style-name="T216">pour tous les cas prévus dans l’API.</text:span></text:p>
      <text:p text:style-name="P285"><text:span text:style-name="T216"/></text:p>
      <text:p text:style-name="P285"><text:span text:style-name="T216">Pour rappel, le cas de levée de l’exception </text:span><text:span text:style-name="T224">MemberAlreadyExistsException </text:span><text:span text:style-name="T216">par la méthode</text:span></text:p>
      <text:p text:style-name="P285"><text:span text:style-name="T224">addMember </text:span><text:span text:style-name="T216">prévu dans l’API est :</text:span></text:p>
      <text:p text:style-name="P285"><text:span text:style-name="T216"/></text:p>
      <text:p text:style-name="P285"><text:span text:style-name="T228"><text:tab/>• </text:span><text:span text:style-name="T216">si un membre de même </text:span><text:span text:style-name="T224">pseudo </text:span><text:span text:style-name="T216">est déjà présent dans le </text:span><text:span text:style-name="T224">SocialNetwork </text:span><text:span text:style-name="T216">(même </text:span><text:span text:style-name="T224">pseudo </text:span><text:span text:style-name="T216">:</text:span></text:p>
      <text:p text:style-name="P285"><text:span text:style-name="T216"><text:tab/>indifférent à la casse et aux </text:span><text:span text:style-name="T229">leading </text:span><text:span text:style-name="T216">et </text:span><text:span text:style-name="T229">trailing blanks</text:span><text:span text:style-name="T216">)</text:span></text:p>
      <text:p text:style-name="P285"><text:span text:style-name="T216"/></text:p>
      <text:p text:style-name="P285"><text:span text:style-name="T19">Description (scénario) :</text:span></text:p>
      <text:p text:style-name="P285"><text:span text:style-name="T19"/></text:p>
      <text:p text:style-name="P285"><text:span text:style-name="T228"><text:tab/>• </text:span><text:span text:style-name="T216">Instanciation d’un </text:span><text:span text:style-name="T224">Social Network</text:span></text:p>
      <text:p text:style-name="P285"><text:span text:style-name="T224"/></text:p>
      <text:p text:style-name="P285"><text:span text:style-name="T228"><text:tab/>• </text:span><text:span text:style-name="T216">2.1 Utilisations de </text:span><text:span text:style-name="T224">addMember </text:span><text:span text:style-name="T216">pour l'ajout de plusieurs membres « avec paramètres</text:span></text:p>
      <text:p text:style-name="P285"><text:span text:style-name="T216"><text:tab/>d'entrées corrects »</text:span></text:p>
      <text:p text:style-name="P285"><text:span text:style-name="T216"/></text:p>
      <text:p text:style-name="P285"><text:span text:style-name="T228"><text:tab/>• </text:span><text:span text:style-name="T216">2.2 Utilisation de </text:span><text:span text:style-name="T224">addMember </text:span><text:span text:style-name="T216">avec en paramètre un </text:span><text:span text:style-name="T224">pseudo </text:span><text:span text:style-name="T216">identique au pseudo du <text:tab/>premier<text:tab/>membre « correct » ajouté.</text:span></text:p>
      <text:p text:style-name="P285"><text:span text:style-name="T216"/></text:p>
      <text:p text:style-name="P285"><text:span text:style-name="T228"><text:tab/>• </text:span><text:span text:style-name="T216">2.3 Utilisation de </text:span><text:span text:style-name="T224">addMember </text:span><text:span text:style-name="T216">avec en paramètre un </text:span><text:span text:style-name="T224">pseudo </text:span><text:span text:style-name="T216">identique au pseudo du dernier</text:span></text:p>
      <text:p text:style-name="P285"><text:span text:style-name="T216"><text:tab/>membre « correct » ajouté.</text:span></text:p>
      <text:p text:style-name="P285"><text:span text:style-name="T216"/></text:p>
      <text:p text:style-name="P285"><text:span text:style-name="T228"><text:tab/>• </text:span><text:span text:style-name="T216">2.4 Utilisation de </text:span><text:span text:style-name="T224">addMember </text:span><text:span text:style-name="T216">avec en paramètre le </text:span><text:span text:style-name="T224">pseudo </text:span><text:span text:style-name="T216">d’un membre existant (mais <text:tab/>avec casse différente).</text:span></text:p>
      <text:p text:style-name="P285"><text:span text:style-name="T228"><text:tab/>• </text:span><text:span text:style-name="T216">2.5 Utilisation de </text:span><text:span text:style-name="T224">addMember </text:span><text:span text:style-name="T216">avec en paramètre le </text:span><text:span text:style-name="T224">pseudo </text:span><text:span text:style-name="T216">d’un membre existant (mais <text:tab/>avec des leading/trailing blanks).</text:span></text:p>
      <text:p text:style-name="P285"><text:span text:style-name="T216"/></text:p>
      <text:p text:style-name="P285"><text:span text:style-name="T19">Résultats attendus :</text:span></text:p>
      <text:p text:style-name="P285"><text:span text:style-name="T19"/></text:p>
      <text:p text:style-name="P285"><text:span text:style-name="T216">L’ajout de membres « avec paramètres d’entrées corrects » ne doit pas lever d’exception, le nombre</text:span></text:p>
      <text:p text:style-name="P285"><text:span text:style-name="T216">de membres après ces ajouts doit avoir augmenté en conséquence.</text:span></text:p>
      <text:p text:style-name="P285"><text:span text:style-name="T216">Dans les 4 utilisations suivantes de </text:span><text:span text:style-name="T224">addMember</text:span><text:span text:style-name="T216">, l’exception </text:span><text:span text:style-name="T224">MemberAlreadyExistsException </text:span><text:span text:style-name="T216">doit être levée.</text:span></text:p>
      <text:p text:style-name="P285"><text:span text:style-name="T216">De plus après levée de l’exception </text:span><text:span text:style-name="T224">MemberAlreadyExistsException </text:span><text:span text:style-name="T216">lors de l’utilisation de</text:span></text:p>
      <text:p text:style-name="P285"><text:span text:style-name="T224">addMember</text:span><text:span text:style-name="T216">, le nombre de membres doit rester identique au nombre de membres avant utilisation de</text:span></text:p>
      <text:p text:style-name="P285"><text:span text:style-name="T224">addMember</text:span><text:span text:style-name="T216">.</text:span></text:p>
      <text:p text:style-name="P285"><text:span text:style-name="T216"/></text:p>
      <text:p text:style-name="P285"><text:span text:style-name="T19">Résultats observés :</text:span></text:p>
      <text:p text:style-name="P285"><text:span text:style-name="T19"/></text:p>
      <text:p text:style-name="P286"><text:span text:style-name="T220">Les </text:span><text:span text:style-name="T222">membres</text:span><text:span text:style-name="T220"> sont correctement ajoutés lors de l’exécution de </text:span><text:span text:style-name="T226">add</text:span><text:span text:style-name="T227">Member</text:span><text:span text:style-name="T219"> <text:s/></text:span><text:span text:style-name="T221">« avec paramètres d’entrées corrects ». </text:span><text:span text:style-name="T220">Les exceptions sont correctement levées dans les cas attendus. Auxquels cas aucun </text:span><text:span text:style-name="T223">membre</text:span><text:span text:style-name="T220"> n’est ajouté.</text:span></text:p>
      <text:p text:style-name="P286"><text:span text:style-name="T220"/></text:p>
      <text:p text:style-name="P83"><text:span text:style-name="T19">Conclusion :</text:span></text:p>
      <text:p text:style-name="P85"><text:span text:style-name="T218">La méthode </text:span><text:span text:style-name="T225">add</text:span><text:span text:style-name="T217">Member </text:span><text:span text:style-name="T218">fonctionne correctement </text:span><text:span text:style-name="T33">sur les cas de fonctionnement standard</text:span><text:span text:style-name="T218">. Le test est concluant.</text:span></text:p>
      <text:p text:style-name="P367">Fiche de test N° <text:span text:style-name="T176">3</text:span></text:p>
      <text:p text:style-name="P356"/>
      <text:p text:style-name="P258">Objectif du test: <text:span text:style-name="T21">éprouver la méthode add</text:span><text:span text:style-name="T22">ItemFilm</text:span><text:span text:style-name="T21"> sur les cas d’</text:span><text:span text:style-name="T23">anomalie. </text:span></text:p>
      <text:p text:style-name="P52"/>
      <text:p text:style-name="P18"><text:span text:style-name="T45">V</text:span><text:span text:style-name="T39">érification de la levée de l’exception </text:span><text:span text:style-name="T109">BadEntryException </text:span><text:span text:style-name="T114">l</text:span><text:span text:style-name="T39">ors de l’utilisation de </text:span><text:span text:style-name="T109">add</text:span><text:span text:style-name="T115">ItemFilm</text:span><text:span text:style-name="T109"> </text:span><text:span text:style-name="T39">« avec des paramètres d’entrées incorrects ».</text:span></text:p>
      <text:p text:style-name="P177"/>
      <text:list xml:id="list3891544996" text:style-name="L18">
        <text:list-item>
          <text:p text:style-name="P14"><text:span text:style-name="T46">si le pseudo </text:span><text:span text:style-name="T47">n’est pas instancié ou contient moins d’un caractère autre que des espaces.</text:span></text:p>
        </text:list-item>
        <text:list-item>
          <text:p text:style-name="P149">si le mot de pass<text:span text:style-name="T160">e</text:span> n’est pas instancié ou contient moins de 4 caractères. </text:p>
        </text:list-item>
        <text:list-item>
          <text:p text:style-name="P25"><text:span text:style-name="T39">si le titre n’est pas instancié ou contient moins d’un caractère </text:span><text:span text:style-name="T48">autre que des espaces</text:span><text:span text:style-name="T39">.</text:span></text:p>
        </text:list-item>
        <text:list-item>
          <text:p text:style-name="P156">si le type n’est pas instancié. </text:p>
        </text:list-item>
        <text:list-item>
          <text:p text:style-name="P156">si le scénariste n’est pas instancié. </text:p>
        </text:list-item>
        <text:list-item>
          <text:p text:style-name="P156">si la durée n’est pas distinctement positive. <text:s/></text:p>
        </text:list-item>
      </text:list>
      <text:p text:style-name="P152"><text:tab/></text:p>
      <text:p text:style-name="P258"/>
      <text:p text:style-name="P258">Description (scénario) :</text:p>
      <text:p text:style-name="P258"/>
      <text:list xml:id="list1822680448" text:style-name="L20">
        <text:list-item>
          <text:p text:style-name="P91"><text:span text:style-name="T39">Instanciation d’un </text:span><text:span text:style-name="T109">Social Network</text:span></text:p>
        </text:list-item>
        <text:list-item>
          <text:p text:style-name="P30"><text:span text:style-name="T49">I</text:span><text:span text:style-name="T39">nstanciation d’un </text:span><text:span text:style-name="T49">membre</text:span><text:span text:style-name="T39"> </text:span></text:p>
        </text:list-item>
        <text:list-item>
          <text:p text:style-name="P34">1.<text:span text:style-name="T161">1</text:span>.<text:tab/>Utilisation de add<text:span text:style-name="T162">Item</text:span>Film avec <text:span text:style-name="T162">en paramètre un</text:span> <text:span text:style-name="T162">pseudo non instancié. </text:span></text:p>
        </text:list-item>
        <text:list-item>
          <text:p text:style-name="P40">1.2.<text:tab/>Utilisation de addItemFilm avec en paramètre un pseudo contenant que des espaces. </text:p>
        </text:list-item>
        <text:list-item>
          <text:p text:style-name="P40">1.<text:span text:style-name="T161">3</text:span>.<text:tab/>Utilisation de addItemFilm avec en paramètre un mot de passe non instancié. </text:p>
        </text:list-item>
        <text:list-item>
          <text:p text:style-name="P40">1.<text:span text:style-name="T161">4</text:span>.<text:tab/>Utilisation de addItemFilm avec en paramètre un mot de passe de moins de 4 caractères.</text:p>
        </text:list-item>
        <text:list-item>
          <text:p text:style-name="P40">1.<text:span text:style-name="T161">5</text:span>.<text:tab/>Utilisation de addItemFilm avec en paramètre un titre non instancié. </text:p>
        </text:list-item>
        <text:list-item>
          <text:p text:style-name="P95">1.6. <text:tab/><text:span text:style-name="T162">Utilisation de addItemFilm avec en paramètre un </text:span>titre ne<text:span text:style-name="T162"> contenant que des espaces.</text:span></text:p>
        </text:list-item>
        <text:list-item>
          <text:p text:style-name="P40">1.<text:span text:style-name="T181">7</text:span>.<text:tab/>Utilisation de addItemFilm avec en paramètre un type non instancié.</text:p>
        </text:list-item>
        <text:list-item>
          <text:p text:style-name="P40">1.<text:span text:style-name="T182">8</text:span>.<text:tab/>Utilisation de addItemFilm avec en paramètre un directeur non instancié. </text:p>
        </text:list-item>
        <text:list-item>
          <text:p text:style-name="P40">1.<text:span text:style-name="T183">9</text:span>.<text:tab/>Utilisation de addItemFilm avec en paramètre un scénariste non instancié. </text:p>
        </text:list-item>
        <text:list-item>
          <text:p text:style-name="P40">1.<text:span text:style-name="T181">10</text:span>.<text:tab/>Utilisation de addItemFilm avec en paramètre une durée négative. </text:p>
        </text:list-item>
      </text:list>
      <text:p text:style-name="P258"/>
      <text:p text:style-name="P258">Résultats attendus :</text:p>
      <text:p text:style-name="P258"/>
      <text:p text:style-name="P64">L’ajout de film « avec paramètres d’entrées corrects » ne doit pas lever d’exception, le nombre de films après ces ajouts doit avoir augmenté en conséquence. </text:p>
      <text:p text:style-name="P64"/>
      <text:p text:style-name="P64">Dans les 9 cas d’utilisations suivantes de addItemFilm, l’exception BadEntryException doit être levée. </text:p>
      <text:p text:style-name="P69"/>
      <text:p text:style-name="P69">De plus après levée de l’exception BadEntryException lors de l’utilisation de addItemFilm, le nombre de films doit rester identique au nombre de <text:span text:style-name="T233">films</text:span> avant utilisation de <text:s/>addItemFilm.</text:p>
      <text:p text:style-name="P258"/>
      <text:p text:style-name="P258"/>
      <text:p text:style-name="P324"><text:span text:style-name="T8">Résultats observés : </text:span><text:span text:style-name="T6">L’exception <text:s/></text:span><text:span text:style-name="T133">BadEntryException </text:span><text:span text:style-name="T156">est correctement levée dans les cas attendus. </text:span><text:span text:style-name="T157">Auxquels cas a</text:span><text:span text:style-name="T156">ucun film n’est ajouté.</text:span></text:p>
      <text:p text:style-name="P206"/>
      <text:p text:style-name="P346"><text:span text:style-name="T8">Conclusion :</text:span> <text:span text:style-name="T207">La méthode </text:span><text:span text:style-name="T120">add</text:span><text:span text:style-name="T115">ItemFilm</text:span><text:span text:style-name="T162"> fonctionne correctement </text:span><text:span text:style-name="T33">sur les cas d’</text:span><text:span text:style-name="T35">anomalie.</text:span><text:span text:style-name="T207"> Le test est concluant.</text:span></text:p>
      <text:p text:style-name="P75"><text:span text:style-name="T2"/></text:p>
      <text:p text:style-name="P75"><text:span text:style-name="T2"/></text:p>
      <text:p text:style-name="P355">Fiche de test N° <text:span text:style-name="T177">4</text:span></text:p>
      <text:p text:style-name="P338"/>
      <text:p text:style-name="P302"><text:span text:style-name="T8">Objectif du test : </text:span><text:span text:style-name="T14">éprouver la méthode add</text:span><text:span text:style-name="T15">ItemFilm</text:span><text:span text:style-name="T14"> sur les cas de fonctionnement standard</text:span></text:p>
      <text:p text:style-name="P293"/>
      <text:list xml:id="list3886064255" text:style-name="L21">
        <text:list-item>
          <text:p text:style-name="P300"><text:span text:style-name="T87">But principal : vérification de l'ajout des films après utilisation de </text:span><text:span text:style-name="T130">addItemFilm </text:span><text:span text:style-name="T87">« avec des</text:span></text:p>
          <text:p text:style-name="P161">paramètres d’entrées corrects »</text:p>
        </text:list-item>
        <text:list-item>
          <text:p text:style-name="P161">But secondaire : </text:p>
          <text:list>
            <text:list-item>
              <text:p text:style-name="P207"><text:span text:style-name="T107">vérification de la levée de l’exception </text:span><text:span text:style-name="T140">ItemAlreadyExistsException </text:span><text:span text:style-name="T107">par</text:span></text:p>
            </text:list-item>
          </text:list>
          <text:p text:style-name="P214"><text:span text:style-name="T38">la méthode </text:span><text:span text:style-name="T108">addItemFilm </text:span><text:span text:style-name="T38">pour tous les cas prévus dans l’API.</text:span></text:p>
          <text:list text:continue-numbering="true">
            <text:list-item>
              <text:p text:style-name="P46"><text:span text:style-name="T42">vérification </text:span><text:span text:style-name="T43">de la levée d’exception </text:span><text:span text:style-name="T112">NotMemberException </text:span><text:span text:style-name="T154">par la méthode</text:span><text:span text:style-name="T149"> </text:span><text:span text:style-name="T109">addItemFilm </text:span><text:span text:style-name="T154">pour tous les cas prévus dans</text:span><text:span text:style-name="T112"> l’API.</text:span></text:p>
            </text:list-item>
          </text:list>
        </text:list-item>
      </text:list>
      <text:p text:style-name="P163"/>
      <text:p text:style-name="P163">Pour rappel :</text:p>
      <text:p text:style-name="P163"/>
      <text:p text:style-name="P302"><text:span text:style-name="T90">L</text:span><text:span text:style-name="T87">e cas de levée de l’exception </text:span><text:span text:style-name="T130">ItemAlreadyExistsException </text:span><text:span text:style-name="T87">par la méthode</text:span><text:span text:style-name="T130">addItemFilm </text:span><text:span text:style-name="T87">prévu dans l’API est :</text:span></text:p>
      <text:list xml:id="list152827678950448" text:continue-numbering="true" text:style-name="L21">
        <text:list-item>
          <text:p text:style-name="P300"><text:span text:style-name="T86">si un </text:span><text:span text:style-name="T88">film</text:span><text:span text:style-name="T86"> de même </text:span><text:span text:style-name="T155">titre </text:span><text:span text:style-name="T86">est déjà présent dans le </text:span><text:span text:style-name="T129">SocialNetwork </text:span><text:span text:style-name="T86">(même </text:span><text:span text:style-name="T129">pseudo </text:span><text:span text:style-name="T86">:</text:span></text:p>
          <text:p text:style-name="P86"><text:span text:style-name="T39">indifférent à la casse et aux </text:span><text:span text:style-name="T148">leading </text:span><text:span text:style-name="T39">et </text:span><text:span text:style-name="T148">trailing blanks</text:span><text:span text:style-name="T39">)</text:span></text:p>
        </text:list-item>
      </text:list>
      <text:p text:style-name="P173"/>
      <text:p text:style-name="P302"><text:span text:style-name="T90">L</text:span><text:span text:style-name="T89">e cas de levée de l</text:span><text:span text:style-name="T86">’exception </text:span><text:span text:style-name="T131">NotMemberException</text:span><text:span text:style-name="T129"> </text:span><text:span text:style-name="T86">par la méthode </text:span><text:span text:style-name="T130">addItemFilm</text:span><text:span text:style-name="T109"> </text:span><text:span text:style-name="T39">prévu dans l’API est :</text:span></text:p>
      <text:list xml:id="list339636998" text:style-name="L24">
        <text:list-item>
          <text:p text:style-name="P216"><text:span text:style-name="T39">si le login ne correspond à aucun déjà présent dans le <text:s/></text:span><text:span text:style-name="T109">SocialNetwork</text:span></text:p>
        </text:list-item>
        <text:list-item>
          <text:p text:style-name="P88"><text:span text:style-name="T151">si le </text:span><text:span text:style-name="T153">le mot de passe</text:span><text:span text:style-name="T151"> ne correspond pas au </text:span><text:span text:style-name="T153">mot de passe</text:span><text:span text:style-name="T152"> du login</text:span></text:p>
        </text:list-item>
      </text:list>
      <text:p text:style-name="P264"/>
      <text:p text:style-name="P264">Description(scénario) :</text:p>
      <text:p text:style-name="P264"/>
      <text:list xml:id="list1232762592" text:style-name="L25">
        <text:list-item>
          <text:p text:style-name="P89"><text:span text:style-name="T39">Instanciation d’un </text:span><text:span text:style-name="T109">Social Network</text:span></text:p>
        </text:list-item>
        <text:list-item>
          <text:p text:style-name="P89"><text:span text:style-name="T49">I</text:span><text:span text:style-name="T39">nstanciation d’un </text:span><text:span text:style-name="T49">membre</text:span><text:span text:style-name="T39"> </text:span></text:p>
        </text:list-item>
        <text:list-item>
          <text:p text:style-name="P89"><text:span text:style-name="T39">2.1 <text:s text:c="2"/>Utilisations de </text:span><text:span text:style-name="T111">addItemFilm</text:span><text:span text:style-name="T109"> </text:span><text:span text:style-name="T39">pour l'ajout de plusieurs </text:span><text:span text:style-name="T40">films</text:span><text:span text:style-name="T39"> « avec paramètres</text:span></text:p>
          <text:p text:style-name="P184">d'entrées corrects »</text:p>
        </text:list-item>
        <text:list-item>
          <text:p text:style-name="P89"><text:span text:style-name="T39">2.2 <text:s text:c="2"/>Utilisation de </text:span><text:span text:style-name="T111">addItemFilm</text:span><text:span text:style-name="T109"> </text:span><text:span text:style-name="T39">avec en paramètre un </text:span><text:span text:style-name="T40">tit</text:span><text:span text:style-name="T44">r</text:span><text:span text:style-name="T40">e</text:span><text:span text:style-name="T110"> </text:span><text:span text:style-name="T39">identique au </text:span><text:span text:style-name="T40">tit</text:span><text:span text:style-name="T44">r</text:span><text:span text:style-name="T40">e</text:span><text:span text:style-name="T39"> du premier</text:span></text:p>
          <text:p text:style-name="P171">membre « correct » ajouté.</text:p>
        </text:list-item>
        <text:list-item>
          <text:p text:style-name="P53"><text:span text:style-name="T39">2.3 <text:s text:c="2"/>Utilisation de </text:span><text:span text:style-name="T111">addItemFilm</text:span><text:span text:style-name="T109"> </text:span><text:span text:style-name="T39">avec en paramètre un </text:span><text:span text:style-name="T40">tit</text:span><text:span text:style-name="T44">r</text:span><text:span text:style-name="T40">e</text:span><text:span text:style-name="T109"> </text:span><text:span text:style-name="T39">identique au </text:span><text:span text:style-name="T42">tit</text:span><text:span text:style-name="T44">r</text:span><text:span text:style-name="T42">e</text:span><text:span text:style-name="T39"> du dernier</text:span></text:p>
          <text:p text:style-name="P53"><text:span text:style-name="T40">film</text:span><text:span text:style-name="T39"> « correct » ajouté.</text:span></text:p>
        </text:list-item>
        <text:list-item>
          <text:p text:style-name="P53"><text:span text:style-name="T39">2.4 <text:s text:c="2"/>Utilisation de </text:span><text:span text:style-name="T111">addItemFilm</text:span><text:span text:style-name="T109"> </text:span><text:span text:style-name="T39">avec en paramètre le </text:span><text:span text:style-name="T40">tit</text:span><text:span text:style-name="T44">r</text:span><text:span text:style-name="T40">e</text:span><text:span text:style-name="T109"> </text:span><text:span text:style-name="T39">d’un </text:span><text:span text:style-name="T40">film</text:span><text:span text:style-name="T39"> existant (mais avec</text:span></text:p>
          <text:p text:style-name="P171">casse différente).</text:p>
        </text:list-item>
        <text:list-item>
          <text:p text:style-name="P53"><text:span text:style-name="T39">2.5 <text:s text:c="2"/>Utilisation de </text:span><text:span text:style-name="T111">addItemFilm</text:span><text:span text:style-name="T109"> </text:span><text:span text:style-name="T39">avec en paramètre le </text:span><text:span text:style-name="T40">tit</text:span><text:span text:style-name="T44">r</text:span><text:span text:style-name="T40">e</text:span><text:span text:style-name="T109"> </text:span><text:span text:style-name="T39">d’un </text:span><text:span text:style-name="T40">film</text:span><text:span text:style-name="T39"> existant (mais avec</text:span></text:p>
          <text:p text:style-name="P184">des leading/trailing blanks).</text:p>
        </text:list-item>
        <text:list-item>
          <text:p text:style-name="P62"><text:span text:style-name="T39">2.6 Utilisation de <text:s/></text:span><text:span text:style-name="T111">addItemFilm </text:span><text:span text:style-name="T41">avec en paramètre </text:span><text:span text:style-name="T39">un login inexistant</text:span></text:p>
        </text:list-item>
        <text:list-item>
          <text:p text:style-name="P62"><text:span text:style-name="T39">2.7 Utilisation de <text:s/></text:span><text:span text:style-name="T111">addItemFilm </text:span><text:span text:style-name="T41">avec en paramètre </text:span><text:span text:style-name="T39">un mot de passe qui ne correspond pas au mot de passe du login</text:span></text:p>
        </text:list-item>
      </text:list>
      <text:p text:style-name="P264"/>
      <text:p text:style-name="P264">Résultats attendus :</text:p>
      <text:p text:style-name="P264"/>
      <text:p text:style-name="P90"><text:span text:style-name="T39">L’ajout de </text:span><text:span text:style-name="T40">films</text:span><text:span text:style-name="T39"> « avec paramètres d’entrées corrects » ne doit pas lever d’exception, le nombre</text:span></text:p>
      <text:p text:style-name="P54"><text:span text:style-name="T39">de </text:span><text:span text:style-name="T40">films</text:span><text:span text:style-name="T39"> après ces ajouts doit avoir augmenté en conséquence.</text:span></text:p>
      <text:p text:style-name="P54"><text:span text:style-name="T39">Dans les 4 utilisations suivantes de </text:span><text:span text:style-name="T111">addItemFilm</text:span><text:span text:style-name="T39">, l’exception </text:span><text:span text:style-name="T111">ItemAlreadyExistsException</text:span><text:span text:style-name="T109"> </text:span><text:span text:style-name="T39">doit être levée. </text:span><text:span text:style-name="T44">Dans les 2 suivantes, l’exception </text:span><text:span text:style-name="T112">NotMemberException</text:span><text:span text:style-name="T113"> </text:span><text:span text:style-name="T44">doit être levée.</text:span></text:p>
      <text:p text:style-name="P54"><text:span text:style-name="T39">De plus après levée de</text:span><text:span text:style-name="T44">s</text:span><text:span text:style-name="T39"> exception</text:span><text:span text:style-name="T44">s</text:span><text:span text:style-name="T39"> </text:span><text:span text:style-name="T111">ItemAlreadyExistsException</text:span><text:span text:style-name="T109"> </text:span><text:span text:style-name="T44">et </text:span><text:span text:style-name="T112">NotMemberException </text:span><text:span text:style-name="T44">lo</text:span><text:span text:style-name="T39">rs de l’utilisation de </text:span><text:span text:style-name="T111">addItemFilm</text:span><text:span text:style-name="T39">, le nombre de </text:span><text:span text:style-name="T44">film</text:span><text:span text:style-name="T39">s doit rester identique au nombre de </text:span><text:span text:style-name="T44">film</text:span><text:span text:style-name="T39">s avant utilisation de </text:span><text:span text:style-name="T111">addItemFilm</text:span><text:span text:style-name="T39">.</text:span></text:p>
      <text:p text:style-name="P264"/>
      <text:p text:style-name="P259">Résultats observés : </text:p>
      <text:p text:style-name="P76"><text:soft-page-break/>Aucun film n’est ajouté <text:span text:style-name="T174">dans le réseau social, </text:span>dans le cas de la levée d<text:span text:style-name="T178">es </text:span>exception<text:span text:style-name="T178">s </text:span><text:span text:style-name="T112">NotMemberException, </text:span><text:span text:style-name="T111">ItemAlreadyExistsException</text:span>.</text:p>
      <text:p text:style-name="P92">Seuls les films avec des paramètres correctes d’entrées et n’ayant pas été créé auparavant ont été ajoutés dans le réseau social. </text:p>
      <text:p text:style-name="P92"/>
      <text:p text:style-name="P260"><text:span text:style-name="T174">Conclusion</text:span>:</text:p>
      <text:p text:style-name="P260"><text:span text:style-name="T2"/></text:p>
      <text:p text:style-name="P345"><text:span text:style-name="T207">La méthode </text:span><text:span text:style-name="T120">add</text:span><text:span text:style-name="T115">ItemFilm</text:span><text:span text:style-name="T162"> fonctionne correctement </text:span><text:span text:style-name="T33">sur les cas de fonctionnement standard</text:span><text:span text:style-name="T207">. Le test est concluant.</text:span></text:p>
      <text:p text:style-name="P76"><text:span text:style-name="T2"/></text:p>
      <text:p text:style-name="P76"><text:span text:style-name="T2"/></text:p>
      <text:p text:style-name="P368">Fiche de test N° <text:span text:style-name="T179">5</text:span></text:p>
      <text:p text:style-name="P357"/>
      <text:p text:style-name="P265">Objectif du test: <text:span text:style-name="T21">éprouver la méthode add</text:span><text:span text:style-name="T22">ItemBook</text:span><text:span text:style-name="T21"> sur les cas d’</text:span><text:span text:style-name="T23">anomalie. </text:span></text:p>
      <text:p text:style-name="P55"/>
      <text:p text:style-name="P19"><text:span text:style-name="T45">V</text:span><text:span text:style-name="T39">érification de la levée de l’exception </text:span><text:span text:style-name="T109">BadEntryException </text:span><text:span text:style-name="T114">l</text:span><text:span text:style-name="T39">ors de l’utilisation de </text:span><text:span text:style-name="T109">add</text:span><text:span text:style-name="T115">ItemBook</text:span><text:span text:style-name="T109"> </text:span><text:span text:style-name="T39">« avec des paramètres d’entrées incorrects ».</text:span></text:p>
      <text:p text:style-name="P178"/>
      <text:list xml:id="list152827859721993" text:continue-list="list3891544996" text:style-name="L18">
        <text:list-item>
          <text:p text:style-name="P15"><text:span text:style-name="T46">si le pseudo </text:span><text:span text:style-name="T47">n’est pas instancié ou contient moins d’un caractère autre que des espaces.</text:span></text:p>
        </text:list-item>
        <text:list-item>
          <text:p text:style-name="P150">si le mot de pass<text:span text:style-name="T160">e</text:span> n’est pas instancié ou contient moins de 4 caractères. </text:p>
        </text:list-item>
        <text:list-item>
          <text:p text:style-name="P26"><text:span text:style-name="T39">si le titre n’est pas instancié ou contient moins d’un caractère </text:span><text:span text:style-name="T48">autre que des espaces</text:span><text:span text:style-name="T39">.</text:span></text:p>
        </text:list-item>
        <text:list-item>
          <text:p text:style-name="P157">si le type n’est pas instancié. </text:p>
        </text:list-item>
        <text:list-item>
          <text:p text:style-name="P157">si le scénariste n’est pas instancié. </text:p>
        </text:list-item>
        <text:list-item>
          <text:p text:style-name="P157">si la durée n’est pas distinctement positive. <text:s/></text:p>
        </text:list-item>
      </text:list>
      <text:p text:style-name="P153"><text:tab/></text:p>
      <text:p text:style-name="P265"/>
      <text:p text:style-name="P265">Description (scénario) :</text:p>
      <text:p text:style-name="P265"/>
      <text:list xml:id="list3175944209" text:style-name="L26">
        <text:list-item>
          <text:p text:style-name="P94"><text:span text:style-name="T39">Instanciation d’un </text:span><text:span text:style-name="T109">Social Network</text:span></text:p>
        </text:list-item>
        <text:list-item>
          <text:p text:style-name="P31"><text:span text:style-name="T49">I</text:span><text:span text:style-name="T39">nstanciation d’un </text:span><text:span text:style-name="T49">membre</text:span><text:span text:style-name="T39"> </text:span></text:p>
        </text:list-item>
        <text:list-item>
          <text:p text:style-name="P35">1.<text:span text:style-name="T161">1</text:span>.<text:tab/>Utilisation de add<text:span text:style-name="T162">Item</text:span>Book avec <text:span text:style-name="T162">en paramètre un</text:span> <text:span text:style-name="T162">pseudo non instancié. </text:span></text:p>
        </text:list-item>
        <text:list-item>
          <text:p text:style-name="P41">1.2.<text:tab/>Utilisation de addItemBook avec en paramètre un pseudo contenant que des espaces. </text:p>
        </text:list-item>
        <text:list-item>
          <text:p text:style-name="P41">1.<text:span text:style-name="T161">3</text:span>.<text:tab/>Utilisation de addItemBook avec en paramètre un mot de passe non instancié. </text:p>
        </text:list-item>
        <text:list-item>
          <text:p text:style-name="P41">1.<text:span text:style-name="T161">4</text:span>.<text:tab/>Utilisation de addItemBook avec en paramètre un mot de passe de moins de 4 caractères.</text:p>
        </text:list-item>
        <text:list-item>
          <text:p text:style-name="P41">1.<text:span text:style-name="T161">5</text:span>.<text:tab/>Utilisation de addItemBook avec en paramètre un titre non instancié. </text:p>
        </text:list-item>
        <text:list-item>
          <text:p text:style-name="P42">1.<text:span text:style-name="T185">6</text:span>.<text:tab/>Utilisation de addItemBook avec en paramètre un <text:span text:style-name="T185">titre</text:span> <text:span text:style-name="T186">ne </text:span>contenant que des espaces. </text:p>
        </text:list-item>
        <text:list-item>
          <text:p text:style-name="P41">1.<text:span text:style-name="T184">7</text:span>.<text:tab/>Utilisation de addItemBook avec en paramètre un type non instancié.</text:p>
        </text:list-item>
        <text:list-item>
          <text:p text:style-name="P41">1.<text:span text:style-name="T185">8</text:span>.<text:tab/>Utilisation de addItemBook avec en paramètre un <text:span text:style-name="T180">auteur</text:span> non instancié. </text:p>
        </text:list-item>
        <text:list-item>
          <text:p text:style-name="P41">1.<text:span text:style-name="T184">9</text:span>.<text:tab/>Utilisation de addItemBook avec en paramètre une durée négative. </text:p>
        </text:list-item>
      </text:list>
      <text:p text:style-name="P265"/>
      <text:p text:style-name="P265">Résultats attendus :</text:p>
      <text:p text:style-name="P265"/>
      <text:p text:style-name="P65">L’ajout de book « avec paramètres d’entrées corrects » ne doit pas lever d’exception, le nombre de books après ces ajouts doit avoir augmenté en conséquence. </text:p>
      <text:p text:style-name="P65"/>
      <text:p text:style-name="P65">Dans les 9 cas d’utilisations suivantes de addItemBook, l’exception BadEntryException doit être levée. </text:p>
      <text:p text:style-name="P70"/>
      <text:p text:style-name="P70">De plus après levée de l’exception BadEntryException lors de l’utilisation de addItemBook, le nombre de books doit rester identique au nombre de membres avant utilisation de <text:s/>addItemBook.</text:p>
      <text:p text:style-name="P265"/>
      <text:p text:style-name="P265"/>
      <text:p text:style-name="P265">Résultats observés :</text:p>
      <text:p text:style-name="P265"/>
      <text:p text:style-name="P82"><text:span text:style-name="T192">La bonne exception est levée. Par conséquent, aucun book n’est rajouté dans le réseau social. <text:s/></text:span><text:s/></text:p>
      <text:p text:style-name="P77"/>
      <text:p text:style-name="P261"><text:span text:style-name="T174">Conclusion</text:span>:</text:p>
      <text:p text:style-name="P261"><text:span text:style-name="T2"/></text:p>
      <text:p text:style-name="P77"><text:span text:style-name="T175">Le test est concluant. </text:span><text:s/></text:p>
      <text:p text:style-name="P77"/>
      <text:p text:style-name="P77"/>
      <text:p text:style-name="P77"/>
      <text:p text:style-name="P77"/>
      <text:p text:style-name="P358"><text:soft-page-break/>Fiche de test N° <text:span text:style-name="T187">6</text:span></text:p>
      <text:p text:style-name="P340"/>
      <text:p text:style-name="P305"><text:span text:style-name="T8">Objectif du test : </text:span><text:span text:style-name="T14">éprouver la méthode add</text:span><text:span text:style-name="T15">ItemBook</text:span><text:span text:style-name="T14"> sur les cas de fonctionnement standard</text:span></text:p>
      <text:p text:style-name="P294"/>
      <text:list xml:id="list152828223927052" text:continue-list="list152827678950448" text:style-name="L21">
        <text:list-item>
          <text:p text:style-name="P301"><text:span text:style-name="T87">But principal : vérification de l'ajout des books après utilisation de </text:span><text:span text:style-name="T130">addItemBook </text:span><text:span text:style-name="T87">« avec des</text:span></text:p>
          <text:p text:style-name="P162">paramètres d’entrées corrects »</text:p>
        </text:list-item>
        <text:list-item>
          <text:p text:style-name="P162">But secondaire : </text:p>
          <text:list>
            <text:list-item>
              <text:p text:style-name="P208"><text:span text:style-name="T107">vérification de la levée de l’exception </text:span><text:span text:style-name="T140">ItemAlreadyExistsException </text:span><text:span text:style-name="T107">par</text:span></text:p>
            </text:list-item>
          </text:list>
          <text:p text:style-name="P215"><text:span text:style-name="T38">la méthode </text:span><text:span text:style-name="T108">addItemBook </text:span><text:span text:style-name="T38">pour tous les cas prévus dans l’API.</text:span></text:p>
          <text:list text:continue-numbering="true">
            <text:list-item>
              <text:p text:style-name="P47"><text:span text:style-name="T42">vérification </text:span><text:span text:style-name="T43">de la levée d’exception </text:span><text:span text:style-name="T112">NotMemberException </text:span><text:span text:style-name="T154">par la méthode</text:span><text:span text:style-name="T149"> </text:span><text:span text:style-name="T109">addItemBook </text:span><text:span text:style-name="T154">pour tous les cas prévus dans</text:span><text:span text:style-name="T112"> l’API.</text:span></text:p>
            </text:list-item>
          </text:list>
        </text:list-item>
      </text:list>
      <text:p text:style-name="P164"/>
      <text:p text:style-name="P164">Pour rappel :</text:p>
      <text:p text:style-name="P164"/>
      <text:p text:style-name="P305"><text:span text:style-name="T90">L</text:span><text:span text:style-name="T87">e cas de levée de l’exception </text:span><text:span text:style-name="T130">ItemAlreadyExistsException </text:span><text:span text:style-name="T87">par la méthode</text:span><text:span text:style-name="T130">addItemBook </text:span><text:span text:style-name="T87">prévu dans l’API est :</text:span></text:p>
      <text:list xml:id="list152826396569095" text:continue-numbering="true" text:style-name="L21">
        <text:list-item>
          <text:p text:style-name="P301"><text:span text:style-name="T86">si un </text:span><text:span text:style-name="T88">book</text:span><text:span text:style-name="T86"> de même </text:span><text:span text:style-name="T155">titre </text:span><text:span text:style-name="T86">est déjà présent dans le </text:span><text:span text:style-name="T129">SocialNetwork </text:span><text:span text:style-name="T86">(même </text:span><text:span text:style-name="T129">pseudo </text:span><text:span text:style-name="T86">:</text:span></text:p>
          <text:p text:style-name="P87"><text:span text:style-name="T39">indifférent à la casse et aux </text:span><text:span text:style-name="T148">leading </text:span><text:span text:style-name="T39">et </text:span><text:span text:style-name="T148">trailing blanks</text:span><text:span text:style-name="T39">)</text:span></text:p>
        </text:list-item>
      </text:list>
      <text:p text:style-name="P174"/>
      <text:p text:style-name="P305"><text:span text:style-name="T90">L</text:span><text:span text:style-name="T89">e cas de levée de l</text:span><text:span text:style-name="T86">’exception </text:span><text:span text:style-name="T131">NotMemberException</text:span><text:span text:style-name="T129"> </text:span><text:span text:style-name="T86">par la méthode </text:span><text:span text:style-name="T130">addItemBook</text:span><text:span text:style-name="T109"> </text:span><text:span text:style-name="T39">prévu dans l’API est :</text:span></text:p>
      <text:list xml:id="list867408321" text:style-name="L27">
        <text:list-item>
          <text:p text:style-name="P217"><text:span text:style-name="T39">si le login ne correspond à aucun déjà présent dans le <text:s/></text:span><text:span text:style-name="T109">SocialNetwork</text:span></text:p>
        </text:list-item>
        <text:list-item>
          <text:p text:style-name="P97"><text:span text:style-name="T151">si le </text:span><text:span text:style-name="T153">le mot de passe</text:span><text:span text:style-name="T151"> ne correspond pas au </text:span><text:span text:style-name="T153">mot de passe</text:span><text:span text:style-name="T152"> du login</text:span></text:p>
        </text:list-item>
      </text:list>
      <text:p text:style-name="P266"/>
      <text:p text:style-name="P266">Description(scénario) :</text:p>
      <text:p text:style-name="P266"/>
      <text:list xml:id="list2012764878" text:style-name="L28">
        <text:list-item>
          <text:p text:style-name="P98"><text:span text:style-name="T39">Instanciation d’un </text:span><text:span text:style-name="T109">Social Network</text:span></text:p>
        </text:list-item>
        <text:list-item>
          <text:p text:style-name="P98"><text:span text:style-name="T49">I</text:span><text:span text:style-name="T39">nstanciation d’un </text:span><text:span text:style-name="T49">membre</text:span><text:span text:style-name="T39"> </text:span></text:p>
        </text:list-item>
        <text:list-item>
          <text:p text:style-name="P98"><text:span text:style-name="T39">2.1 <text:s text:c="2"/>Utilisations de </text:span><text:span text:style-name="T111">addItemBook</text:span><text:span text:style-name="T109"> </text:span><text:span text:style-name="T39">pour l'ajout de plusieurs </text:span><text:span text:style-name="T40">books</text:span><text:span text:style-name="T39"> « avec paramètres</text:span></text:p>
          <text:p text:style-name="P185">d'entrées corrects »</text:p>
        </text:list-item>
        <text:list-item>
          <text:p text:style-name="P98"><text:span text:style-name="T39">2.2 <text:s text:c="2"/>Utilisation de </text:span><text:span text:style-name="T111">addItemBook</text:span><text:span text:style-name="T109"> </text:span><text:span text:style-name="T39">avec en paramètre un </text:span><text:span text:style-name="T40">tit</text:span><text:span text:style-name="T44">r</text:span><text:span text:style-name="T40">e</text:span><text:span text:style-name="T110"> </text:span><text:span text:style-name="T39">identique au </text:span><text:span text:style-name="T40">tit</text:span><text:span text:style-name="T44">r</text:span><text:span text:style-name="T40">e</text:span><text:span text:style-name="T39"> du premier</text:span></text:p>
          <text:p text:style-name="P172">membre « correct » ajouté.</text:p>
        </text:list-item>
        <text:list-item>
          <text:p text:style-name="P56"><text:span text:style-name="T39">2.3 <text:s text:c="2"/>Utilisation de </text:span><text:span text:style-name="T111">addItemBook</text:span><text:span text:style-name="T109"> </text:span><text:span text:style-name="T39">avec en paramètre un </text:span><text:span text:style-name="T40">tit</text:span><text:span text:style-name="T44">r</text:span><text:span text:style-name="T40">e</text:span><text:span text:style-name="T109"> </text:span><text:span text:style-name="T39">identique au </text:span><text:span text:style-name="T42">tit</text:span><text:span text:style-name="T44">r</text:span><text:span text:style-name="T42">e</text:span><text:span text:style-name="T39"> du dernier</text:span></text:p>
          <text:p text:style-name="P56"><text:span text:style-name="T40">book</text:span><text:span text:style-name="T39"> « correct » ajouté.</text:span></text:p>
        </text:list-item>
        <text:list-item>
          <text:p text:style-name="P56"><text:span text:style-name="T39">2.4 <text:s text:c="2"/>Utilisation de </text:span><text:span text:style-name="T111">addItemBook</text:span><text:span text:style-name="T109"> </text:span><text:span text:style-name="T39">avec en paramètre le </text:span><text:span text:style-name="T40">tit</text:span><text:span text:style-name="T44">r</text:span><text:span text:style-name="T40">e</text:span><text:span text:style-name="T109"> </text:span><text:span text:style-name="T39">d’un </text:span><text:span text:style-name="T40">book</text:span><text:span text:style-name="T39"> existant (mais avec</text:span></text:p>
          <text:p text:style-name="P172">casse différente).</text:p>
        </text:list-item>
        <text:list-item>
          <text:p text:style-name="P56"><text:span text:style-name="T39">2.5 <text:s text:c="2"/>Utilisation de </text:span><text:span text:style-name="T111">addItemBook</text:span><text:span text:style-name="T109"> </text:span><text:span text:style-name="T39">avec en paramètre le </text:span><text:span text:style-name="T40">tit</text:span><text:span text:style-name="T44">r</text:span><text:span text:style-name="T40">e</text:span><text:span text:style-name="T109"> </text:span><text:span text:style-name="T39">d’un </text:span><text:span text:style-name="T40">book</text:span><text:span text:style-name="T39"> existant (mais avec</text:span></text:p>
          <text:p text:style-name="P185">des leading/trailing blanks).</text:p>
        </text:list-item>
        <text:list-item>
          <text:p text:style-name="P63"><text:span text:style-name="T39">2.6 Utilisation de <text:s/></text:span><text:span text:style-name="T111">addItemBook </text:span><text:span text:style-name="T41">avec en paramètre </text:span><text:span text:style-name="T39">un login inexistant</text:span></text:p>
        </text:list-item>
        <text:list-item>
          <text:p text:style-name="P63"><text:span text:style-name="T39">2.7 Utilisation de <text:s/></text:span><text:span text:style-name="T111">addItemBook </text:span><text:span text:style-name="T41">avec en paramètre </text:span><text:span text:style-name="T39">un mot de passe qui ne correspond pas au mot de passe du login</text:span></text:p>
        </text:list-item>
      </text:list>
      <text:p text:style-name="P266"/>
      <text:p text:style-name="P266">Résultats attendus :</text:p>
      <text:p text:style-name="P266"/>
      <text:p text:style-name="P104"><text:span text:style-name="T39">L’ajout de </text:span><text:span text:style-name="T40">books</text:span><text:span text:style-name="T39"> « avec paramètres d’entrées corrects » ne doit pas lever d’exception, le nombre</text:span></text:p>
      <text:p text:style-name="P57"><text:span text:style-name="T39">de </text:span><text:span text:style-name="T40">books</text:span><text:span text:style-name="T39"> après ces ajouts doit avoir augmenté en conséquence.</text:span></text:p>
      <text:p text:style-name="P57"><text:span text:style-name="T39">Dans les 4 utilisations suivantes de </text:span><text:span text:style-name="T111">addItemBook</text:span><text:span text:style-name="T39">, l’exception </text:span><text:span text:style-name="T111">ItemAlreadyExistsException</text:span><text:span text:style-name="T109"> </text:span><text:span text:style-name="T39">doit être levée. </text:span><text:span text:style-name="T44">Dans les 2 suivantes, l’exception </text:span><text:span text:style-name="T112">NotMemberException</text:span><text:span text:style-name="T113"> </text:span><text:span text:style-name="T44">doit être levée.</text:span></text:p>
      <text:p text:style-name="P57"><text:span text:style-name="T39">De plus après levée de</text:span><text:span text:style-name="T44">s</text:span><text:span text:style-name="T39"> exception</text:span><text:span text:style-name="T44">s</text:span><text:span text:style-name="T39"> </text:span><text:span text:style-name="T111">ItemAlreadyExistsException</text:span><text:span text:style-name="T109"> </text:span><text:span text:style-name="T44">et </text:span><text:span text:style-name="T112">NotMemberException </text:span><text:span text:style-name="T44">lo</text:span><text:span text:style-name="T39">rs de l’utilisation de </text:span><text:span text:style-name="T111">addItemBook</text:span><text:span text:style-name="T39">, le nombre de </text:span><text:span text:style-name="T44">book</text:span><text:span text:style-name="T39">s doit rester identique au nombre de </text:span><text:span text:style-name="T44">book</text:span><text:span text:style-name="T39">s avant utilisation de </text:span><text:span text:style-name="T111">addItemBook</text:span><text:span text:style-name="T39">.</text:span></text:p>
      <text:p text:style-name="P266"/>
      <text:p text:style-name="P262">Résultats observés : </text:p>
      <text:p text:style-name="P78"><text:soft-page-break/>Aucun book n’est ajouté <text:span text:style-name="T174">dans le réseau social, </text:span>dans le cas de la levée d<text:span text:style-name="T178">es </text:span>exception<text:span text:style-name="T178">s </text:span><text:span text:style-name="T112">NotMemberException, </text:span><text:span text:style-name="T111">ItemAlreadyExistsException</text:span>.</text:p>
      <text:p text:style-name="P93">Seuls les books avec des paramètres correctes d’entrées et n’ayant pas été créé auparavant ont été ajoutés dans le réseau social. </text:p>
      <text:p text:style-name="P93"/>
      <text:p text:style-name="P262"><text:span text:style-name="T174">Conclusion</text:span>:</text:p>
      <text:p text:style-name="P262"><text:span text:style-name="T2"/></text:p>
      <text:p text:style-name="P78"><text:span text:style-name="T175">Le test est concluant. </text:span><text:s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303"/>
      <text:p text:style-name="P335"/>
      <text:p text:style-name="P335"/>
      <text:p text:style-name="P335"/>
      <text:p text:style-name="P335"/>
      <text:p text:style-name="P372">Fiche de test N° <text:span text:style-name="T208">7</text:span></text:p>
      <text:p text:style-name="P363"/>
      <text:p text:style-name="P280">Objectif du test : <text:span text:style-name="T21">éprouver la méthode </text:span><text:span text:style-name="T27">review</text:span><text:span text:style-name="T22">ItemFilm</text:span><text:span text:style-name="T21"> sur les cas d’</text:span><text:span text:style-name="T23">anomalie.</text:span></text:p>
      <text:p text:style-name="P298"/>
      <text:p text:style-name="P23"><text:span text:style-name="T45">V</text:span><text:span text:style-name="T39">érification de la levée de l’exception </text:span><text:span text:style-name="T109">BadEntryException </text:span><text:span text:style-name="T114">l</text:span><text:span text:style-name="T39">ors de l’utilisation de </text:span><text:span text:style-name="T121">reviewItemFilm</text:span><text:span text:style-name="T109"> </text:span><text:span text:style-name="T39">« avec des paramètres d’entrées incorrects ».</text:span></text:p>
      <text:p text:style-name="P182"/>
      <text:list xml:id="list2432110794" text:style-name="L32">
        <text:list-item>
          <text:p text:style-name="P21"><text:span text:style-name="T46">si le pseudo </text:span><text:span text:style-name="T47">n’est pas instancié ou contient moins d’un caractère autre que des espaces.</text:span></text:p>
        </text:list-item>
        <text:list-item>
          <text:p text:style-name="P154">si le mot de pass<text:span text:style-name="T160">e</text:span> n’est pas instancié ou contient moins de 4 caractères. </text:p>
        </text:list-item>
        <text:list-item>
          <text:p text:style-name="P28"><text:span text:style-name="T39">si le titre n’est pas instancié ou contient moins d’un caractère </text:span><text:span text:style-name="T48">autre que des espaces</text:span><text:span text:style-name="T39">.</text:span></text:p>
        </text:list-item>
        <text:list-item>
          <text:p text:style-name="P159">si l<text:span text:style-name="T208">a note</text:span> <text:span text:style-name="T209">instanciée n’est pas entre 0,0 et 5, inclus</text:span>. </text:p>
        </text:list-item>
        <text:list-item>
          <text:p text:style-name="P159">si le <text:span text:style-name="T209">commentaire</text:span> n’est pas instanci<text:span text:style-name="T209">é.</text:span><text:span text:style-name="T36"> </text:span></text:p>
        </text:list-item>
      </text:list>
      <text:p text:style-name="P315"/>
      <text:p text:style-name="P319"/>
      <text:p text:style-name="P199"/>
      <text:p text:style-name="P280">Description(scénario) :</text:p>
      <text:p text:style-name="P280"/>
      <text:list xml:id="list3223282558" text:style-name="L34">
        <text:list-item>
          <text:p text:style-name="P32">Instanciation d’un Social Network</text:p>
        </text:list-item>
        <text:list-item>
          <text:p text:style-name="P32"><text:span text:style-name="T49">I</text:span><text:span text:style-name="T39">nstanciation d’un </text:span><text:span text:style-name="T49">membre</text:span></text:p>
        </text:list-item>
        <text:list-item>
          <text:p text:style-name="P137"><text:span text:style-name="T49">I</text:span><text:span text:style-name="T39">nstanciation d’un film</text:span></text:p>
        </text:list-item>
        <text:list-item>
          <text:p text:style-name="P38"><text:span text:style-name="T209">7</text:span>.<text:span text:style-name="T161">1</text:span>. <text:s/>Utilisation de <text:span text:style-name="T121">reviewItemFilm</text:span> avec <text:span text:style-name="T162">en paramètre un</text:span> <text:span text:style-name="T162">pseudo non instancié. </text:span></text:p>
        </text:list-item>
        <text:list-item>
          <text:p text:style-name="P44"><text:span text:style-name="T209">7</text:span>.2. <text:s/>Utilisation de <text:span text:style-name="T121">reviewItemFilm</text:span> avec en paramètre un pseudo contenant que des espaces. </text:p>
        </text:list-item>
        <text:list-item>
          <text:p text:style-name="P44"><text:span text:style-name="T209">7</text:span>.<text:span text:style-name="T161">3</text:span>. <text:s/>Utilisation de <text:span text:style-name="T121">reviewItemFilm</text:span> avec en paramètre un mot de passe non instancié. </text:p>
        </text:list-item>
        <text:list-item>
          <text:p text:style-name="P44"><text:span text:style-name="T209">7</text:span>.<text:span text:style-name="T161">4</text:span>. <text:s/>Utilisation de <text:span text:style-name="T121">reviewItemFilm</text:span> avec en paramètre un mot de passe de moins de 4 caractères.</text:p>
        </text:list-item>
        <text:list-item>
          <text:p text:style-name="P44"><text:span text:style-name="T209">7</text:span>.<text:span text:style-name="T161">5</text:span>. <text:s/>Utilisation de <text:span text:style-name="T121">reviewItemFilm</text:span> avec en paramètre un titre non instancié. </text:p>
        </text:list-item>
        <text:list-item>
          <text:p text:style-name="P139">7.6 <text:s/><text:span text:style-name="T162">Utilisation de </text:span><text:span text:style-name="T121">reviewItemFilm</text:span><text:span text:style-name="T162"> avec en paramètre un </text:span>titre<text:span text:style-name="T162"> contenant que des espaces.</text:span></text:p>
        </text:list-item>
        <text:list-item>
          <text:p text:style-name="P44"><text:span text:style-name="T209">7</text:span>.<text:span text:style-name="T210">7</text:span>. <text:s/>Utilisation de <text:span text:style-name="T121">reviewItemFilm</text:span> avec en paramètre un<text:span text:style-name="T210">e note négative</text:span>.</text:p>
        </text:list-item>
        <text:list-item>
          <text:p text:style-name="P44"><text:span text:style-name="T209">7</text:span>.<text:span text:style-name="T210">8</text:span>. <text:s/>Utilisation de <text:span text:style-name="T121">reviewItemFilm</text:span> avec en paramètre un<text:span text:style-name="T210">e note supérieure à 5</text:span>. </text:p>
        </text:list-item>
        <text:list-item>
          <text:p text:style-name="P44"><text:span text:style-name="T209">7</text:span>.<text:span text:style-name="T211">9</text:span>. <text:s/>Utilisation de <text:span text:style-name="T121">reviewItemFilm</text:span> avec en paramètre un <text:span text:style-name="T210">commentaire</text:span> non instancié. </text:p>
          <text:p text:style-name="P44"/>
          <text:p text:style-name="P317"><text:s/></text:p>
        </text:list-item>
      </text:list>
      <text:p text:style-name="P280">Résultats attendus :</text:p>
      <text:p text:style-name="P66">Dans les 9 cas d’utilisations de <text:span text:style-name="T121">reviewItemFilm</text:span>, l’exception <text:span text:style-name="T120">BadEntryException</text:span> doit être levée. </text:p>
      <text:p text:style-name="P71"/>
      <text:p text:style-name="P141"><text:span text:style-name="T197">De plus après levée de l’exception </text:span><text:span text:style-name="T120">BadEntryException</text:span><text:span text:style-name="T197"> lors de l’utilisation de </text:span><text:span text:style-name="T121">reviewItemFilm</text:span><text:span text:style-name="T197">, le nombre de films doit rester identique au nombre de films avant utilisation de <text:s/></text:span><text:span text:style-name="T121">reviewItemFilm</text:span></text:p>
      <text:p text:style-name="P280"/>
      <text:p text:style-name="P280">Résultats observés :<text:span text:style-name="T7"> </text:span><text:span text:style-name="T6">L’exception </text:span><text:span text:style-name="T133">BadEntryException </text:span><text:span text:style-name="T156">est correctement levée dans les cas attendus. </text:span><text:span text:style-name="T157">Auxquels cas a</text:span><text:span text:style-name="T156">ucun</text:span><text:span text:style-name="T157">e évaluation</text:span><text:span text:style-name="T156"> n’est ajouté</text:span><text:span text:style-name="T157">e</text:span><text:span text:style-name="T156">.</text:span></text:p>
      <text:p text:style-name="P204"/>
      <text:p text:style-name="P204"/>
      <text:p text:style-name="P350">Conclusion : <text:span text:style-name="T6">La méthode </text:span><text:span text:style-name="T134">reviewItemFilm</text:span><text:span text:style-name="T3"> </text:span><text:span text:style-name="T6">fonctionne correctement </text:span><text:span text:style-name="T30">sur les cas d’</text:span><text:span text:style-name="T31">anomalie.</text:span><text:span text:style-name="T6"> Le test est concluant.</text:span></text:p>
      <text:p text:style-name="P335"/>
      <text:p text:style-name="P373">Fiche de test N° <text:span text:style-name="T201">8</text:span></text:p>
      <text:p text:style-name="P364"/>
      <text:p text:style-name="P281">Objectif du test : <text:span text:style-name="T21">éprouver la méthode </text:span><text:span text:style-name="T27">review</text:span><text:span text:style-name="T22">ItemFilm</text:span><text:span text:style-name="T21"> sur les cas de fonctionnement standard</text:span></text:p>
      <text:p text:style-name="P296"/>
      <text:list xml:id="list834472138" text:style-name="L30">
        <text:list-item>
          <text:p text:style-name="P312"><text:span text:style-name="T87">But principal : vérification de l'ajout des </text:span><text:span text:style-name="T95">review</text:span><text:span text:style-name="T87">s après utilisation de </text:span><text:span text:style-name="T134">reviewItemFilm</text:span><text:span text:style-name="T130"> </text:span><text:span text:style-name="T87">« avec des paramètres d’entrées corrects »</text:span></text:p>
        </text:list-item>
        <text:list-item>
          <text:p text:style-name="P167">But secondaire : </text:p>
          <text:list>
            <text:list-item>
              <text:p text:style-name="P187">vérification de la valeur retournée par <text:span text:style-name="T121">reviewItemFilm</text:span></text:p>
            </text:list-item>
            <text:list-item>
              <text:p text:style-name="P212"><text:span text:style-name="T107">vérification de la levée de l’exception </text:span><text:span text:style-name="T141">NotItemE</text:span><text:span text:style-name="T140">xception </text:span><text:span text:style-name="T107">par la méthode </text:span><text:span text:style-name="T134">reviewItemFilm</text:span><text:span text:style-name="T140"> </text:span><text:span text:style-name="T107">pour tous les cas prévus dans </text:span><text:span text:style-name="T131">l’API.</text:span></text:p>
            </text:list-item>
            <text:list-item>
              <text:p text:style-name="P49"><text:span text:style-name="T42">vérification </text:span><text:span text:style-name="T43">de la levée d’exception </text:span><text:span text:style-name="T112">NotMemberException </text:span><text:span text:style-name="T154">par la méthode</text:span><text:span text:style-name="T150"> </text:span><text:span text:style-name="T121">reviewItemFilm</text:span><text:span text:style-name="T109"> </text:span><text:span text:style-name="T154">pour tous les cas prévus dans</text:span><text:span text:style-name="T112"> l’API.</text:span></text:p>
            </text:list-item>
          </text:list>
        </text:list-item>
      </text:list>
      <text:p text:style-name="P169"/>
      <text:p text:style-name="P169">Pour rappel :</text:p>
      <text:p text:style-name="P169"/>
      <text:p text:style-name="P321"><text:span text:style-name="T90">L</text:span><text:span text:style-name="T87">e cas de levée de l’exception </text:span><text:span text:style-name="T146">NotItemE</text:span><text:span text:style-name="T147">xception</text:span><text:span text:style-name="T139"> </text:span><text:span text:style-name="T87">par la méthode </text:span><text:span text:style-name="T134">reviewItemFilm</text:span><text:span text:style-name="T130"> </text:span><text:span text:style-name="T87">prévu dans l’API est :</text:span></text:p>
      <text:list xml:id="list152827709539450" text:continue-numbering="true" text:style-name="L30">
        <text:list-item>
          <text:p text:style-name="P312"><text:span text:style-name="T86">si </text:span><text:span text:style-name="T100">aucun film </text:span><text:span text:style-name="T86">présent dans le </text:span><text:span text:style-name="T129">SocialNetwork </text:span><text:span text:style-name="T86">n</text:span><text:span text:style-name="T100">e correspond au titre entré en paramètre</text:span></text:p>
        </text:list-item>
      </text:list>
      <text:p text:style-name="P175"/>
      <text:p text:style-name="P321"><text:span text:style-name="T90">L</text:span><text:span text:style-name="T89">e cas de levée de l</text:span><text:span text:style-name="T86">’exception </text:span><text:span text:style-name="T131">NotMemberException</text:span><text:span text:style-name="T129"> </text:span><text:span text:style-name="T86">par la méthode </text:span><text:span text:style-name="T134">reviewItemFilm</text:span><text:span text:style-name="T109"> </text:span><text:span text:style-name="T39">prévu dans l’API est :</text:span></text:p>
      <text:list xml:id="list1196549522" text:style-name="L36">
        <text:list-item>
          <text:p text:style-name="P218"><text:span text:style-name="T39">si le login ne correspond à aucun déjà présent dans le <text:s/></text:span><text:span text:style-name="T109">SocialNetwork</text:span></text:p>
        </text:list-item>
        <text:list-item>
          <text:p text:style-name="P142"><text:span text:style-name="T151">si le </text:span><text:span text:style-name="T153">le mot de passe</text:span><text:span text:style-name="T151"> ne correspond pas au </text:span><text:span text:style-name="T153">mot de passe</text:span><text:span text:style-name="T152"> du login</text:span></text:p>
        </text:list-item>
      </text:list>
      <text:p text:style-name="P281"/>
      <text:p text:style-name="P281"/>
      <text:p text:style-name="P281">Description(scénario)  :</text:p>
      <text:p text:style-name="P281"/>
      <text:p text:style-name="P281"/>
      <text:list xml:id="list1789958835" text:style-name="L37">
        <text:list-item>
          <text:p text:style-name="P143"><text:span text:style-name="T39">Instanciation d’un </text:span><text:span text:style-name="T109">Social Network</text:span></text:p>
        </text:list-item>
        <text:list-item>
          <text:p text:style-name="P143"><text:span text:style-name="T49">I</text:span><text:span text:style-name="T39">nstanciation d’un </text:span><text:span text:style-name="T49">membre</text:span></text:p>
        </text:list-item>
        <text:list-item>
          <text:p text:style-name="P125"><text:span text:style-name="T49">I</text:span><text:span text:style-name="T39">nstanciation d’un film</text:span></text:p>
        </text:list-item>
        <text:list-item>
          <text:p text:style-name="P143"><text:span text:style-name="T79">8</text:span><text:span text:style-name="T39">.1 <text:s text:c="2"/>Utilisation de </text:span><text:span text:style-name="T121">reviewItemFilm</text:span><text:span text:style-name="T109"> </text:span><text:span text:style-name="T39">pour l'ajout de plusieurs </text:span><text:span text:style-name="T79">reviews</text:span><text:span text:style-name="T39"> « avec paramètres</text:span></text:p>
          <text:p text:style-name="P190">d'entrées corrects »</text:p>
        </text:list-item>
        <text:list-item>
          <text:p text:style-name="P201">8.2 <text:s/>Utilisation de <text:s/><text:span text:style-name="T121">reviewItemFilm </text:span><text:span text:style-name="T159">avec en paramètre un titre inexistant</text:span></text:p>
        </text:list-item>
        <text:list-item>
          <text:p text:style-name="P190">8.<text:span text:style-name="T212">3</text:span> <text:s/>Utilisation de <text:s/><text:span text:style-name="T121">reviewItemFilm </text:span><text:span text:style-name="T109">avec en </text:span><text:span text:style-name="T13">paramètre un login inexistant</text:span></text:p>
        </text:list-item>
        <text:list-item>
          <text:p text:style-name="P143"><text:span text:style-name="T83">8.4 </text:span><text:span text:style-name="T44">Utilisation de <text:s/></text:span><text:span text:style-name="T121">reviewItemFilm</text:span><text:span text:style-name="T111"> </text:span><text:span text:style-name="T41">avec en paramètre un mot de passe qui ne correspond pas au mot de passe du login</text:span></text:p>
        </text:list-item>
      </text:list>
      <text:p text:style-name="P281"/>
      <text:p text:style-name="P281"/>
      <text:p text:style-name="P281"/>
      <text:p text:style-name="P281">Résultats attendus :</text:p>
      <text:p text:style-name="P144"><text:span text:style-name="T39">L’ajout d</text:span><text:span text:style-name="T81">’évaluations</text:span><text:span text:style-name="T39"> « avec paramètres d’entrées corrects » ne doit pas lever d’exception, le nombre</text:span></text:p>
      <text:p text:style-name="P60"><text:span text:style-name="T39">d’</text:span><text:span text:style-name="T81">évaluations après ces ajout</text:span><text:span text:style-name="T39">s doit avoir augmenté en conséquence </text:span><text:span text:style-name="T81">et la nouvelle moyenne du film doit être renvoyée.</text:span></text:p>
      <text:p text:style-name="P129"><text:span text:style-name="T44">L’</text:span><text:span text:style-name="T39">utilisation 8.2 doit lever l’exception <text:s/></text:span><text:span text:style-name="T143">NotItemE</text:span><text:span text:style-name="T144">xceptio</text:span><text:span text:style-name="T142">n.</text:span></text:p>
      <text:p text:style-name="P129"><text:span text:style-name="T50">Les deux dernières utilisations doivent lever l’exception <text:s/></text:span><text:span text:style-name="T124">NotMemberException.</text:span></text:p>
      <text:p text:style-name="P129"><text:span text:style-name="T51">De plus après levée de</text:span><text:span text:style-name="T52">s</text:span><text:span text:style-name="T51"> exception</text:span><text:span text:style-name="T52">s</text:span><text:span text:style-name="T51"> </text:span><text:span text:style-name="T143">NotItemE</text:span><text:span text:style-name="T144">xceptio</text:span><text:span text:style-name="T142">n</text:span><text:span text:style-name="T124"> </text:span><text:span text:style-name="T52">et </text:span><text:span text:style-name="T124">NotMemberException </text:span><text:span text:style-name="T52">lo</text:span><text:span text:style-name="T51">rs de l’utilisation de </text:span><text:span text:style-name="T122">reviewItemFilm</text:span><text:span text:style-name="T51">, le nombre d’</text:span><text:span text:style-name="T50">évaluations</text:span><text:span text:style-name="T51"> doit rester identique au nombre d’</text:span><text:span text:style-name="T50">évaluations</text:span><text:span text:style-name="T51"> avant utilisation de </text:span><text:span text:style-name="T122">reviewItemFilm</text:span><text:span text:style-name="T51">.</text:span></text:p>
      <text:p text:style-name="P281"/>
      <text:p text:style-name="P321"><text:span text:style-name="T8">Résultats observés : </text:span><text:span text:style-name="T7">Les évaluations sont correctement ajoutées lors de l’exécution de </text:span><text:span text:style-name="T134">reviewItemFilm</text:span><text:span text:style-name="T8"> <text:s/></text:span><text:span text:style-name="T86">« avec paramètres d’entrées corrects » </text:span><text:span text:style-name="T97">et la nouvelle moyenne est correctement </text:span><text:soft-page-break/><text:span text:style-name="T97">retournée</text:span><text:span text:style-name="T86">. </text:span><text:span text:style-name="T7">Les exceptions sont correctement levées dans les cas attendus. Auxquels cas aucune évaluation n’est ajoutée.</text:span></text:p>
      <text:p text:style-name="P135"/>
      <text:p text:style-name="P351">Conclusion : <text:span text:style-name="T6">La méthode </text:span><text:span text:style-name="T136">reviewItemFilm</text:span><text:span text:style-name="T3"> </text:span><text:span text:style-name="T6">fonctionne correctement </text:span><text:span text:style-name="T30">sur les cas de fonctionnement standard</text:span><text:span text:style-name="T6">. Le test est concluant.</text:span></text:p>
      <text:p text:style-name="P374">Fiche de test N° <text:span text:style-name="T213">9</text:span> <text:s text:c="2"/></text:p>
      <text:p text:style-name="P365"/>
      <text:p text:style-name="P282">Objectif du test : <text:span text:style-name="T21">éprouver la méthode </text:span><text:span text:style-name="T27">review</text:span><text:span text:style-name="T22">Item</text:span><text:span text:style-name="T29">Book</text:span><text:span text:style-name="T21"> sur les cas d’</text:span><text:span text:style-name="T23">anomalie.</text:span></text:p>
      <text:p text:style-name="P299"/>
      <text:p text:style-name="P24"><text:span text:style-name="T45">V</text:span><text:span text:style-name="T39">érification de la levée de l’exception </text:span><text:span text:style-name="T109">BadEntryException </text:span><text:span text:style-name="T114">l</text:span><text:span text:style-name="T39">ors de l’utilisation de </text:span><text:span text:style-name="T121">reviewItem</text:span><text:span text:style-name="T128">Book</text:span><text:span text:style-name="T109"> </text:span><text:span text:style-name="T39">« avec des paramètres d’entrées incorrects ».</text:span></text:p>
      <text:p text:style-name="P183"/>
      <text:list xml:id="list152827201259924" text:continue-list="list2432110794" text:style-name="L32">
        <text:list-item>
          <text:p text:style-name="P22"><text:span text:style-name="T46">si le pseudo </text:span><text:span text:style-name="T47">n’est pas instancié ou contient moins d’un caractère autre que des espaces.</text:span></text:p>
        </text:list-item>
        <text:list-item>
          <text:p text:style-name="P155">si le mot de pass<text:span text:style-name="T160">e</text:span> n’est pas instancié ou contient moins de 4 caractères. </text:p>
        </text:list-item>
        <text:list-item>
          <text:p text:style-name="P29"><text:span text:style-name="T39">si le titre n’est pas instancié ou contient moins d’un caractère </text:span><text:span text:style-name="T48">autre que des espaces</text:span><text:span text:style-name="T39">.</text:span></text:p>
        </text:list-item>
        <text:list-item>
          <text:p text:style-name="P160">si l<text:span text:style-name="T208">a note</text:span> <text:span text:style-name="T209">instanciée n’est pas entre 0,0 et 5, inclus</text:span>. </text:p>
        </text:list-item>
        <text:list-item>
          <text:p text:style-name="P160">si le <text:span text:style-name="T209">commentaire</text:span> n’est pas instanci<text:span text:style-name="T209">é.</text:span><text:span text:style-name="T36"> </text:span></text:p>
        </text:list-item>
      </text:list>
      <text:p text:style-name="P316"/>
      <text:p text:style-name="P320"/>
      <text:p text:style-name="P200"/>
      <text:p text:style-name="P282">Description(scénario) :</text:p>
      <text:p text:style-name="P282"/>
      <text:list xml:id="list882012512" text:style-name="L39">
        <text:list-item>
          <text:p text:style-name="P33">Instanciation d’un Social Network</text:p>
        </text:list-item>
        <text:list-item>
          <text:p text:style-name="P33"><text:span text:style-name="T49">I</text:span><text:span text:style-name="T39">nstanciation d’un </text:span><text:span text:style-name="T49">membre</text:span></text:p>
        </text:list-item>
        <text:list-item>
          <text:p text:style-name="P138"><text:span text:style-name="T49">I</text:span><text:span text:style-name="T39">nstanciation d’un </text:span><text:span text:style-name="T84">livre</text:span></text:p>
        </text:list-item>
        <text:list-item>
          <text:p text:style-name="P39"><text:span text:style-name="T214">9</text:span>.<text:span text:style-name="T161">1</text:span>. <text:s/>Utilisation de <text:span text:style-name="T121">reviewItem</text:span><text:span text:style-name="T128">Book</text:span> avec <text:span text:style-name="T162">en paramètre un</text:span> <text:span text:style-name="T162">pseudo non instancié. </text:span></text:p>
        </text:list-item>
        <text:list-item>
          <text:p text:style-name="P45"><text:span text:style-name="T214">9</text:span>.2. <text:s/>Utilisation de <text:span text:style-name="T121">reviewItem</text:span><text:span text:style-name="T128">Book</text:span> avec en paramètre un pseudo contenant que des espaces. </text:p>
        </text:list-item>
        <text:list-item>
          <text:p text:style-name="P45"><text:span text:style-name="T214">9</text:span>.<text:span text:style-name="T161">3</text:span>. <text:s/>Utilisation de <text:span text:style-name="T121">reviewItem</text:span><text:span text:style-name="T128">Book</text:span> avec en paramètre un mot de passe non instancié. </text:p>
        </text:list-item>
        <text:list-item>
          <text:p text:style-name="P45"><text:span text:style-name="T214">9</text:span>.<text:span text:style-name="T161">4</text:span>. <text:s/>Utilisation de <text:span text:style-name="T121">reviewItem</text:span><text:span text:style-name="T128">Book</text:span> avec en paramètre un mot de passe de moins de 4 caractères.</text:p>
        </text:list-item>
        <text:list-item>
          <text:p text:style-name="P45"><text:span text:style-name="T214">9</text:span>.<text:span text:style-name="T161">5</text:span>. <text:s/>Utilisation de <text:span text:style-name="T121">reviewItem</text:span><text:span text:style-name="T128">Book</text:span> avec en paramètre un titre non instancié. </text:p>
        </text:list-item>
        <text:list-item>
          <text:p text:style-name="P140"><text:span text:style-name="T214">9</text:span>.6 <text:s/><text:span text:style-name="T162">Utilisation de </text:span><text:span text:style-name="T121">reviewItem</text:span><text:span text:style-name="T128">Book</text:span><text:span text:style-name="T162"> avec en paramètre un </text:span>titre<text:span text:style-name="T162"> contenant que des espaces.</text:span></text:p>
        </text:list-item>
        <text:list-item>
          <text:p text:style-name="P45"><text:span text:style-name="T214">9</text:span>.<text:span text:style-name="T210">7</text:span>. <text:s/>Utilisation de <text:span text:style-name="T121">reviewItem</text:span><text:span text:style-name="T128">Book</text:span> avec en paramètre un<text:span text:style-name="T210">e note négative</text:span>.</text:p>
        </text:list-item>
        <text:list-item>
          <text:p text:style-name="P45"><text:span text:style-name="T214">9</text:span>.<text:span text:style-name="T210">8</text:span>. <text:s/>Utilisation de <text:span text:style-name="T121">reviewItem</text:span><text:span text:style-name="T128">Book</text:span> avec en paramètre un<text:span text:style-name="T210">e note supérieure à 5</text:span>. </text:p>
        </text:list-item>
        <text:list-item>
          <text:p text:style-name="P45"><text:span text:style-name="T214">9</text:span>.<text:span text:style-name="T211">9</text:span>. <text:s/>Utilisation de <text:span text:style-name="T121">reviewItem</text:span><text:span text:style-name="T128">Book</text:span> avec en paramètre un <text:span text:style-name="T210">commentaire</text:span> non instancié. </text:p>
          <text:p text:style-name="P45"/>
          <text:p text:style-name="P318"><text:s/></text:p>
        </text:list-item>
      </text:list>
      <text:p text:style-name="P282">Résultats attendus :</text:p>
      <text:p text:style-name="P67">Dans les 9 cas d’utilisations de <text:span text:style-name="T121">reviewItem</text:span><text:span text:style-name="T128">Book</text:span>, l’exception <text:span text:style-name="T120">BadEntryException</text:span> doit être levée. </text:p>
      <text:p text:style-name="P72"/>
      <text:p text:style-name="P145"><text:span text:style-name="T197">De plus après levée de l’exception </text:span><text:span text:style-name="T120">BadEntryException</text:span><text:span text:style-name="T197"> lors de l’utilisation de </text:span><text:span text:style-name="T121">reviewItem</text:span><text:span text:style-name="T128">Book</text:span><text:span text:style-name="T197">, le nombre d’évaluations doit rester identique au nombre d’évaluations avant utilisation de </text:span><text:span text:style-name="T121">reviewItem</text:span><text:span text:style-name="T128">Book</text:span></text:p>
      <text:p text:style-name="P282"/>
      <text:p text:style-name="P282">Résultats observés :<text:span text:style-name="T7"> </text:span><text:span text:style-name="T6">L’exception </text:span><text:span text:style-name="T133">BadEntryException </text:span><text:span text:style-name="T156">est correctement levée dans les cas attendus. </text:span><text:span text:style-name="T157">Auxquels cas a</text:span><text:span text:style-name="T156">ucun</text:span><text:span text:style-name="T157">e évaluation</text:span><text:span text:style-name="T156"> n’est ajouté</text:span><text:span text:style-name="T157">e</text:span><text:span text:style-name="T156">.</text:span></text:p>
      <text:p text:style-name="P205"/>
      <text:p text:style-name="P205"/>
      <text:p text:style-name="P352"><text:span text:style-name="T6">Conclusion : La méthode </text:span><text:span text:style-name="T134">reviewItem</text:span><text:span text:style-name="T135">Book</text:span><text:span text:style-name="T3"> </text:span><text:span text:style-name="T6">fonctionne correctement </text:span><text:span text:style-name="T30">sur les cas d’</text:span><text:span text:style-name="T31">anomalie.</text:span><text:span text:style-name="T6"> Le test est concluant.</text:span></text:p>
      <text:p text:style-name="P322"><text:span text:style-name="T6"/></text:p>
      <text:p text:style-name="P322"><text:span text:style-name="T6"/></text:p>
      <text:p text:style-name="P322"><text:span text:style-name="T6"/></text:p>
      <text:p text:style-name="P322"><text:span text:style-name="T6"/></text:p>
      <text:p text:style-name="P322"><text:span text:style-name="T6"/></text:p>
      <text:p text:style-name="P322"><text:span text:style-name="T6"/></text:p>
      <text:p text:style-name="P322"><text:span text:style-name="T6"/></text:p>
      <text:p text:style-name="P375">Fiche de test N° <text:span text:style-name="T213">10</text:span> <text:s text:c="2"/></text:p>
      <text:p text:style-name="P342"/>
      <text:p text:style-name="P283">Objectif du test : <text:span text:style-name="T21">éprouver la méthode </text:span><text:span text:style-name="T27">review</text:span><text:span text:style-name="T22">Item</text:span><text:span text:style-name="T29">Book</text:span><text:span text:style-name="T21"> sur les cas de fonctionnement standard</text:span></text:p>
      <text:p text:style-name="P297"/>
      <text:list xml:id="list152827013066997" text:continue-list="list152827709539450" text:style-name="L30">
        <text:list-item>
          <text:p text:style-name="P313"><text:span text:style-name="T87">But principal : vérification de l'ajout des </text:span><text:span text:style-name="T101">évaluations</text:span><text:span text:style-name="T87"> après utilisation de </text:span><text:span text:style-name="T134">reviewItem</text:span><text:span text:style-name="T135">Book</text:span><text:span text:style-name="T130"> </text:span><text:span text:style-name="T87">« avec des paramètres d’entrées corrects »</text:span></text:p>
        </text:list-item>
        <text:list-item>
          <text:p text:style-name="P168">But secondaire : </text:p>
          <text:list>
            <text:list-item>
              <text:p text:style-name="P188">vérification de la valeur retournée par <text:span text:style-name="T121"><text:s/>reviewItem</text:span><text:span text:style-name="T128">Book</text:span></text:p>
            </text:list-item>
            <text:list-item>
              <text:p text:style-name="P213"><text:span text:style-name="T107">vérification de la levée de l’exception </text:span><text:span text:style-name="T141">NotItemE</text:span><text:span text:style-name="T140">xception </text:span><text:span text:style-name="T107">par la méthode </text:span><text:span text:style-name="T134">reviewItem</text:span><text:span text:style-name="T135">Book</text:span><text:span text:style-name="T140"> </text:span><text:span text:style-name="T107">pour tous les cas prévus dans </text:span><text:span text:style-name="T131">l’API.</text:span></text:p>
            </text:list-item>
            <text:list-item>
              <text:p text:style-name="P50"><text:span text:style-name="T42">vérification </text:span><text:span text:style-name="T43">de la levée d’exception </text:span><text:span text:style-name="T112">NotMemberException </text:span><text:span text:style-name="T154">par la méthode</text:span><text:span text:style-name="T150"> </text:span><text:span text:style-name="T122">reviewItem</text:span><text:span text:style-name="T125">Book</text:span><text:span text:style-name="T109"> </text:span><text:span text:style-name="T154">pour tous les cas prévus dans</text:span><text:span text:style-name="T112"> l’API.</text:span></text:p>
            </text:list-item>
          </text:list>
        </text:list-item>
      </text:list>
      <text:p text:style-name="P170"/>
      <text:p text:style-name="P170">Pour rappel :</text:p>
      <text:p text:style-name="P170"/>
      <text:p text:style-name="P323"><text:span text:style-name="T90">L</text:span><text:span text:style-name="T87">e cas de levée de l’exception </text:span><text:span text:style-name="T146">NotItemE</text:span><text:span text:style-name="T147">xception</text:span><text:span text:style-name="T139"> </text:span><text:span text:style-name="T87">par la méthode </text:span><text:span text:style-name="T134">reviewItem</text:span><text:span text:style-name="T135">Book</text:span><text:span text:style-name="T130"> </text:span><text:span text:style-name="T87">prévu dans l’API est :</text:span></text:p>
      <text:list xml:id="list152827167071937" text:continue-numbering="true" text:style-name="L30">
        <text:list-item>
          <text:p text:style-name="P313"><text:span text:style-name="T86">si </text:span><text:span text:style-name="T100">aucun </text:span><text:span text:style-name="T102">livre </text:span><text:span text:style-name="T86">présent dans le </text:span><text:span text:style-name="T129">SocialNetwork </text:span><text:span text:style-name="T86">n</text:span><text:span text:style-name="T100">e correspond au titre entré en paramètre</text:span></text:p>
        </text:list-item>
      </text:list>
      <text:p text:style-name="P176"/>
      <text:p text:style-name="P323"><text:span text:style-name="T90">L</text:span><text:span text:style-name="T89">e cas de levée de l</text:span><text:span text:style-name="T86">’exception </text:span><text:span text:style-name="T131">NotMemberException</text:span><text:span text:style-name="T129"> </text:span><text:span text:style-name="T86">par la méthode </text:span><text:span text:style-name="T134">reviewItem</text:span><text:span text:style-name="T135">Book</text:span><text:span text:style-name="T109"> </text:span><text:span text:style-name="T39">prévu dans l’API est :</text:span></text:p>
      <text:list xml:id="list2970913618" text:style-name="L42">
        <text:list-item>
          <text:p text:style-name="P219"><text:span text:style-name="T39">si le login ne correspond à aucun déjà présent dans le <text:s/></text:span><text:span text:style-name="T109">SocialNetwork</text:span></text:p>
        </text:list-item>
        <text:list-item>
          <text:p text:style-name="P146"><text:span text:style-name="T151">si le </text:span><text:span text:style-name="T153">le mot de passe</text:span><text:span text:style-name="T151"> ne correspond pas au </text:span><text:span text:style-name="T153">mot de passe</text:span><text:span text:style-name="T152"> du login</text:span></text:p>
        </text:list-item>
      </text:list>
      <text:p text:style-name="P283"/>
      <text:p text:style-name="P283"/>
      <text:p text:style-name="P283">Description(scénario)  :</text:p>
      <text:p text:style-name="P283"/>
      <text:p text:style-name="P283"/>
      <text:list xml:id="list2324448966" text:style-name="L43">
        <text:list-item>
          <text:p text:style-name="P147"><text:span text:style-name="T39">Instanciation d’un </text:span><text:span text:style-name="T109">Social Network</text:span></text:p>
        </text:list-item>
        <text:list-item>
          <text:p text:style-name="P147"><text:span text:style-name="T49">I</text:span><text:span text:style-name="T39">nstanciation d’un </text:span><text:span text:style-name="T49">membre</text:span></text:p>
        </text:list-item>
        <text:list-item>
          <text:p text:style-name="P126"><text:span text:style-name="T49">I</text:span><text:span text:style-name="T39">nstanciation d’un film</text:span></text:p>
        </text:list-item>
        <text:list-item>
          <text:p text:style-name="P147"><text:span text:style-name="T85">10</text:span><text:span text:style-name="T39">.1 <text:s text:c="2"/>Utilisation de </text:span><text:span text:style-name="T121">reviewItem</text:span><text:span text:style-name="T128">Book</text:span><text:span text:style-name="T109"> </text:span><text:span text:style-name="T39">pour l'ajout de plusieurs </text:span><text:span text:style-name="T79">reviews</text:span><text:span text:style-name="T39"> « avec paramètres</text:span></text:p>
          <text:p text:style-name="P191">d'entrées corrects »</text:p>
        </text:list-item>
        <text:list-item>
          <text:p text:style-name="P202"><text:span text:style-name="T214">10</text:span>.2 <text:s/>Utilisation de <text:s/><text:span text:style-name="T121">reviewItem</text:span><text:span text:style-name="T128">Book</text:span><text:span text:style-name="T121"> </text:span><text:span text:style-name="T159">avec en paramètre un titre inexistant</text:span></text:p>
        </text:list-item>
        <text:list-item>
          <text:p text:style-name="P191"><text:span text:style-name="T214">10</text:span>.<text:span text:style-name="T212">3</text:span> <text:s/>Utilisation de <text:s/><text:span text:style-name="T121">reviewItem</text:span><text:span text:style-name="T128">Book</text:span><text:span text:style-name="T121"> </text:span><text:span text:style-name="T109">avec en </text:span><text:span text:style-name="T13">paramètre un login inexistant</text:span></text:p>
        </text:list-item>
        <text:list-item>
          <text:p text:style-name="P147"><text:span text:style-name="T85">10</text:span><text:span text:style-name="T83">.4 </text:span><text:span text:style-name="T44">Utilisation de <text:s/></text:span><text:span text:style-name="T121">reviewItem</text:span><text:span text:style-name="T128">Book</text:span><text:span text:style-name="T111"> </text:span><text:span text:style-name="T41">avec en paramètre un mot de passe qui ne correspond pas au mot de passe du login</text:span></text:p>
        </text:list-item>
      </text:list>
      <text:p text:style-name="P283"/>
      <text:p text:style-name="P283"/>
      <text:p text:style-name="P283"/>
      <text:p text:style-name="P283">Résultats attendus :</text:p>
      <text:p text:style-name="P148"><text:span text:style-name="T39">L’ajout d</text:span><text:span text:style-name="T81">’évaluations</text:span><text:span text:style-name="T39"> « avec paramètres d’entrées corrects » ne doit pas lever d’exception, le nombre</text:span></text:p>
      <text:p text:style-name="P61"><text:span text:style-name="T39">d’</text:span><text:span text:style-name="T81">évaluations après ces ajout</text:span><text:span text:style-name="T39">s doit avoir augmenté en conséquence </text:span><text:span text:style-name="T81">et la nouvelle moyenne du film doit être renvoyée.</text:span></text:p>
      <text:p text:style-name="P130"><text:span text:style-name="T44">L’</text:span><text:span text:style-name="T39">utilisation </text:span><text:span text:style-name="T85">10</text:span><text:span text:style-name="T39">.2 doit lever l’exception <text:s/></text:span><text:span text:style-name="T143">NotItemE</text:span><text:span text:style-name="T144">xceptio</text:span><text:span text:style-name="T142">n.</text:span></text:p>
      <text:p text:style-name="P130"><text:span text:style-name="T50">Les deux dernières utilisations doivent lever l’exception <text:s/></text:span><text:span text:style-name="T124">NotMemberException.</text:span></text:p>
      <text:p text:style-name="P130"><text:span text:style-name="T51">De plus après levée de</text:span><text:span text:style-name="T52">s</text:span><text:span text:style-name="T51"> exception</text:span><text:span text:style-name="T52">s</text:span><text:span text:style-name="T51"> </text:span><text:span text:style-name="T143">NotItemE</text:span><text:span text:style-name="T144">xceptio</text:span><text:span text:style-name="T142">n</text:span><text:span text:style-name="T124"> </text:span><text:span text:style-name="T52">et </text:span><text:span text:style-name="T124">NotMemberException </text:span><text:span text:style-name="T52">lo</text:span><text:span text:style-name="T51">rs de l’utilisation de </text:span><text:span text:style-name="T122">reviewItem</text:span><text:span text:style-name="T125">Book</text:span><text:span text:style-name="T51">, le nombre d’</text:span><text:span text:style-name="T50">évaluations</text:span><text:span text:style-name="T51"> doit rester identique au nombre d’</text:span><text:span text:style-name="T50">évaluations</text:span><text:span text:style-name="T51"> avant utilisation de </text:span><text:span text:style-name="T122">reviewItem</text:span><text:span text:style-name="T125">Book</text:span><text:span text:style-name="T51">.</text:span></text:p>
      <text:p text:style-name="P283"/>
      <text:p text:style-name="P323"><text:span text:style-name="T8">Résultats observés : </text:span><text:span text:style-name="T7">Les évaluations sont correctement ajoutées lors de l’exécution de </text:span><text:span text:style-name="T134">reviewItem</text:span><text:span text:style-name="T135">Book</text:span><text:span text:style-name="T8"> <text:s/></text:span><text:span text:style-name="T86">« avec paramètres d’entrées corrects » </text:span><text:span text:style-name="T97">et la nouvelle moyenne est correctement </text:span><text:soft-page-break/><text:span text:style-name="T97">retournée</text:span><text:span text:style-name="T86">. </text:span><text:span text:style-name="T7">Les exceptions sont correctement levées dans les cas attendus. Auxquels cas aucune évaluation n’est ajoutée.</text:span></text:p>
      <text:p text:style-name="P136"/>
      <text:p text:style-name="P353"><text:span text:style-name="T6">Conclusion : La méthode </text:span><text:span text:style-name="T136">reviewItem</text:span><text:span text:style-name="T137">Book</text:span><text:span text:style-name="T3"> </text:span><text:span text:style-name="T6">fonctionne correctement </text:span><text:span text:style-name="T30">sur les cas de fonctionnement standard</text:span><text:span text:style-name="T6">. Le test est concluant.</text:span></text:p>
      <text:p text:style-name="P369">Fiche de test N°<text:span text:style-name="T188">11</text:span></text:p>
      <text:p text:style-name="P341"/>
      <text:p text:style-name="P268">Objectif du test : <text:s/><text:span text:style-name="T21">éprouver la méthode </text:span><text:span text:style-name="T25">c</text:span><text:span text:style-name="T24">onsu</text:span><text:span text:style-name="T26">l</text:span><text:span text:style-name="T24">tItem</text:span><text:span text:style-name="T21"> sur les cas de fonctionnement standard</text:span></text:p>
      <text:p text:style-name="P267"/>
      <text:p text:style-name="P20"><text:span text:style-name="T45">V</text:span><text:span text:style-name="T39">érification de la levée de l’exception </text:span><text:span text:style-name="T109">BadEntryException </text:span><text:span text:style-name="T114">l</text:span><text:span text:style-name="T39">ors de l’utilisation de </text:span><text:span text:style-name="T116">ConsultItem</text:span><text:span text:style-name="T109"> </text:span><text:span text:style-name="T39">« avec des paramètres d’entrées incorrects ».</text:span></text:p>
      <text:p text:style-name="P179"/>
      <text:list xml:id="list152827957467452" text:continue-list="list152827859721993" text:style-name="L18">
        <text:list-item>
          <text:p text:style-name="P16"><text:span text:style-name="T46">si le </text:span><text:span text:style-name="T57">titre </text:span><text:span text:style-name="T47">n’est pas instancié ou contient moins d’un caractère autre que des espaces.</text:span></text:p>
        </text:list-item>
        <text:list-item>
          <text:p text:style-name="P105"><text:span text:style-name="T39">si le titre </text:span><text:span text:style-name="T58">ne contient</text:span><text:span text:style-name="T59"> en paramètre u</text:span><text:span text:style-name="T60">n titre</text:span><text:span text:style-name="T59"> contenant </text:span><text:span text:style-name="T60">aucun caractère autre </text:span><text:span text:style-name="T59">que des espaces. </text:span></text:p>
        </text:list-item>
      </text:list>
      <text:p text:style-name="P59"><text:span text:style-name="T47"/></text:p>
      <text:p text:style-name="P267">Description(scénario)  :</text:p>
      <text:p text:style-name="P267"/>
      <text:list xml:id="list152827637841100" text:continue-list="list2012764878" text:style-name="L28">
        <text:list-item>
          <text:p text:style-name="P99"><text:span text:style-name="T39">Instanciation d’un </text:span><text:span text:style-name="T109">Social Network</text:span></text:p>
        </text:list-item>
        <text:list-item>
          <text:p text:style-name="P100"><text:span text:style-name="T49">I</text:span><text:span text:style-name="T39">nstanciation </text:span><text:span text:style-name="T64">et ajout </text:span><text:span text:style-name="T39">d’un </text:span><text:span text:style-name="T49">membre</text:span><text:span text:style-name="T64"> dans le réseau social.</text:span></text:p>
        </text:list-item>
        <text:list-item>
          <text:p text:style-name="P100"><text:span text:style-name="T65">Instanciation et ajout d’un film dans le réseau social. </text:span><text:span text:style-name="T39"><text:s/></text:span></text:p>
        </text:list-item>
        <text:list-item>
          <text:p text:style-name="P106"><text:span text:style-name="T39">Instanciation et ajout d’un book dans le réseau social. </text:span></text:p>
          <text:p text:style-name="P106"><text:span text:style-name="T39"/></text:p>
        </text:list-item>
        <text:list-item>
          <text:p text:style-name="P99"><text:span text:style-name="T61">1.</text:span><text:span text:style-name="T39">1 <text:s text:c="2"/>Utilisation de </text:span><text:span text:style-name="T117">ConsultItem</text:span><text:span text:style-name="T109"> </text:span><text:span text:style-name="T62">avec en paramètre un titre non instancié. </text:span></text:p>
        </text:list-item>
        <text:list-item>
          <text:p text:style-name="P99"><text:span text:style-name="T63">1</text:span><text:span text:style-name="T39">.2 <text:s text:c="2"/>Utilisation de </text:span><text:span text:style-name="T111">addItemBook</text:span><text:span text:style-name="T109"> </text:span><text:span text:style-name="T39">avec en paramètre </text:span><text:span text:style-name="T66">un titre ne contenant que des espaces</text:span></text:p>
        </text:list-item>
      </text:list>
      <text:p text:style-name="P267"/>
      <text:p text:style-name="P267">Résultats attendus :</text:p>
      <text:p text:style-name="P267"/>
      <text:p text:style-name="P123"><text:span text:style-name="T191">Dans les 2 cas d’utilisation de </text:span><text:span text:style-name="T118">consultItem</text:span><text:span text:style-name="T191">, l’exception BadEntryException doit être levée.</text:span></text:p>
      <text:p text:style-name="P108"><text:span text:style-name="T200">Retour d’une</text:span> liste vide <text:span text:style-name="T190">par</text:span> la méthode consultItem. </text:p>
      <text:p text:style-name="P269"/>
      <text:p text:style-name="P267">Résultats observés :</text:p>
      <text:p text:style-name="P267"/>
      <text:p text:style-name="P270"><text:span text:style-name="T2">Une liste vide est retournée. </text:span><text:s/></text:p>
      <text:p text:style-name="P209"/>
      <text:p text:style-name="P344"><text:span text:style-name="T8">Conclusion </text:span>:</text:p>
      <text:p text:style-name="P80"/>
      <text:p text:style-name="P79"><text:span text:style-name="T175">Le test est concluant.</text:span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78"><text:span text:style-name="T2"/></text:p>
      <text:p text:style-name="P370">Fiche de test N°<text:span text:style-name="T189">12</text:span></text:p>
      <text:p text:style-name="P360"/>
      <text:p text:style-name="P271">Objectif du test :</text:p>
      <text:p text:style-name="P271"/>
      <text:list xml:id="list4265838398" text:style-name="L29">
        <text:list-item>
          <text:p text:style-name="P306"><text:span text:style-name="T87">But principal : vérification de </text:span><text:span text:style-name="T91">la récupération de l’ensemble des items à consulter</text:span><text:span text:style-name="T87"> après utilisation de </text:span><text:span text:style-name="T91">consultItem</text:span><text:span text:style-name="T130"> </text:span><text:span text:style-name="T87">« avec des paramètres d’entrées corrects »</text:span></text:p>
        </text:list-item>
        <text:list-item>
          <text:p text:style-name="P165">But secondaire : </text:p>
          <text:list>
            <text:list-item>
              <text:p text:style-name="P306"><text:span text:style-name="T103">vérification de la </text:span><text:span text:style-name="T104">récupération d’une liste d’item en fournissant un titre avec une case différente. </text:span></text:p>
            </text:list-item>
            <text:list-item>
              <text:p text:style-name="P307"><text:span text:style-name="T103">vérification de la </text:span><text:span text:style-name="T104">récupération d’une liste d’item</text:span><text:span text:style-name="T105"> de type book et film</text:span><text:span text:style-name="T104"> en fournissant un </text:span><text:span text:style-name="T105">même titre pour les items</text:span><text:span text:style-name="T104">. </text:span></text:p>
            </text:list-item>
          </text:list>
        </text:list-item>
      </text:list>
      <text:p text:style-name="P274"/>
      <text:p text:style-name="P271">Description(scénario)  :</text:p>
      <text:p text:style-name="P271"/>
      <text:list xml:id="list152826663882912" text:continue-list="list152827637841100" text:style-name="L28">
        <text:list-item>
          <text:p text:style-name="P101"><text:span text:style-name="T39">Instanciation d’un </text:span><text:span text:style-name="T109">Social Network</text:span></text:p>
        </text:list-item>
        <text:list-item>
          <text:p text:style-name="P101"><text:span text:style-name="T49">I</text:span><text:span text:style-name="T39">nstanciation </text:span><text:span text:style-name="T64">et ajout </text:span><text:span text:style-name="T39">d’un </text:span><text:span text:style-name="T49">membre</text:span><text:span text:style-name="T64"> dans le réseau social.</text:span></text:p>
        </text:list-item>
        <text:list-item>
          <text:p text:style-name="P101"><text:span text:style-name="T65">Instanciation et ajout d’un film dans le réseau social </text:span><text:span text:style-name="T67">avec un titre</text:span><text:span text:style-name="T65">. </text:span><text:span text:style-name="T39"><text:s/></text:span></text:p>
        </text:list-item>
        <text:list-item>
          <text:p text:style-name="P107"><text:span text:style-name="T39">Instanciation et ajout d’un book dans le réseau social </text:span><text:span text:style-name="T67">avec le </text:span><text:span text:style-name="T106">même titre que le film</text:span><text:span text:style-name="T39">. </text:span></text:p>
        </text:list-item>
      </text:list>
      <text:p text:style-name="P271"/>
      <text:p text:style-name="P271"/>
      <text:list xml:id="list152827656830408" text:continue-numbering="true" text:style-name="L28">
        <text:list-item>
          <text:p text:style-name="P101"><text:span text:style-name="T39">2.1 <text:s text:c="2"/>Utilisations de </text:span><text:span text:style-name="T118">consultItem</text:span><text:span text:style-name="T109"> </text:span><text:span text:style-name="T67">pour récupérer une liste </text:span><text:span text:style-name="T68">d’</text:span><text:span text:style-name="T67">item</text:span><text:span text:style-name="T68">(</text:span><text:span text:style-name="T67">s</text:span><text:span text:style-name="T68">)</text:span><text:span text:style-name="T67">.</text:span></text:p>
        </text:list-item>
      </text:list>
      <text:p text:style-name="P271"/>
      <text:p text:style-name="P271"/>
      <text:p text:style-name="P271">Résultats attendus :</text:p>
      <text:p text:style-name="P308"/>
      <text:p text:style-name="P109"><text:span text:style-name="T199">L</text:span>a liste contiendra à la fois le titre de l’item et la note du film ainsi que celle du book.</text:p>
      <text:p text:style-name="P272"><text:span text:style-name="T4"><text:s/></text:span></text:p>
      <text:p text:style-name="P271">Résultats observés :</text:p>
      <text:p text:style-name="P122"><text:span text:style-name="T5"/></text:p>
      <text:p text:style-name="P273"><text:span text:style-name="T5">La liste est bien retournée avec les éléments attendus. </text:span></text:p>
      <text:p text:style-name="P210"/>
      <text:p text:style-name="P348">Conclusion :</text:p>
      <text:p text:style-name="P81"/>
      <text:p text:style-name="P81"><text:span text:style-name="T191">Le test est concluant.</text:span></text:p>
      <text:p text:style-name="P337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59"/>
      <text:p text:style-name="P361"/>
      <text:p text:style-name="P361"><text:soft-page-break/>Fiche de test N°<text:span text:style-name="T193">13</text:span></text:p>
      <text:p text:style-name="P339"/>
      <text:p text:style-name="P310"><text:span text:style-name="T8">Objectif du test : </text:span><text:span text:style-name="T14">éprouver la méthode </text:span><text:span text:style-name="T16">reviewOpinion</text:span><text:span text:style-name="T14"> sur les cas </text:span><text:span text:style-name="T18">d’</text:span><text:span text:style-name="T17">anomalie. </text:span></text:p>
      <text:p text:style-name="P310"><text:span text:style-name="T15"/></text:p>
      <text:p text:style-name="P311"><text:span text:style-name="T93">V</text:span><text:span text:style-name="T87">érification d</text:span><text:span text:style-name="T92">e la levée d</text:span><text:span text:style-name="T94">e l’</text:span><text:span text:style-name="T92">exception </text:span><text:span text:style-name="T133">BadEntryException</text:span><text:span text:style-name="T87"> utilisation de </text:span><text:span text:style-name="T132">reviewOpinion</text:span><text:span text:style-name="T130"> </text:span><text:span text:style-name="T87">« avec des </text:span><text:span text:style-name="T92">p</text:span><text:span text:style-name="T87">aramètres d’entrées </text:span><text:span text:style-name="T92">in</text:span><text:span text:style-name="T87">corrects »</text:span></text:p>
      <text:p text:style-name="P180"/>
      <text:list xml:id="list152826762279082" text:continue-list="list152827957467452" text:style-name="L18">
        <text:list-item>
          <text:p text:style-name="P17"><text:span text:style-name="T46">si le pseudo </text:span><text:span text:style-name="T47">n’est pas instancié ou contient moins d’un caractère autre que des espaces.</text:span></text:p>
        </text:list-item>
        <text:list-item>
          <text:p text:style-name="P151">si le mot de pass<text:span text:style-name="T160">e</text:span> n’est pas instancié ou contient moins de 4 caractères. </text:p>
        </text:list-item>
        <text:list-item>
          <text:p text:style-name="P27"><text:span text:style-name="T39">si le titre n’est pas instancié ou contient moins d’un caractère </text:span><text:span text:style-name="T48">autre que des espaces</text:span><text:span text:style-name="T39">.</text:span></text:p>
        </text:list-item>
        <text:list-item>
          <text:p text:style-name="P158">si le type n’est pas instancié. </text:p>
        </text:list-item>
        <text:list-item>
          <text:p text:style-name="P181"><text:span text:style-name="T194">si le pseudo de l’auteur de l’opinion n’est pas instancié ou contient moins d’un caractère autre que des espaces.</text:span></text:p>
        </text:list-item>
        <text:list-item>
          <text:p text:style-name="P158">si l<text:span text:style-name="T195">a note est n’est pas comprise entre 0 et 5 inclus. <text:s/></text:span></text:p>
        </text:list-item>
        <text:list-item>
          <text:p text:style-name="P58"><text:span text:style-name="T71">si l</text:span><text:span text:style-name="T75">e commentaire n’est pas instancié. </text:span><text:span text:style-name="T71"><text:s/></text:span></text:p>
        </text:list-item>
      </text:list>
      <text:p text:style-name="P275"/>
      <text:p text:style-name="P275">Description(scénario)  :</text:p>
      <text:p text:style-name="P275"/>
      <text:list xml:id="list152827723683661" text:continue-list="list152827656830408" text:style-name="L28">
        <text:list-item>
          <text:p text:style-name="P102"><text:span text:style-name="T39">Instanciation d’un </text:span><text:span text:style-name="T109">Social Network</text:span></text:p>
        </text:list-item>
        <text:list-item>
          <text:p text:style-name="P102"><text:span text:style-name="T49">I</text:span><text:span text:style-name="T39">nstanciation </text:span><text:span text:style-name="T64">et ajout </text:span><text:span text:style-name="T39">d</text:span><text:span text:style-name="T69">e deux</text:span><text:span text:style-name="T39"> </text:span><text:span text:style-name="T49">membre</text:span><text:span text:style-name="T69">s</text:span><text:span text:style-name="T64"> dans le réseau social.</text:span></text:p>
        </text:list-item>
        <text:list-item>
          <text:p text:style-name="P111"><text:span text:style-name="T64">I</text:span><text:span text:style-name="T39">nstanciation et ajout d’un film</text:span></text:p>
        </text:list-item>
        <text:list-item>
          <text:p text:style-name="P111"><text:span text:style-name="T39">Instanciation et ajout d’une </text:span><text:span text:style-name="T70">opinion</text:span><text:span text:style-name="T39"> sur le film </text:span><text:span text:style-name="T70">par le 1</text:span><text:span text:style-name="T11">er</text:span><text:span text:style-name="T70"> membre.</text:span><text:span text:style-name="T39"> </text:span></text:p>
        </text:list-item>
        <text:list-item>
          <text:p text:style-name="P112"><text:span text:style-name="T64">I</text:span><text:span text:style-name="T39">nstanciation et ajout d’un </text:span><text:span text:style-name="T70">book</text:span></text:p>
        </text:list-item>
        <text:list-item>
          <text:p text:style-name="P116">Instanciation et ajout d’une opinion sur le book par le 1er membre.</text:p>
          <text:p text:style-name="P113"><text:span text:style-name="T61"/></text:p>
        </text:list-item>
        <text:list-item>
          <text:p text:style-name="P113"><text:span text:style-name="T61">13</text:span><text:span text:style-name="T61">.</text:span><text:span text:style-name="T39">1 <text:s text:c="2"/>Utilisation de </text:span><text:span text:style-name="T119">reviewOpinion </text:span><text:span text:style-name="T62">avec en paramètre un titre non instancié.</text:span><text:span text:style-name="T39"> </text:span></text:p>
        </text:list-item>
        <text:list-item>
          <text:p text:style-name="P36">13.<text:span text:style-name="T161">1</text:span>. <text:s/>Utilisation de <text:span text:style-name="T119">reviewOpinion</text:span> avec <text:span text:style-name="T162">en paramètre un</text:span> <text:span text:style-name="T162">pseudo non instancié. </text:span></text:p>
        </text:list-item>
        <text:list-item>
          <text:p text:style-name="P43">13.2. <text:s/>Utilisation de <text:span text:style-name="T119">reviewOpinion</text:span> avec en paramètre un pseudo contenant que des espaces. </text:p>
        </text:list-item>
        <text:list-item>
          <text:p text:style-name="P43">13.<text:span text:style-name="T161">3</text:span>. <text:s/>Utilisation de <text:span text:style-name="T119">reviewOpinion</text:span> avec en paramètre un mot de passe non instancié. </text:p>
        </text:list-item>
        <text:list-item>
          <text:p text:style-name="P43">13.<text:span text:style-name="T161">4</text:span>. <text:s/>Utilisation de <text:span text:style-name="T119">reviewOpinion</text:span> avec en paramètre un mot de passe de moins de 4 caractères.</text:p>
        </text:list-item>
        <text:list-item>
          <text:p text:style-name="P43">13.<text:span text:style-name="T161">5</text:span>. <text:s/>Utilisation de <text:span text:style-name="T119">reviewOpinion</text:span> avec en paramètre un titre non instancié. </text:p>
        </text:list-item>
        <text:list-item>
          <text:p text:style-name="P96">13.6. <text:s/><text:span text:style-name="T162">Utilisation de </text:span><text:span text:style-name="T119">reviewOpinion</text:span><text:span text:style-name="T162"> avec en paramètre un </text:span>titre ne<text:span text:style-name="T162"> contenant que des espaces.</text:span></text:p>
        </text:list-item>
        <text:list-item>
          <text:p text:style-name="P37"><text:span text:style-name="T196">13.7. <text:s/></text:span>Utilisation de <text:span text:style-name="T119">reviewOpinion</text:span> avec <text:span text:style-name="T162">en paramètre un </text:span><text:span text:style-name="T46">pseudo d’auteur de l’opinion </text:span><text:span text:style-name="T162">non instancié.</text:span></text:p>
        </text:list-item>
        <text:list-item>
          <text:p text:style-name="P118">13.8. <text:s/>Utilisation <text:span text:style-name="T69">de </text:span><text:span text:style-name="T119">reviewOpinion </text:span><text:span text:style-name="T62">avec en paramètre </text:span><text:span text:style-name="T59">un </text:span><text:span text:style-name="T46">pseudo d’auteur de l’opinion </text:span><text:span text:style-name="T59">contenant que des espaces.</text:span></text:p>
        </text:list-item>
        <text:list-item>
          <text:p text:style-name="P119"><text:span text:style-name="T72">13</text:span><text:span text:style-name="T72">.9 <text:s/></text:span><text:span text:style-name="T59">Utilisation </text:span><text:span text:style-name="T69">de </text:span><text:span text:style-name="T119">reviewOpinion </text:span><text:span text:style-name="T62">avec en paramètre </text:span><text:span text:style-name="T59">u</text:span><text:span text:style-name="T73">ne note négative. </text:span></text:p>
        </text:list-item>
        <text:list-item>
          <text:p text:style-name="P120"><text:span text:style-name="T73">13</text:span><text:span text:style-name="T73">.</text:span><text:span text:style-name="T39">10. </text:span><text:span text:style-name="T59">Utilisation de </text:span><text:span text:style-name="T119">reviewOpinion</text:span><text:span text:style-name="T59"> avec en paramètre </text:span><text:span text:style-name="T39">un commentaire non </text:span><text:span text:style-name="T74">instancié.</text:span><text:span text:style-name="T39"> </text:span></text:p>
        </text:list-item>
      </text:list>
      <text:p text:style-name="P275"/>
      <text:p text:style-name="P275">Résultats attendus :</text:p>
      <text:p text:style-name="P275"/>
      <text:p text:style-name="P121">Dans les 10 <text:span text:style-name="T198">cas </text:span>d’utilisation de <text:span text:style-name="T119">reviewOpinion</text:span>, l’exception BadEntryException doit être levée. </text:p>
      <text:p text:style-name="P121"/>
      <text:p text:style-name="P124"><text:span text:style-name="T197">De plus après levée de l’exception </text:span><text:span text:style-name="T120">BadEntryException</text:span><text:span text:style-name="T197"> lors de l’utilisation de </text:span><text:span text:style-name="T119">reviewOpinion</text:span><text:span text:style-name="T197">, aucune review ne doit être ajoutée au commentaire et aucun compteurs ne doit être incrémenté. </text:span></text:p>
      <text:p text:style-name="P275"/>
      <text:p text:style-name="P275">Résultats observés :</text:p>
      <text:p text:style-name="P309"/>
      <text:p text:style-name="P276"><text:span text:style-name="T6">L’exception </text:span><text:span text:style-name="T133">BadEntryException </text:span><text:span text:style-name="T156">est correctement levée dans les cas attendus. </text:span><text:span text:style-name="T157">Auxquels cas a</text:span><text:span text:style-name="T156">ucun</text:span><text:span text:style-name="T157">e évaluation</text:span><text:span text:style-name="T156"> n’est ajouté</text:span><text:span text:style-name="T157">e</text:span><text:span text:style-name="T156">.</text:span></text:p>
      <text:p text:style-name="P276"><text:span text:style-name="T158"/></text:p>
      <text:p text:style-name="P276"><text:span text:style-name="T158"/></text:p>
      <text:p text:style-name="P349"><text:soft-page-break/>Conclusion : <text:span text:style-name="T6">La méthode </text:span><text:span text:style-name="T132">reviewOpinion</text:span><text:span text:style-name="T3"> </text:span><text:span text:style-name="T6">fonctionne correctement </text:span><text:span text:style-name="T30">sur les cas d’</text:span><text:span text:style-name="T31">anomalie.</text:span><text:span text:style-name="T6"> Le test est concluant.</text:span></text:p>
      <text:p text:style-name="P275"/>
      <text:p text:style-name="P371">Fiche de test N° <text:span text:style-name="T202">14</text:span></text:p>
      <text:p text:style-name="P362"/>
      <text:p text:style-name="P277">Objectif du test : <text:span text:style-name="T21">éprouver la méthode </text:span><text:span text:style-name="T27">review</text:span><text:span text:style-name="T28">Opinion</text:span><text:span text:style-name="T21"> sur les cas de fonctionnement standard</text:span></text:p>
      <text:p text:style-name="P295"/>
      <text:list xml:id="list152827717599640" text:continue-list="list152827167071937" text:style-name="L30">
        <text:list-item>
          <text:p text:style-name="P304"><text:span text:style-name="T87">But principal : vérification de l'ajout des </text:span><text:span text:style-name="T96">r</text:span><text:span text:style-name="T95">eview</text:span><text:span text:style-name="T87">s </text:span><text:span text:style-name="T96">sur un opinion </text:span><text:span text:style-name="T87">après utilisation de </text:span><text:span text:style-name="T132">reviewOpinion</text:span><text:span text:style-name="T130"> </text:span><text:span text:style-name="T87">« avec des paramètres d’entrées corrects »</text:span></text:p>
        </text:list-item>
        <text:list-item>
          <text:p text:style-name="P166">But secondaire : </text:p>
          <text:list>
            <text:list-item>
              <text:p text:style-name="P186">vérification de la valeur retournée par <text:span text:style-name="T121"><text:s/></text:span><text:span text:style-name="T119">reviewOpinion</text:span></text:p>
            </text:list-item>
            <text:list-item>
              <text:p text:style-name="P211"><text:span text:style-name="T107">vérification de la levée de l’exception </text:span><text:span text:style-name="T141">NotItemE</text:span><text:span text:style-name="T140">xception </text:span><text:span text:style-name="T107">par la méthode </text:span><text:span text:style-name="T132">reviewOpinion</text:span><text:span text:style-name="T140"> </text:span><text:span text:style-name="T107">pour tous les cas prévus dans </text:span><text:span text:style-name="T131">l’API.</text:span></text:p>
            </text:list-item>
            <text:list-item>
              <text:p text:style-name="P48"><text:span text:style-name="T42">vérification </text:span><text:span text:style-name="T43">de la levée d’exception </text:span><text:span text:style-name="T112">NotMemberException </text:span><text:span text:style-name="T154">par la méthode</text:span><text:span text:style-name="T150"> </text:span><text:span text:style-name="T123">reviewOpinion</text:span><text:span text:style-name="T109"> </text:span><text:span text:style-name="T154">pour tous les cas prévus dans</text:span><text:span text:style-name="T112"> l’API.</text:span></text:p>
            </text:list-item>
            <text:list-item>
              <text:p text:style-name="P48"><text:span text:style-name="T42">vérification </text:span><text:span text:style-name="T43">de la levée d’exception </text:span><text:span text:style-name="T112">Not</text:span><text:span text:style-name="T127">Review</text:span><text:span text:style-name="T112">Exception </text:span><text:span text:style-name="T154">par la méthode</text:span><text:span text:style-name="T150"> </text:span><text:span text:style-name="T123">reviewOpinion</text:span><text:span text:style-name="T112"> </text:span><text:span text:style-name="T154">pour tous les cas prévus dans</text:span><text:span text:style-name="T112"> l’API.</text:span></text:p>
            </text:list-item>
          </text:list>
        </text:list-item>
      </text:list>
      <text:p text:style-name="P51"><text:span text:style-name="T112"/></text:p>
      <text:p text:style-name="P278">Description(scénario)  :</text:p>
      <text:p text:style-name="P279"/>
      <text:list xml:id="list152827222946360" text:continue-list="list152827723683661" text:style-name="L28">
        <text:list-item>
          <text:p text:style-name="P103"><text:span text:style-name="T39">Instanciation d’un </text:span><text:span text:style-name="T109">Social Network</text:span></text:p>
        </text:list-item>
        <text:list-item>
          <text:p text:style-name="P103"><text:span text:style-name="T49">I</text:span><text:span text:style-name="T39">nstanciation </text:span><text:span text:style-name="T64">et ajout </text:span><text:span text:style-name="T39">d</text:span><text:span text:style-name="T69">e deux</text:span><text:span text:style-name="T39"> </text:span><text:span text:style-name="T49">membre</text:span><text:span text:style-name="T69">s</text:span><text:span text:style-name="T64"> dans le réseau social.</text:span></text:p>
        </text:list-item>
        <text:list-item>
          <text:p text:style-name="P114"><text:span text:style-name="T64">I</text:span><text:span text:style-name="T39">nstanciation et ajout d’un film</text:span></text:p>
        </text:list-item>
        <text:list-item>
          <text:p text:style-name="P114"><text:span text:style-name="T39">Instanciation et ajout d’une </text:span><text:span text:style-name="T70">opinion</text:span><text:span text:style-name="T39"> sur le film </text:span><text:span text:style-name="T70">par le 1</text:span><text:span text:style-name="T11">er</text:span><text:span text:style-name="T70"> membre.</text:span><text:span text:style-name="T39"> </text:span></text:p>
        </text:list-item>
        <text:list-item>
          <text:p text:style-name="P114"><text:span text:style-name="T64">I</text:span><text:span text:style-name="T39">nstanciation et ajout d’un </text:span><text:span text:style-name="T70">book</text:span></text:p>
        </text:list-item>
        <text:list-item>
          <text:p text:style-name="P117"><text:span text:style-name="T43">Instanciation et ajout d’une opinion sur le book par le 1er membre.</text:span></text:p>
          <text:p text:style-name="P117"><text:span text:style-name="T43"/></text:p>
        </text:list-item>
        <text:list-item>
          <text:p text:style-name="P115"><text:span text:style-name="T61">14</text:span><text:span text:style-name="T61">.</text:span><text:span text:style-name="T43">1 <text:s text:c="2"/>Utilisation de </text:span><text:span text:style-name="T119">reviewOpinion </text:span><text:span text:style-name="T78">pour </text:span><text:span text:style-name="T80">l</text:span><text:span text:style-name="T78">'ajout de plusieurs </text:span><text:span text:style-name="T79">reviews</text:span><text:span text:style-name="T78"> « avec paramètres</text:span></text:p>
          <text:p text:style-name="P189"><text:span text:style-name="T203">d'entrées corrects »</text:span></text:p>
        </text:list-item>
        <text:list-item>
          <text:p text:style-name="P192"><text:span text:style-name="T203">14</text:span>.2 <text:s/><text:span text:style-name="T203">Utilisation de </text:span><text:span text:style-name="T119">reviewOpinion </text:span>avec en <text:span text:style-name="T204">paramètre un login non existant. </text:span></text:p>
        </text:list-item>
        <text:list-item>
          <text:p text:style-name="P193"><text:span text:style-name="T203">14</text:span>.<text:span text:style-name="T205">3</text:span> <text:s/><text:span text:style-name="T203">Utilisation de </text:span><text:span text:style-name="T119">reviewOpinion </text:span>avec en <text:span text:style-name="T204">paramètre un mot de passe incorrect. </text:span></text:p>
        </text:list-item>
        <text:list-item>
          <text:p text:style-name="P194">14.4 <text:span text:style-name="T203"><text:s/>Utilisation de </text:span><text:span text:style-name="T119">reviewOpinion </text:span><text:span text:style-name="T203">avec en paramètre un login </text:span>d’auteur d’opinion <text:span text:style-name="T203">non existant.</text:span></text:p>
        </text:list-item>
        <text:list-item>
          <text:p text:style-name="P195">14.<text:span text:style-name="T206">5 <text:s/>Utilisation de </text:span><text:span text:style-name="T119">reviewOpinion </text:span><text:span text:style-name="T203">avec en paramètre un titre d’item non existant. </text:span></text:p>
        </text:list-item>
        <text:list-item>
          <text:p text:style-name="P196">14.6 <text:s/><text:span text:style-name="T206">Utilisation de </text:span><text:span text:style-name="T119">reviewOpinion </text:span><text:span text:style-name="T203">avec en paramètre </text:span>un film où un auteur d’opinion n’a pas de commentaire existant. </text:p>
        </text:list-item>
        <text:list-item>
          <text:p text:style-name="P198">14.7 <text:s/><text:span text:style-name="T206">Utilisation de </text:span><text:span text:style-name="T119">reviewOpinion </text:span><text:span text:style-name="T203">avec </text:span>un pseudo d’utilisateur et un pseudo d’auteur d’opinion identiques. </text:p>
        </text:list-item>
      </text:list>
      <text:p text:style-name="P197"/>
      <text:p text:style-name="P203">Résultats attendus :</text:p>
      <text:p text:style-name="P203"/>
      <text:p text:style-name="P127"><text:span text:style-name="T39">L’ajo</text:span><text:span text:style-name="T82">ut de reviews sur un opinion, dans le cas d’entrées correctes, ne doit pas renvoyer d’exception. </text:span></text:p>
      <text:p text:style-name="P128"><text:span text:style-name="T51"/></text:p>
      <text:p text:style-name="P132"><text:span text:style-name="T51">L</text:span><text:span text:style-name="T50">evée d’exception « NotMemberException » pour les utilisations 14.2, 14.3, 14.4</text:span></text:p>
      <text:p text:style-name="P132"><text:span text:style-name="T51">Levée d’exception « No</text:span><text:span text:style-name="T50">tItem</text:span><text:span text:style-name="T51">Exception » pour l’utilisation 14.</text:span><text:span text:style-name="T54">5</text:span></text:p>
      <text:p text:style-name="P133"><text:span text:style-name="T54">L</text:span><text:span text:style-name="T50">evée d’exception « NotReviewException » pour l’utilisation 14.7</text:span></text:p>
      <text:p text:style-name="P132"><text:span text:style-name="T51"/></text:p>
      <text:p text:style-name="P131"><text:span text:style-name="T51">De plus après levée de</text:span><text:span text:style-name="T52">s</text:span><text:span text:style-name="T51"> exception</text:span><text:span text:style-name="T52">s</text:span><text:span text:style-name="T51"> </text:span><text:span text:style-name="T143">NotItemE</text:span><text:span text:style-name="T144">xceptio</text:span><text:span text:style-name="T145">n, </text:span><text:span text:style-name="T124">NotMemberException, </text:span><text:span text:style-name="T126">NotReviewException</text:span><text:span text:style-name="T124"> </text:span><text:span text:style-name="T52">lo</text:span><text:span text:style-name="T51">rs de l’utilisation de </text:span><text:span text:style-name="T123">reviewOpinion</text:span><text:span text:style-name="T51">, le nombre d’</text:span><text:span text:style-name="T53">évaluations</text:span><text:span text:style-name="T51"> doit rester identique au nombre d’</text:span><text:span text:style-name="T53">évaluations</text:span><text:span text:style-name="T51"> avant utilisation de </text:span><text:span text:style-name="T123">reviewOpinion</text:span><text:span text:style-name="T51">.</text:span></text:p>
      <text:p text:style-name="P131"><text:span text:style-name="T55"/></text:p>
      <text:p text:style-name="P314"><text:span text:style-name="T8">Résultats observés : </text:span><text:span text:style-name="T7">Les évaluations sont correctement ajoutées lors de l’exécution de </text:span><text:span text:style-name="T138">reviewOpinion</text:span><text:span text:style-name="T8"> <text:s/></text:span><text:span text:style-name="T86">« avec paramètres d’entrées corrects ». </text:span><text:span text:style-name="T98">Le karma de l’auteur de l’opinion est bien </text:span><text:span text:style-name="T99">modifié</text:span><text:span text:style-name="T98">, et la moyenne des items où </text:span><text:span text:style-name="T99">celui-ci a donné son avis est bien remis à jour en conséquence</text:span><text:span text:style-name="T86">.</text:span></text:p>
      <text:p text:style-name="P314"><text:span text:style-name="T7">Les exceptions sont correctement levées dans les cas attendus. </text:span></text:p>
      <text:p text:style-name="P134"/>
      <text:p text:style-name="P347"><text:soft-page-break/><text:span text:style-name="T55">Conclusion : </text:span><text:span text:style-name="T50">La méthode </text:span><text:span text:style-name="T123">reviewOpinion</text:span><text:span text:style-name="T56"> </text:span><text:span text:style-name="T50">fonctionne correctement </text:span><text:span text:style-name="T32">sur les cas de fonctionnement standard</text:span><text:span text:style-name="T50">. Le test est conclu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OpenSymbol1" svg:font-family="OpenSymbo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4</text:page-count></text:p>
      </style:footer>
    </style:master-page>
    <style:master-page style:name="Conversion_20_1" style:display-name="Conversion 1" style:page-layout-name="Mpm2">
      <style:footer>
        <text:p text:style-name="MP2">Télécom Bretagne<text:tab/><text:page-number text:select-page="current">7</text:page-number>/<text:page-count>24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2">Télécom Bretagne</text:span><text:tab/><text:span text:style-name="MT1"><text:page-number text:select-page="current">12</text:page-number></text:span><text:span text:style-name="MT1">/</text:span><text:span text:style-name="MT1"><text:page-count>24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2">Télécom Bretagne</text:span><text:tab/><text:span text:style-name="MT1"><text:page-number text:select-page="current">13</text:page-number></text:span><text:span text:style-name="MT1">/</text:span><text:span text:style-name="MT1"><text:page-count>24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2">Télécom Bretagne</text:span><text:tab/><text:span text:style-name="MT1"><text:page-number text:select-page="current">24</text:page-number></text:span><text:span text:style-name="MT1">/</text:span><text:span text:style-name="MT1"><text:page-count>24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2">Télécom Bretagne</text:span><text:tab/><text:span text:style-name="MT1"><text:page-number text:select-page="current">16</text:page-number></text:span><text:span text:style-name="MT1">/</text:span><text:span text:style-name="MT1"><text:page-count>24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2">Télécom Bretagne</text:span><text:tab/><text:span text:style-name="MT1"><text:page-number text:select-page="current">19</text:page-number></text:span><text:span text:style-name="MT1">/</text:span><text:span text:style-name="MT1"><text:page-count>24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2">Télécom Bretagne</text:span><text:tab/><text:span text:style-name="MT1"><text:page-number text:select-page="current">22</text:page-number></text:span><text:span text:style-name="MT1">/</text:span><text:span text:style-name="MT1"><text:page-count>24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title>Fiche de Remarques</dc:title>
    <meta:initial-creator>WISCHNEWSKI</meta:initial-creator>
    <meta:creation-date>2005-01-28T16:31:00</meta:creation-date>
    <dc:date>2020-06-07T15:27:44.577000000</dc:date>
    <meta:print-date>2004-03-31T15:12:00</meta:print-date>
    <dc:language>fr-FR</dc:language>
    <meta:editing-cycles>257</meta:editing-cycles>
    <meta:editing-duration>PT7H37M22S</meta:editing-duration>
    <meta:document-statistic meta:table-count="4" meta:image-count="0" meta:object-count="0" meta:page-count="24" meta:paragraph-count="562" meta:word-count="5266" meta:character-count="33248" meta:non-whitespace-character-count="28467"/>
    <meta:user-defined meta:name="Info 1"/>
    <meta:user-defined meta:name="Info 2"/>
    <meta:user-defined meta:name="Info 3"/>
    <meta:user-defined meta:name="Info 4"/>
  </office:meta>
</office:document-meta>
</file>